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pt"/>
    </style:style>
    <style:style style:name="co2" style:family="table-column">
      <style:table-column-properties fo:break-before="auto" style:column-width="250.55pt"/>
    </style:style>
    <style:style style:name="co3" style:family="table-column">
      <style:table-column-properties fo:break-before="auto" style:column-width="349.65pt"/>
    </style:style>
    <style:style style:name="co4" style:family="table-column">
      <style:table-column-properties fo:break-before="auto" style:column-width="63.44pt"/>
    </style:style>
    <style:style style:name="co5" style:family="table-column">
      <style:table-column-properties fo:break-before="auto" style:column-width="133.2pt"/>
    </style:style>
    <style:style style:name="co6" style:family="table-column">
      <style:table-column-properties fo:break-before="auto" style:column-width="105.45pt"/>
    </style:style>
    <style:style style:name="co7" style:family="table-column">
      <style:table-column-properties fo:break-before="auto" style:column-width="62.65pt"/>
    </style:style>
    <style:style style:name="co8" style:family="table-column">
      <style:table-column-properties fo:break-before="auto" style:column-width="59.44pt"/>
    </style:style>
    <style:style style:name="co9" style:family="table-column">
      <style:table-column-properties fo:break-before="auto" style:column-width="54.71pt"/>
    </style:style>
    <style:style style:name="co10" style:family="table-column">
      <style:table-column-properties fo:break-before="auto" style:column-width="128.44pt"/>
    </style:style>
    <style:style style:name="co11" style:family="table-column">
      <style:table-column-properties fo:break-before="auto" style:column-width="113.41pt"/>
    </style:style>
    <style:style style:name="co12" style:family="table-column">
      <style:table-column-properties fo:break-before="auto" style:column-width="42.8pt"/>
    </style:style>
    <style:style style:name="co13" style:family="table-column">
      <style:table-column-properties fo:break-before="auto" style:column-width="51.56pt"/>
    </style:style>
    <style:style style:name="co14" style:family="table-column">
      <style:table-column-properties fo:break-before="auto" style:column-width="88.81pt"/>
    </style:style>
    <style:style style:name="co15" style:family="table-column">
      <style:table-column-properties fo:break-before="auto" style:column-width="53.09pt"/>
    </style:style>
    <style:style style:name="co16" style:family="table-column">
      <style:table-column-properties fo:break-before="auto" style:column-width="44.39pt"/>
    </style:style>
    <style:style style:name="co17" style:family="table-column">
      <style:table-column-properties fo:break-before="auto" style:column-width="57.0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50.74pt"/>
    </style:style>
    <style:style style:name="co20" style:family="table-column">
      <style:table-column-properties fo:break-before="auto" style:column-width="111.8pt"/>
    </style:style>
    <style:style style:name="co21" style:family="table-column">
      <style:table-column-properties fo:break-before="auto" style:column-width="43.06pt"/>
    </style:style>
    <style:style style:name="co22" style:family="table-column">
      <style:table-column-properties fo:break-before="auto" style:column-width="34.1pt"/>
    </style:style>
    <style:style style:name="co23" style:family="table-column">
      <style:table-column-properties fo:break-before="auto" style:column-width="49.8pt"/>
    </style:style>
    <style:style style:name="co24" style:family="table-column">
      <style:table-column-properties fo:break-before="auto" style:column-width="357.9pt"/>
    </style:style>
    <style:style style:name="co25" style:family="table-column">
      <style:table-column-properties fo:break-before="auto" style:column-width="56.3pt"/>
    </style:style>
    <style:style style:name="co26" style:family="table-column">
      <style:table-column-properties fo:break-before="auto" style:column-width="601pt"/>
    </style:style>
    <style:style style:name="co27" style:family="table-column">
      <style:table-column-properties fo:break-before="auto" style:column-width="315.5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PageStyle_5f_Power">
      <style:table-properties table:display="true" style:writing-mode="lr-tb"/>
    </style:style>
    <style:style style:name="ta2" style:family="table" style:master-page-name="PageStyle_5f_Power_5f_extra">
      <style:table-properties table:display="true" style:writing-mode="lr-tb"/>
    </style:style>
    <style:style style:name="ta3" style:family="table" style:master-page-name="PageStyle_5f_Randomization">
      <style:table-properties table:display="true" style:writing-mode="lr-tb"/>
    </style:style>
    <style:style style:name="ta4" style:family="table" style:master-page-name="PageStyle_5f_App">
      <style:table-properties table:display="true" style:writing-mode="lr-tb"/>
    </style:style>
    <style:style style:name="ta5" style:family="table" style:master-page-name="PageStyle_5f_Deployment">
      <style:table-properties table:display="true" style:writing-mode="lr-tb"/>
    </style:style>
    <style:style style:name="ta6" style:family="table" style:master-page-name="PageStyle_5f_Marketing">
      <style:table-properties table:display="true" style:writing-mode="lr-tb"/>
    </style:style>
    <style:style style:name="ta7" style:family="table" style:master-page-name="PageStyle_5f_Misc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2" style:family="table-cell" style:parent-style-name="Default">
      <style:table-cell-properties fo:border-bottom="1.76pt solid #21212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0.74pt solid #212121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12121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none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2" style:family="table-cell" style:parent-style-name="Excel_5f_BuiltIn_5f_Percent">
      <style:table-cell-properties style:glyph-orientation-vertical="0" fo:border-bottom="1.76pt solid #21212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12121" style:diagonal-bl-tr="none" style:diagonal-tl-br="none" fo:background-color="transparent" fo:border-left="1.76pt solid #212121" fo:padding="2.01pt" fo:border-right="none" style:rotation-align="none" fo:border-top="1.76pt solid #21212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212121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212121" style:diagonal-bl-tr="none" style:diagonal-tl-br="none" fo:background-color="transparent" fo:border-left="1.76pt solid #212121" fo:padding="2.01pt" fo:border-right="none" style:rotation-align="none" fo:border-top="none"/>
    </style:style>
    <style:style style:name="ce17" style:family="table-cell" style:parent-style-name="Default">
      <style:table-cell-properties fo:border-bottom="1.76pt solid #212121" style:diagonal-bl-tr="none" style:diagonal-tl-br="none" fo:background-color="transparent" fo:border-left="1.76pt solid #212121" fo:padding="2.01pt" fo:border-right="none" style:rotation-align="none" fo:border-top="0.74pt solid #21212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fo:background-color="transparent" fo:border="none" fo:padding="2.01pt" style:rotation-align="none"/>
    </style:style>
    <style:style style:name="ce19" style:family="table-cell" style:parent-style-name="Default">
      <style:table-cell-properties fo:border-bottom="0.74pt solid #212121" style:diagonal-bl-tr="none" style:diagonal-tl-br="none" fo:background-color="transparent" fo:border-left="none" fo:padding="2.01pt" fo:border-right="none" style:rotation-align="none" fo:border-top="1.76pt solid #21212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11">
      <style:table-cell-properties style:diagonal-bl-tr="none" style:diagonal-tl-br="none" fo:background-color="transparent" fo:border="none" fo:padding="2.01pt" style:rotation-align="none"/>
    </style:style>
    <style:style style:name="ce24" style:family="table-cell" style:parent-style-name="Default">
      <style:table-cell-properties fo:border-bottom="0.74pt solid #212121" style:diagonal-bl-tr="none" style:diagonal-tl-br="none" fo:background-color="transparent" fo:border-left="none" fo:padding="2.01pt" fo:border-right="none" style:rotation-align="none" fo:border-top="none"/>
    </style:style>
    <style:style style:name="ce25" style:family="table-cell" style:parent-style-name="Default">
      <style:table-cell-properties fo:border-bottom="1.76pt solid #212121" style:diagonal-bl-tr="none" style:diagonal-tl-br="none" fo:background-color="transparent" fo:border-left="none" fo:padding="2.01pt" fo:border-right="none" style:rotation-align="none" fo:border-top="0.74pt solid #212121"/>
    </style:style>
    <style:style style:name="ce2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Percent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5f_BuiltIn_5f_Percent">
      <style:table-cell-properties style:glyph-orientation-vertical="0" fo:border-bottom="1.76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212121" style:diagonal-bl-tr="none" style:diagonal-tl-br="none" fo:background-color="transparent" fo:border-left="none" fo:padding="2.01pt" fo:border-right="1.76pt solid #212121" style:rotation-align="none" fo:border-top="1.76pt solid #21212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2.01pt" fo:border-right="1.76pt solid #212121" style:rotation-align="none" fo:border-top="none"/>
    </style:style>
    <style:style style:name="ce31" style:family="table-cell" style:parent-style-name="Default">
      <style:table-cell-properties fo:border-bottom="0.74pt solid #212121" style:diagonal-bl-tr="none" style:diagonal-tl-br="none" fo:background-color="transparent" fo:border-left="none" fo:padding="2.01pt" fo:border-right="1.76pt solid #212121" style:rotation-align="none" fo:border-top="none"/>
    </style:style>
    <style:style style:name="ce32" style:family="table-cell" style:parent-style-name="Default">
      <style:table-cell-properties fo:border-bottom="1.76pt solid #212121" style:diagonal-bl-tr="none" style:diagonal-tl-br="none" fo:background-color="transparent" fo:border-left="none" fo:padding="2.01pt" fo:border-right="1.76pt solid #212121" style:rotation-align="none" fo:border-top="0.74pt solid #212121"/>
    </style:style>
    <style:style style:name="ce33" style:family="table-cell" style:parent-style-name="Default">
      <style:table-cell-properties fo:border-bottom="0.74pt solid #21212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fo:wrap-option="wrap" fo:padding="2.01pt"/>
    </style:style>
    <style:style style:name="ce36" style:family="table-cell" style:parent-style-name="Normal_20_2">
      <style:table-cell-properties fo:padding="2.0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0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6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0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Source Han Sans CN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ow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7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11"/>
        <table:table-column table:style-name="co14" table:default-cell-style-name="ce7"/>
        <table:table-column table:style-name="co15" table:default-cell-style-name="ce9"/>
        <table:table-column table:style-name="co16" table:default-cell-style-name="ce9"/>
        <table:table-column table:style-name="co17" table:default-cell-style-name="ce11"/>
        <table:table-column table:style-name="co17" table:number-columns-repeated="2" table:default-cell-style-name="ce9"/>
        <table:table-column table:style-name="co18" table:default-cell-style-name="ce13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19" table:number-columns-repeated="230" table:default-cell-style-name="ce1"/>
        <table:table-column table:style-name="co19" table:number-columns-repeated="767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Development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Tests</text:p>
          </table:table-cell>
          <table:covered-table-cell table:style-name="ce5"/>
          <table:table-cell table:style-name="ce5" office:value-type="string" calcext:value-type="string" table:number-columns-spanned="6" table:number-rows-spanned="1">
            <text:p>App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mplete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1">
            <text:p>By Calculator Progress</text:p>
          </table:table-cell>
          <table:covered-table-cell table:number-columns-repeated="2" table:style-name="ce5"/>
          <table:table-cell/>
          <table:table-cell table:style-name="ce8" office:value-type="string" calcext:value-type="string" table:number-columns-spanned="6" table:number-rows-spanned="1">
            <text:p>By Section Progress</text:p>
          </table:table-cell>
          <table:covered-table-cell table:number-columns-repeated="5" table:style-name="ce8"/>
          <table:table-cell table:number-columns-repeated="996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Calculates</text:p>
          </table:table-cell>
          <table:table-cell table:style-name="ce6" office:value-type="string" calcext:value-type="string">
            <text:p>Coded</text:p>
          </table:table-cell>
          <table:table-cell table:style-name="ce8" office:value-type="string" calcext:value-type="string">
            <text:p>Arguments Checked</text:p>
          </table:table-cell>
          <table:table-cell table:style-name="ce10" office:value-type="string" calcext:value-type="string">
            <text:p>Docstring Written</text:p>
          </table:table-cell>
          <table:table-cell table:style-name="ce6" office:value-type="string" calcext:value-type="string">
            <text:p>Written</text:p>
          </table:table-cell>
          <table:table-cell table:style-name="ce10" office:value-type="string" calcext:value-type="string">
            <text:p>Passed</text:p>
          </table:table-cell>
          <table:table-cell table:style-name="ce6" office:value-type="string" calcext:value-type="string">
            <text:p>Form</text:p>
          </table:table-cell>
          <table:table-cell table:style-name="ce8" office:value-type="string" calcext:value-type="string">
            <text:p>Backend</text:p>
          </table:table-cell>
          <table:table-cell table:style-name="ce8" office:value-type="string" calcext:value-type="string">
            <text:p>Arguments Explained</text:p>
          </table:table-cell>
          <table:table-cell table:style-name="ce8" office:value-type="string" calcext:value-type="string">
            <text:p>Calculator Explain</text:p>
          </table:table-cell>
          <table:table-cell table:style-name="ce8" office:value-type="string" calcext:value-type="string">
            <text:p>Docs</text:p>
          </table:table-cell>
          <table:table-cell table:style-name="ce10" office:value-type="string" calcext:value-type="string">
            <text:p>Tested</text:p>
          </table:table-cell>
          <table:table-cell table:style-name="ce6" office:value-type="string" calcext:value-type="string">
            <text:p>Development</text:p>
          </table:table-cell>
          <table:table-cell table:style-name="ce8" office:value-type="string" calcext:value-type="string">
            <text:p>Tests</text:p>
          </table:table-cell>
          <table:table-cell table:style-name="ce8" office:value-type="string" calcext:value-type="string">
            <text:p>App</text:p>
          </table:table-cell>
          <table:table-cell table:style-name="ce10" office:value-type="string" calcext:value-type="string">
            <text:p>Overall</text:p>
          </table:table-cell>
          <table:table-cell table:style-name="ce6" office:value-type="string" calcext:value-type="string">
            <text:p>Competed</text:p>
          </table:table-cell>
          <table:table-cell table:style-name="ce8" office:value-type="string" calcext:value-type="string">
            <text:p>Remaining</text:p>
          </table:table-cell>
          <table:table-cell table:style-name="ce12" office:value-type="string" calcext:value-type="string">
            <text:p>Percent Complete</text:p>
          </table:table-cell>
          <table:table-cell/>
          <table:table-cell table:style-name="ce14" office:value-type="string" calcext:value-type="string">
            <text:p>Section</text:p>
          </table:table-cell>
          <table:table-cell table:style-name="ce19" office:value-type="string" calcext:value-type="string">
            <text:p>Task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Percent Complete</text:p>
          </table:table-cell>
          <table:table-cell table:style-name="ce29"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al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$C3]);&quot;&quot;;IF(AND([.D3]=&quot;Y&quot;;[.E3]=&quot;Y&quot;;[.F3]=&quot;Y&quot;);&quot;Y&quot;;&quot;N&quot;))" office:value-type="string" office:string-value="Y" calcext:value-type="string">
            <text:p>Y</text:p>
          </table:table-cell>
          <table:table-cell table:formula="of:=IF(ISBLANK([.C3]);&quot;&quot;;IF(AND([.G3]=&quot;Y&quot;;[.H3]=&quot;Y&quot;);&quot;Y&quot;;&quot;N&quot;))" office:value-type="string" office:string-value="Y" calcext:value-type="string">
            <text:p>Y</text:p>
          </table:table-cell>
          <table:table-cell table:formula="of:=IF(ISBLANK([.C3]);&quot;&quot;;IF(AND([.I3]=&quot;Y&quot;;[.K3]=&quot;Y&quot;;[.L3]=&quot;Y&quot;;[.M3]=&quot;Y&quot;;[.N3]=&quot;Y&quot;);&quot;Y&quot;;&quot;N&quot;))" office:value-type="string" office:string-value="N" calcext:value-type="string">
            <text:p>N</text:p>
          </table:table-cell>
          <table:table-cell table:formula="of:=IF(ISBLANK([.C3]);&quot;&quot;;IF(AND([.O3]=&quot;Y&quot;;[.P3]=&quot;Y&quot;;[.Q3]=&quot;Y&quot;);&quot;Y&quot;;&quot;N&quot;))" office:value-type="string" office:string-value="N" calcext:value-type="string">
            <text:p>N</text:p>
          </table:table-cell>
          <table:table-cell table:formula="of:=COUNTIF([.D3:.H3];[.$Y$2])" office:value-type="float" office:value="5" calcext:value-type="float">
            <text:p>5</text:p>
          </table:table-cell>
          <table:table-cell table:formula="of:=COUNTIF([.D3:.H3];[.$Z$2])" office:value-type="float" office:value="0" calcext:value-type="float">
            <text:p>0</text:p>
          </table:table-cell>
          <table:table-cell table:formula="of:=[.S3]/([.S3]+[.T3])" office:value-type="percentage" office:value="1" calcext:value-type="percentage">
            <text:p>100%</text:p>
          </table:table-cell>
          <table:table-cell/>
          <table:table-cell table:style-name="ce15" office:value-type="string" calcext:value-type="string">
            <text:p>Development</text:p>
          </table:table-cell>
          <table:table-cell table:style-name="ce20" office:value-type="string" calcext:value-type="string">
            <text:p>Coded</text:p>
          </table:table-cell>
          <table:table-cell table:formula="of:=COUNTIF([.$D$1:.$D$1048576];[.Y$2])" office:value-type="float" office:value="89" calcext:value-type="float">
            <text:p>89</text:p>
          </table:table-cell>
          <table:table-cell table:formula="of:=COUNTIF([.$D$1:.$D$1048576];[.Z$2])" office:value-type="float" office:value="39" calcext:value-type="float">
            <text:p>39</text:p>
          </table:table-cell>
          <table:table-cell table:style-name="ce26" table:formula="of:=[.Y3]/[.AB3]" office:value-type="percentage" office:value="0.6953125" calcext:value-type="percentage">
            <text:p>70%</text:p>
          </table:table-cell>
          <table:table-cell table:style-name="ce30" table:formula="of:=[.Z3]+[.Y3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al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]);&quot;&quot;;IF(AND([.D4]=&quot;Y&quot;;[.E4]=&quot;Y&quot;;[.F4]=&quot;Y&quot;);&quot;Y&quot;;&quot;N&quot;))" office:value-type="string" office:string-value="Y" calcext:value-type="string">
            <text:p>Y</text:p>
          </table:table-cell>
          <table:table-cell table:formula="of:=IF(ISBLANK([.C4]);&quot;&quot;;IF(AND([.G4]=&quot;Y&quot;;[.H4]=&quot;Y&quot;);&quot;Y&quot;;&quot;N&quot;))" office:value-type="string" office:string-value="Y" calcext:value-type="string">
            <text:p>Y</text:p>
          </table:table-cell>
          <table:table-cell table:formula="of:=IF(ISBLANK([.C4]);&quot;&quot;;IF(AND([.I4]=&quot;Y&quot;;[.K4]=&quot;Y&quot;;[.L4]=&quot;Y&quot;;[.M4]=&quot;Y&quot;;[.N4]=&quot;Y&quot;);&quot;Y&quot;;&quot;N&quot;))" office:value-type="string" office:string-value="N" calcext:value-type="string">
            <text:p>N</text:p>
          </table:table-cell>
          <table:table-cell table:formula="of:=IF(ISBLANK([.C4]);&quot;&quot;;IF(AND([.O4]=&quot;Y&quot;;[.P4]=&quot;Y&quot;;[.Q4]=&quot;Y&quot;);&quot;Y&quot;;&quot;N&quot;))" office:value-type="string" office:string-value="N" calcext:value-type="string">
            <text:p>N</text:p>
          </table:table-cell>
          <table:table-cell table:formula="of:=COUNTIF([.D4:.H4];[.$Y$2])" office:value-type="float" office:value="5" calcext:value-type="float">
            <text:p>5</text:p>
          </table:table-cell>
          <table:table-cell table:formula="of:=COUNTIF([.D4:.H4];[.$Z$2])" office:value-type="float" office:value="0" calcext:value-type="float">
            <text:p>0</text:p>
          </table:table-cell>
          <table:table-cell table:formula="of:=[.S4]/([.S4]+[.T4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Arguments Checked</text:p>
          </table:table-cell>
          <table:table-cell table:formula="of:=COUNTIF([.$E$1:.$E$1048576];[.Y$2])" office:value-type="float" office:value="89" calcext:value-type="float">
            <text:p>89</text:p>
          </table:table-cell>
          <table:table-cell table:formula="of:=COUNTIF([.$E$1:.$E$1048576];[.Z$2])" office:value-type="float" office:value="39" calcext:value-type="float">
            <text:p>39</text:p>
          </table:table-cell>
          <table:table-cell table:style-name="ce26" table:formula="of:=[.Y4]/[.AB4]" office:value-type="percentage" office:value="0.6953125" calcext:value-type="percentage">
            <text:p>70%</text:p>
          </table:table-cell>
          <table:table-cell table:style-name="ce30" table:formula="of:=[.Z4]+[.Y4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Superior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]);&quot;&quot;;IF(AND([.D5]=&quot;Y&quot;;[.E5]=&quot;Y&quot;;[.F5]=&quot;Y&quot;);&quot;Y&quot;;&quot;N&quot;))" office:value-type="string" office:string-value="Y" calcext:value-type="string">
            <text:p>Y</text:p>
          </table:table-cell>
          <table:table-cell table:formula="of:=IF(ISBLANK([.C5]);&quot;&quot;;IF(AND([.G5]=&quot;Y&quot;;[.H5]=&quot;Y&quot;);&quot;Y&quot;;&quot;N&quot;))" office:value-type="string" office:string-value="Y" calcext:value-type="string">
            <text:p>Y</text:p>
          </table:table-cell>
          <table:table-cell table:formula="of:=IF(ISBLANK([.C5]);&quot;&quot;;IF(AND([.I5]=&quot;Y&quot;;[.K5]=&quot;Y&quot;;[.L5]=&quot;Y&quot;;[.M5]=&quot;Y&quot;;[.N5]=&quot;Y&quot;);&quot;Y&quot;;&quot;N&quot;))" office:value-type="string" office:string-value="N" calcext:value-type="string">
            <text:p>N</text:p>
          </table:table-cell>
          <table:table-cell table:formula="of:=IF(ISBLANK([.C5]);&quot;&quot;;IF(AND([.O5]=&quot;Y&quot;;[.P5]=&quot;Y&quot;;[.Q5]=&quot;Y&quot;);&quot;Y&quot;;&quot;N&quot;))" office:value-type="string" office:string-value="N" calcext:value-type="string">
            <text:p>N</text:p>
          </table:table-cell>
          <table:table-cell table:formula="of:=COUNTIF([.D5:.H5];[.$Y$2])" office:value-type="float" office:value="5" calcext:value-type="float">
            <text:p>5</text:p>
          </table:table-cell>
          <table:table-cell table:formula="of:=COUNTIF([.D5:.H5];[.$Z$2])" office:value-type="float" office:value="0" calcext:value-type="float">
            <text:p>0</text:p>
          </table:table-cell>
          <table:table-cell table:formula="of:=[.S5]/([.S5]+[.T5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Docstring Written</text:p>
          </table:table-cell>
          <table:table-cell table:formula="of:=COUNTIF([.$F$1:.$F$1048576];[.Y$2])" office:value-type="float" office:value="86" calcext:value-type="float">
            <text:p>86</text:p>
          </table:table-cell>
          <table:table-cell table:formula="of:=COUNTIF([.$F$1:.$F$1048576];[.Z$2])" office:value-type="float" office:value="42" calcext:value-type="float">
            <text:p>42</text:p>
          </table:table-cell>
          <table:table-cell table:style-name="ce26" table:formula="of:=[.Y5]/[.AB5]" office:value-type="percentage" office:value="0.671875" calcext:value-type="percentage">
            <text:p>67%</text:p>
          </table:table-cell>
          <table:table-cell table:style-name="ce30" table:formula="of:=[.Z5]+[.Y5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Superior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]);&quot;&quot;;IF(AND([.D6]=&quot;Y&quot;;[.E6]=&quot;Y&quot;;[.F6]=&quot;Y&quot;);&quot;Y&quot;;&quot;N&quot;))" office:value-type="string" office:string-value="Y" calcext:value-type="string">
            <text:p>Y</text:p>
          </table:table-cell>
          <table:table-cell table:formula="of:=IF(ISBLANK([.C6]);&quot;&quot;;IF(AND([.G6]=&quot;Y&quot;;[.H6]=&quot;Y&quot;);&quot;Y&quot;;&quot;N&quot;))" office:value-type="string" office:string-value="Y" calcext:value-type="string">
            <text:p>Y</text:p>
          </table:table-cell>
          <table:table-cell table:formula="of:=IF(ISBLANK([.C6]);&quot;&quot;;IF(AND([.I6]=&quot;Y&quot;;[.K6]=&quot;Y&quot;;[.L6]=&quot;Y&quot;;[.M6]=&quot;Y&quot;;[.N6]=&quot;Y&quot;);&quot;Y&quot;;&quot;N&quot;))" office:value-type="string" office:string-value="N" calcext:value-type="string">
            <text:p>N</text:p>
          </table:table-cell>
          <table:table-cell table:formula="of:=IF(ISBLANK([.C6]);&quot;&quot;;IF(AND([.O6]=&quot;Y&quot;;[.P6]=&quot;Y&quot;;[.Q6]=&quot;Y&quot;);&quot;Y&quot;;&quot;N&quot;))" office:value-type="string" office:string-value="N" calcext:value-type="string">
            <text:p>N</text:p>
          </table:table-cell>
          <table:table-cell table:formula="of:=COUNTIF([.D6:.H6];[.$Y$2])" office:value-type="float" office:value="5" calcext:value-type="float">
            <text:p>5</text:p>
          </table:table-cell>
          <table:table-cell table:formula="of:=COUNTIF([.D6:.H6];[.$Z$2])" office:value-type="float" office:value="0" calcext:value-type="float">
            <text:p>0</text:p>
          </table:table-cell>
          <table:table-cell table:formula="of:=[.S6]/([.S6]+[.T6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Section Complete</text:p>
          </table:table-cell>
          <table:table-cell table:formula="of:=COUNTIF([.$O$1:.$O$1048576];[.Y$2])" office:value-type="float" office:value="86" calcext:value-type="float">
            <text:p>86</text:p>
          </table:table-cell>
          <table:table-cell table:formula="of:=COUNTIF([.$O$1:.$O$1048576];[.Z$2])" office:value-type="float" office:value="42" calcext:value-type="float">
            <text:p>42</text:p>
          </table:table-cell>
          <table:table-cell table:style-name="ce26" table:formula="of:=[.Y6]/[.AB6]" office:value-type="percentage" office:value="0.671875" calcext:value-type="percentage">
            <text:p>67%</text:p>
          </table:table-cell>
          <table:table-cell table:style-name="ce30" table:formula="of:=[.Z6]+[.Y6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ivalence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]);&quot;&quot;;IF(AND([.D7]=&quot;Y&quot;;[.E7]=&quot;Y&quot;;[.F7]=&quot;Y&quot;);&quot;Y&quot;;&quot;N&quot;))" office:value-type="string" office:string-value="Y" calcext:value-type="string">
            <text:p>Y</text:p>
          </table:table-cell>
          <table:table-cell table:formula="of:=IF(ISBLANK([.C7]);&quot;&quot;;IF(AND([.G7]=&quot;Y&quot;;[.H7]=&quot;Y&quot;);&quot;Y&quot;;&quot;N&quot;))" office:value-type="string" office:string-value="Y" calcext:value-type="string">
            <text:p>Y</text:p>
          </table:table-cell>
          <table:table-cell table:formula="of:=IF(ISBLANK([.C7]);&quot;&quot;;IF(AND([.I7]=&quot;Y&quot;;[.K7]=&quot;Y&quot;;[.L7]=&quot;Y&quot;;[.M7]=&quot;Y&quot;;[.N7]=&quot;Y&quot;);&quot;Y&quot;;&quot;N&quot;))" office:value-type="string" office:string-value="N" calcext:value-type="string">
            <text:p>N</text:p>
          </table:table-cell>
          <table:table-cell table:formula="of:=IF(ISBLANK([.C7]);&quot;&quot;;IF(AND([.O7]=&quot;Y&quot;;[.P7]=&quot;Y&quot;;[.Q7]=&quot;Y&quot;);&quot;Y&quot;;&quot;N&quot;))" office:value-type="string" office:string-value="N" calcext:value-type="string">
            <text:p>N</text:p>
          </table:table-cell>
          <table:table-cell table:formula="of:=COUNTIF([.D7:.H7];[.$Y$2])" office:value-type="float" office:value="5" calcext:value-type="float">
            <text:p>5</text:p>
          </table:table-cell>
          <table:table-cell table:formula="of:=COUNTIF([.D7:.H7];[.$Z$2])" office:value-type="float" office:value="0" calcext:value-type="float">
            <text:p>0</text:p>
          </table:table-cell>
          <table:table-cell table:formula="of:=[.S7]/([.S7]+[.T7])" office:value-type="percentage" office:value="1" calcext:value-type="percentage">
            <text:p>100%</text:p>
          </table:table-cell>
          <table:table-cell/>
          <table:table-cell table:style-name="ce16"/>
          <table:table-cell table:style-name="ce21" office:value-type="string" calcext:value-type="string">
            <text:p>Total Tasks</text:p>
          </table:table-cell>
          <table:table-cell table:style-name="ce24" table:formula="of:=SUM([.Y3:.Y5])" office:value-type="float" office:value="264" calcext:value-type="float">
            <text:p>264</text:p>
          </table:table-cell>
          <table:table-cell table:style-name="ce24" table:formula="of:=SUM([.Z3:.Z5])" office:value-type="float" office:value="120" calcext:value-type="float">
            <text:p>120</text:p>
          </table:table-cell>
          <table:table-cell table:style-name="ce27" table:formula="of:=[.Y7]/[.AB7]" office:value-type="percentage" office:value="0.6875" calcext:value-type="percentage">
            <text:p>69%</text:p>
          </table:table-cell>
          <table:table-cell table:style-name="ce31" table:formula="of:=[.Z7]+[.Y7]" office:value-type="float" office:value="384" calcext:value-type="float">
            <text:p>38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ivalence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]);&quot;&quot;;IF(AND([.D8]=&quot;Y&quot;;[.E8]=&quot;Y&quot;;[.F8]=&quot;Y&quot;);&quot;Y&quot;;&quot;N&quot;))" office:value-type="string" office:string-value="Y" calcext:value-type="string">
            <text:p>Y</text:p>
          </table:table-cell>
          <table:table-cell table:formula="of:=IF(ISBLANK([.C8]);&quot;&quot;;IF(AND([.G8]=&quot;Y&quot;;[.H8]=&quot;Y&quot;);&quot;Y&quot;;&quot;N&quot;))" office:value-type="string" office:string-value="Y" calcext:value-type="string">
            <text:p>Y</text:p>
          </table:table-cell>
          <table:table-cell table:formula="of:=IF(ISBLANK([.C8]);&quot;&quot;;IF(AND([.I8]=&quot;Y&quot;;[.K8]=&quot;Y&quot;;[.L8]=&quot;Y&quot;;[.M8]=&quot;Y&quot;;[.N8]=&quot;Y&quot;);&quot;Y&quot;;&quot;N&quot;))" office:value-type="string" office:string-value="N" calcext:value-type="string">
            <text:p>N</text:p>
          </table:table-cell>
          <table:table-cell table:formula="of:=IF(ISBLANK([.C8]);&quot;&quot;;IF(AND([.O8]=&quot;Y&quot;;[.P8]=&quot;Y&quot;;[.Q8]=&quot;Y&quot;);&quot;Y&quot;;&quot;N&quot;))" office:value-type="string" office:string-value="N" calcext:value-type="string">
            <text:p>N</text:p>
          </table:table-cell>
          <table:table-cell table:formula="of:=COUNTIF([.D8:.H8];[.$Y$2])" office:value-type="float" office:value="5" calcext:value-type="float">
            <text:p>5</text:p>
          </table:table-cell>
          <table:table-cell table:formula="of:=COUNTIF([.D8:.H8];[.$Z$2])" office:value-type="float" office:value="0" calcext:value-type="float">
            <text:p>0</text:p>
          </table:table-cell>
          <table:table-cell table:formula="of:=[.S8]/([.S8]+[.T8])" office:value-type="percentage" office:value="1" calcext:value-type="percentage">
            <text:p>100%</text:p>
          </table:table-cell>
          <table:table-cell/>
          <table:table-cell table:style-name="ce15" office:value-type="string" calcext:value-type="string">
            <text:p>Tests</text:p>
          </table:table-cell>
          <table:table-cell table:style-name="ce20" office:value-type="string" calcext:value-type="string">
            <text:p>Written</text:p>
          </table:table-cell>
          <table:table-cell table:formula="of:=COUNTIF([.$G$1:.$G$1048576];[.Y$2])" office:value-type="float" office:value="85" calcext:value-type="float">
            <text:p>85</text:p>
          </table:table-cell>
          <table:table-cell table:formula="of:=COUNTIF([.$G$1:.$G$1048576];[.Z$2])" office:value-type="float" office:value="43" calcext:value-type="float">
            <text:p>43</text:p>
          </table:table-cell>
          <table:table-cell table:style-name="ce26" table:formula="of:=[.Y8]/[.AB8]" office:value-type="percentage" office:value="0.6640625" calcext:value-type="percentage">
            <text:p>66%</text:p>
          </table:table-cell>
          <table:table-cell table:style-name="ce30" table:formula="of:=[.Z8]+[.Y8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al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]);&quot;&quot;;IF(AND([.D9]=&quot;Y&quot;;[.E9]=&quot;Y&quot;;[.F9]=&quot;Y&quot;);&quot;Y&quot;;&quot;N&quot;))" office:value-type="string" office:string-value="Y" calcext:value-type="string">
            <text:p>Y</text:p>
          </table:table-cell>
          <table:table-cell table:formula="of:=IF(ISBLANK([.C9]);&quot;&quot;;IF(AND([.G9]=&quot;Y&quot;;[.H9]=&quot;Y&quot;);&quot;Y&quot;;&quot;N&quot;))" office:value-type="string" office:string-value="Y" calcext:value-type="string">
            <text:p>Y</text:p>
          </table:table-cell>
          <table:table-cell table:formula="of:=IF(ISBLANK([.C9]);&quot;&quot;;IF(AND([.I9]=&quot;Y&quot;;[.K9]=&quot;Y&quot;;[.L9]=&quot;Y&quot;;[.M9]=&quot;Y&quot;;[.N9]=&quot;Y&quot;);&quot;Y&quot;;&quot;N&quot;))" office:value-type="string" office:string-value="N" calcext:value-type="string">
            <text:p>N</text:p>
          </table:table-cell>
          <table:table-cell table:formula="of:=IF(ISBLANK([.C9]);&quot;&quot;;IF(AND([.O9]=&quot;Y&quot;;[.P9]=&quot;Y&quot;;[.Q9]=&quot;Y&quot;);&quot;Y&quot;;&quot;N&quot;))" office:value-type="string" office:string-value="N" calcext:value-type="string">
            <text:p>N</text:p>
          </table:table-cell>
          <table:table-cell table:formula="of:=COUNTIF([.D9:.H9];[.$Y$2])" office:value-type="float" office:value="5" calcext:value-type="float">
            <text:p>5</text:p>
          </table:table-cell>
          <table:table-cell table:formula="of:=COUNTIF([.D9:.H9];[.$Z$2])" office:value-type="float" office:value="0" calcext:value-type="float">
            <text:p>0</text:p>
          </table:table-cell>
          <table:table-cell table:formula="of:=[.S9]/([.S9]+[.T9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Passed</text:p>
          </table:table-cell>
          <table:table-cell table:formula="of:=COUNTIF([.$H$1:.$H$1048576];[.Y$2])" office:value-type="float" office:value="85" calcext:value-type="float">
            <text:p>85</text:p>
          </table:table-cell>
          <table:table-cell table:formula="of:=COUNTIF([.$H$1:.$H$1048576];[.Z$2])" office:value-type="float" office:value="43" calcext:value-type="float">
            <text:p>43</text:p>
          </table:table-cell>
          <table:table-cell table:style-name="ce26" table:formula="of:=[.Y9]/[.AB9]" office:value-type="percentage" office:value="0.6640625" calcext:value-type="percentage">
            <text:p>66%</text:p>
          </table:table-cell>
          <table:table-cell table:style-name="ce30" table:formula="of:=[.Z9]+[.Y9]" office:value-type="float" office:value="128" calcext:value-type="float">
            <text:p>128</text:p>
          </table:table-cell>
          <table:table-cell table:number-columns-repeated="4"/>
          <table:table-cell table:style-name="ce9" table:number-columns-repeated="2"/>
          <table:table-cell table:number-columns-repeated="990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al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]);&quot;&quot;;IF(AND([.D10]=&quot;Y&quot;;[.E10]=&quot;Y&quot;;[.F10]=&quot;Y&quot;);&quot;Y&quot;;&quot;N&quot;))" office:value-type="string" office:string-value="Y" calcext:value-type="string">
            <text:p>Y</text:p>
          </table:table-cell>
          <table:table-cell table:formula="of:=IF(ISBLANK([.C10]);&quot;&quot;;IF(AND([.G10]=&quot;Y&quot;;[.H10]=&quot;Y&quot;);&quot;Y&quot;;&quot;N&quot;))" office:value-type="string" office:string-value="Y" calcext:value-type="string">
            <text:p>Y</text:p>
          </table:table-cell>
          <table:table-cell table:formula="of:=IF(ISBLANK([.C10]);&quot;&quot;;IF(AND([.I10]=&quot;Y&quot;;[.K10]=&quot;Y&quot;;[.L10]=&quot;Y&quot;;[.M10]=&quot;Y&quot;;[.N10]=&quot;Y&quot;);&quot;Y&quot;;&quot;N&quot;))" office:value-type="string" office:string-value="N" calcext:value-type="string">
            <text:p>N</text:p>
          </table:table-cell>
          <table:table-cell table:formula="of:=IF(ISBLANK([.C10]);&quot;&quot;;IF(AND([.O10]=&quot;Y&quot;;[.P10]=&quot;Y&quot;;[.Q10]=&quot;Y&quot;);&quot;Y&quot;;&quot;N&quot;))" office:value-type="string" office:string-value="N" calcext:value-type="string">
            <text:p>N</text:p>
          </table:table-cell>
          <table:table-cell table:formula="of:=COUNTIF([.D10:.H10];[.$Y$2])" office:value-type="float" office:value="5" calcext:value-type="float">
            <text:p>5</text:p>
          </table:table-cell>
          <table:table-cell table:formula="of:=COUNTIF([.D10:.H10];[.$Z$2])" office:value-type="float" office:value="0" calcext:value-type="float">
            <text:p>0</text:p>
          </table:table-cell>
          <table:table-cell table:formula="of:=[.S10]/([.S10]+[.T10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Section Complete</text:p>
          </table:table-cell>
          <table:table-cell table:formula="of:=COUNTIF([.$P$1:.$P$1048576];[.Y$2])" office:value-type="float" office:value="85" calcext:value-type="float">
            <text:p>85</text:p>
          </table:table-cell>
          <table:table-cell table:formula="of:=COUNTIF([.$P$1:.$P$1048576];[.Z$2])" office:value-type="float" office:value="43" calcext:value-type="float">
            <text:p>43</text:p>
          </table:table-cell>
          <table:table-cell table:style-name="ce26" table:formula="of:=[.Y10]/[.AB10]" office:value-type="percentage" office:value="0.6640625" calcext:value-type="percentage">
            <text:p>66%</text:p>
          </table:table-cell>
          <table:table-cell table:style-name="ce30" table:formula="of:=[.Z10]+[.Y10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Superior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]);&quot;&quot;;IF(AND([.D11]=&quot;Y&quot;;[.E11]=&quot;Y&quot;;[.F11]=&quot;Y&quot;);&quot;Y&quot;;&quot;N&quot;))" office:value-type="string" office:string-value="Y" calcext:value-type="string">
            <text:p>Y</text:p>
          </table:table-cell>
          <table:table-cell table:formula="of:=IF(ISBLANK([.C11]);&quot;&quot;;IF(AND([.G11]=&quot;Y&quot;;[.H11]=&quot;Y&quot;);&quot;Y&quot;;&quot;N&quot;))" office:value-type="string" office:string-value="Y" calcext:value-type="string">
            <text:p>Y</text:p>
          </table:table-cell>
          <table:table-cell table:formula="of:=IF(ISBLANK([.C11]);&quot;&quot;;IF(AND([.I11]=&quot;Y&quot;;[.K11]=&quot;Y&quot;;[.L11]=&quot;Y&quot;;[.M11]=&quot;Y&quot;;[.N11]=&quot;Y&quot;);&quot;Y&quot;;&quot;N&quot;))" office:value-type="string" office:string-value="N" calcext:value-type="string">
            <text:p>N</text:p>
          </table:table-cell>
          <table:table-cell table:formula="of:=IF(ISBLANK([.C11]);&quot;&quot;;IF(AND([.O11]=&quot;Y&quot;;[.P11]=&quot;Y&quot;;[.Q11]=&quot;Y&quot;);&quot;Y&quot;;&quot;N&quot;))" office:value-type="string" office:string-value="N" calcext:value-type="string">
            <text:p>N</text:p>
          </table:table-cell>
          <table:table-cell table:formula="of:=COUNTIF([.D11:.H11];[.$Y$2])" office:value-type="float" office:value="5" calcext:value-type="float">
            <text:p>5</text:p>
          </table:table-cell>
          <table:table-cell table:formula="of:=COUNTIF([.D11:.H11];[.$Z$2])" office:value-type="float" office:value="0" calcext:value-type="float">
            <text:p>0</text:p>
          </table:table-cell>
          <table:table-cell table:formula="of:=[.S11]/([.S11]+[.T11])" office:value-type="percentage" office:value="1" calcext:value-type="percentage">
            <text:p>100%</text:p>
          </table:table-cell>
          <table:table-cell/>
          <table:table-cell table:style-name="ce16"/>
          <table:table-cell table:style-name="ce21" office:value-type="string" calcext:value-type="string">
            <text:p>Total Tasks</text:p>
          </table:table-cell>
          <table:table-cell table:style-name="ce24" table:formula="of:=SUM([.Y8:.Y9])" office:value-type="float" office:value="170" calcext:value-type="float">
            <text:p>170</text:p>
          </table:table-cell>
          <table:table-cell table:style-name="ce24" table:formula="of:=SUM([.Z8:.Z9])" office:value-type="float" office:value="86" calcext:value-type="float">
            <text:p>86</text:p>
          </table:table-cell>
          <table:table-cell table:style-name="ce27" table:formula="of:=[.Y11]/[.AB11]" office:value-type="percentage" office:value="0.6640625" calcext:value-type="percentage">
            <text:p>66%</text:p>
          </table:table-cell>
          <table:table-cell table:style-name="ce31" table:formula="of:=[.Z11]+[.Y11]" office:value-type="float" office:value="256" calcext:value-type="float">
            <text:p>25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Superior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]);&quot;&quot;;IF(AND([.D12]=&quot;Y&quot;;[.E12]=&quot;Y&quot;;[.F12]=&quot;Y&quot;);&quot;Y&quot;;&quot;N&quot;))" office:value-type="string" office:string-value="Y" calcext:value-type="string">
            <text:p>Y</text:p>
          </table:table-cell>
          <table:table-cell table:formula="of:=IF(ISBLANK([.C12]);&quot;&quot;;IF(AND([.G12]=&quot;Y&quot;;[.H12]=&quot;Y&quot;);&quot;Y&quot;;&quot;N&quot;))" office:value-type="string" office:string-value="Y" calcext:value-type="string">
            <text:p>Y</text:p>
          </table:table-cell>
          <table:table-cell table:formula="of:=IF(ISBLANK([.C12]);&quot;&quot;;IF(AND([.I12]=&quot;Y&quot;;[.K12]=&quot;Y&quot;;[.L12]=&quot;Y&quot;;[.M12]=&quot;Y&quot;;[.N12]=&quot;Y&quot;);&quot;Y&quot;;&quot;N&quot;))" office:value-type="string" office:string-value="N" calcext:value-type="string">
            <text:p>N</text:p>
          </table:table-cell>
          <table:table-cell table:formula="of:=IF(ISBLANK([.C12]);&quot;&quot;;IF(AND([.O12]=&quot;Y&quot;;[.P12]=&quot;Y&quot;;[.Q12]=&quot;Y&quot;);&quot;Y&quot;;&quot;N&quot;))" office:value-type="string" office:string-value="N" calcext:value-type="string">
            <text:p>N</text:p>
          </table:table-cell>
          <table:table-cell table:formula="of:=COUNTIF([.D12:.H12];[.$Y$2])" office:value-type="float" office:value="5" calcext:value-type="float">
            <text:p>5</text:p>
          </table:table-cell>
          <table:table-cell table:formula="of:=COUNTIF([.D12:.H12];[.$Z$2])" office:value-type="float" office:value="0" calcext:value-type="float">
            <text:p>0</text:p>
          </table:table-cell>
          <table:table-cell table:formula="of:=[.S12]/([.S12]+[.T12])" office:value-type="percentage" office:value="1" calcext:value-type="percentage">
            <text:p>100%</text:p>
          </table:table-cell>
          <table:table-cell/>
          <table:table-cell table:style-name="ce15" office:value-type="string" calcext:value-type="string">
            <text:p>App</text:p>
          </table:table-cell>
          <table:table-cell table:style-name="ce20" office:value-type="string" calcext:value-type="string">
            <text:p>Form</text:p>
          </table:table-cell>
          <table:table-cell table:formula="of:=COUNTIF([.$I$1:.$I$1048576];[.Y$2])" office:value-type="float" office:value="0" calcext:value-type="float">
            <text:p>0</text:p>
          </table:table-cell>
          <table:table-cell table:formula="of:=COUNTIF([.$I$1:.$I$1048576];[.Z$2])" office:value-type="float" office:value="128" calcext:value-type="float">
            <text:p>128</text:p>
          </table:table-cell>
          <table:table-cell table:style-name="ce26" table:formula="of:=[.Y12]/[.AB12]" office:value-type="percentage" office:value="0" calcext:value-type="percentage">
            <text:p>0%</text:p>
          </table:table-cell>
          <table:table-cell table:style-name="ce30" table:formula="of:=[.Z12]+[.Y12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ivalence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3]);&quot;&quot;;IF(AND([.D13]=&quot;Y&quot;;[.E13]=&quot;Y&quot;;[.F13]=&quot;Y&quot;);&quot;Y&quot;;&quot;N&quot;))" office:value-type="string" office:string-value="Y" calcext:value-type="string">
            <text:p>Y</text:p>
          </table:table-cell>
          <table:table-cell table:formula="of:=IF(ISBLANK([.C13]);&quot;&quot;;IF(AND([.G13]=&quot;Y&quot;;[.H13]=&quot;Y&quot;);&quot;Y&quot;;&quot;N&quot;))" office:value-type="string" office:string-value="Y" calcext:value-type="string">
            <text:p>Y</text:p>
          </table:table-cell>
          <table:table-cell table:formula="of:=IF(ISBLANK([.C13]);&quot;&quot;;IF(AND([.I13]=&quot;Y&quot;;[.K13]=&quot;Y&quot;;[.L13]=&quot;Y&quot;;[.M13]=&quot;Y&quot;;[.N13]=&quot;Y&quot;);&quot;Y&quot;;&quot;N&quot;))" office:value-type="string" office:string-value="N" calcext:value-type="string">
            <text:p>N</text:p>
          </table:table-cell>
          <table:table-cell table:formula="of:=IF(ISBLANK([.C13]);&quot;&quot;;IF(AND([.O13]=&quot;Y&quot;;[.P13]=&quot;Y&quot;;[.Q13]=&quot;Y&quot;);&quot;Y&quot;;&quot;N&quot;))" office:value-type="string" office:string-value="N" calcext:value-type="string">
            <text:p>N</text:p>
          </table:table-cell>
          <table:table-cell table:formula="of:=COUNTIF([.D13:.H13];[.$Y$2])" office:value-type="float" office:value="5" calcext:value-type="float">
            <text:p>5</text:p>
          </table:table-cell>
          <table:table-cell table:formula="of:=COUNTIF([.D13:.H13];[.$Z$2])" office:value-type="float" office:value="0" calcext:value-type="float">
            <text:p>0</text:p>
          </table:table-cell>
          <table:table-cell table:formula="of:=[.S13]/([.S13]+[.T13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Backend</text:p>
          </table:table-cell>
          <table:table-cell table:formula="of:=COUNTIF([.$J$1:.$J$1048576];[.Y$2])" office:value-type="float" office:value="0" calcext:value-type="float">
            <text:p>0</text:p>
          </table:table-cell>
          <table:table-cell table:formula="of:=COUNTIF([.$J$1:.$J$1048576];[.Z$2])" office:value-type="float" office:value="128" calcext:value-type="float">
            <text:p>128</text:p>
          </table:table-cell>
          <table:table-cell table:style-name="ce26" table:formula="of:=[.Y13]/[.AB13]" office:value-type="percentage" office:value="0" calcext:value-type="percentage">
            <text:p>0%</text:p>
          </table:table-cell>
          <table:table-cell table:style-name="ce30" table:formula="of:=[.Z13]+[.Y13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ivalence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4]);&quot;&quot;;IF(AND([.D14]=&quot;Y&quot;;[.E14]=&quot;Y&quot;;[.F14]=&quot;Y&quot;);&quot;Y&quot;;&quot;N&quot;))" office:value-type="string" office:string-value="Y" calcext:value-type="string">
            <text:p>Y</text:p>
          </table:table-cell>
          <table:table-cell table:formula="of:=IF(ISBLANK([.C14]);&quot;&quot;;IF(AND([.G14]=&quot;Y&quot;;[.H14]=&quot;Y&quot;);&quot;Y&quot;;&quot;N&quot;))" office:value-type="string" office:string-value="Y" calcext:value-type="string">
            <text:p>Y</text:p>
          </table:table-cell>
          <table:table-cell table:formula="of:=IF(ISBLANK([.C14]);&quot;&quot;;IF(AND([.I14]=&quot;Y&quot;;[.K14]=&quot;Y&quot;;[.L14]=&quot;Y&quot;;[.M14]=&quot;Y&quot;;[.N14]=&quot;Y&quot;);&quot;Y&quot;;&quot;N&quot;))" office:value-type="string" office:string-value="N" calcext:value-type="string">
            <text:p>N</text:p>
          </table:table-cell>
          <table:table-cell table:formula="of:=IF(ISBLANK([.C14]);&quot;&quot;;IF(AND([.O14]=&quot;Y&quot;;[.P14]=&quot;Y&quot;;[.Q14]=&quot;Y&quot;);&quot;Y&quot;;&quot;N&quot;))" office:value-type="string" office:string-value="N" calcext:value-type="string">
            <text:p>N</text:p>
          </table:table-cell>
          <table:table-cell table:formula="of:=COUNTIF([.D14:.H14];[.$Y$2])" office:value-type="float" office:value="5" calcext:value-type="float">
            <text:p>5</text:p>
          </table:table-cell>
          <table:table-cell table:formula="of:=COUNTIF([.D14:.H14];[.$Z$2])" office:value-type="float" office:value="0" calcext:value-type="float">
            <text:p>0</text:p>
          </table:table-cell>
          <table:table-cell table:formula="of:=[.S14]/([.S14]+[.T14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Arguments Explained</text:p>
          </table:table-cell>
          <table:table-cell table:formula="of:=COUNTIF([.$K$1:.$K$1048576];[.Y$2])" office:value-type="float" office:value="0" calcext:value-type="float">
            <text:p>0</text:p>
          </table:table-cell>
          <table:table-cell table:formula="of:=COUNTIF([.$K$1:.$K$1048576];[.Z$2])" office:value-type="float" office:value="128" calcext:value-type="float">
            <text:p>128</text:p>
          </table:table-cell>
          <table:table-cell table:style-name="ce26" table:formula="of:=[.Y14]/[.AB14]" office:value-type="percentage" office:value="0" calcext:value-type="percentage">
            <text:p>0%</text:p>
          </table:table-cell>
          <table:table-cell table:style-name="ce30" table:formula="of:=[.Z14]+[.Y14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al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5]);&quot;&quot;;IF(AND([.D15]=&quot;Y&quot;;[.E15]=&quot;Y&quot;;[.F15]=&quot;Y&quot;);&quot;Y&quot;;&quot;N&quot;))" office:value-type="string" office:string-value="Y" calcext:value-type="string">
            <text:p>Y</text:p>
          </table:table-cell>
          <table:table-cell table:formula="of:=IF(ISBLANK([.C15]);&quot;&quot;;IF(AND([.G15]=&quot;Y&quot;;[.H15]=&quot;Y&quot;);&quot;Y&quot;;&quot;N&quot;))" office:value-type="string" office:string-value="Y" calcext:value-type="string">
            <text:p>Y</text:p>
          </table:table-cell>
          <table:table-cell table:formula="of:=IF(ISBLANK([.C15]);&quot;&quot;;IF(AND([.I15]=&quot;Y&quot;;[.K15]=&quot;Y&quot;;[.L15]=&quot;Y&quot;;[.M15]=&quot;Y&quot;;[.N15]=&quot;Y&quot;);&quot;Y&quot;;&quot;N&quot;))" office:value-type="string" office:string-value="N" calcext:value-type="string">
            <text:p>N</text:p>
          </table:table-cell>
          <table:table-cell table:formula="of:=IF(ISBLANK([.C15]);&quot;&quot;;IF(AND([.O15]=&quot;Y&quot;;[.P15]=&quot;Y&quot;;[.Q15]=&quot;Y&quot;);&quot;Y&quot;;&quot;N&quot;))" office:value-type="string" office:string-value="N" calcext:value-type="string">
            <text:p>N</text:p>
          </table:table-cell>
          <table:table-cell table:formula="of:=COUNTIF([.D15:.H15];[.$Y$2])" office:value-type="float" office:value="5" calcext:value-type="float">
            <text:p>5</text:p>
          </table:table-cell>
          <table:table-cell table:formula="of:=COUNTIF([.D15:.H15];[.$Z$2])" office:value-type="float" office:value="0" calcext:value-type="float">
            <text:p>0</text:p>
          </table:table-cell>
          <table:table-cell table:formula="of:=[.S15]/([.S15]+[.T15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Calculator Explain</text:p>
          </table:table-cell>
          <table:table-cell table:formula="of:=COUNTIF([.$L$1:.$L$1048576];[.Y$2])" office:value-type="float" office:value="0" calcext:value-type="float">
            <text:p>0</text:p>
          </table:table-cell>
          <table:table-cell table:formula="of:=COUNTIF([.$L$1:.$L$1048576];[.Z$2])" office:value-type="float" office:value="128" calcext:value-type="float">
            <text:p>128</text:p>
          </table:table-cell>
          <table:table-cell table:style-name="ce26" table:formula="of:=[.Y15]/[.AB15]" office:value-type="percentage" office:value="0" calcext:value-type="percentage">
            <text:p>0%</text:p>
          </table:table-cell>
          <table:table-cell table:style-name="ce30" table:formula="of:=[.Z15]+[.Y15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al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6]);&quot;&quot;;IF(AND([.D16]=&quot;Y&quot;;[.E16]=&quot;Y&quot;;[.F16]=&quot;Y&quot;);&quot;Y&quot;;&quot;N&quot;))" office:value-type="string" office:string-value="Y" calcext:value-type="string">
            <text:p>Y</text:p>
          </table:table-cell>
          <table:table-cell table:formula="of:=IF(ISBLANK([.C16]);&quot;&quot;;IF(AND([.G16]=&quot;Y&quot;;[.H16]=&quot;Y&quot;);&quot;Y&quot;;&quot;N&quot;))" office:value-type="string" office:string-value="Y" calcext:value-type="string">
            <text:p>Y</text:p>
          </table:table-cell>
          <table:table-cell table:formula="of:=IF(ISBLANK([.C16]);&quot;&quot;;IF(AND([.I16]=&quot;Y&quot;;[.K16]=&quot;Y&quot;;[.L16]=&quot;Y&quot;;[.M16]=&quot;Y&quot;;[.N16]=&quot;Y&quot;);&quot;Y&quot;;&quot;N&quot;))" office:value-type="string" office:string-value="N" calcext:value-type="string">
            <text:p>N</text:p>
          </table:table-cell>
          <table:table-cell table:formula="of:=IF(ISBLANK([.C16]);&quot;&quot;;IF(AND([.O16]=&quot;Y&quot;;[.P16]=&quot;Y&quot;;[.Q16]=&quot;Y&quot;);&quot;Y&quot;;&quot;N&quot;))" office:value-type="string" office:string-value="N" calcext:value-type="string">
            <text:p>N</text:p>
          </table:table-cell>
          <table:table-cell table:formula="of:=COUNTIF([.D16:.H16];[.$Y$2])" office:value-type="float" office:value="5" calcext:value-type="float">
            <text:p>5</text:p>
          </table:table-cell>
          <table:table-cell table:formula="of:=COUNTIF([.D16:.H16];[.$Z$2])" office:value-type="float" office:value="0" calcext:value-type="float">
            <text:p>0</text:p>
          </table:table-cell>
          <table:table-cell table:formula="of:=[.S16]/([.S16]+[.T16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Docs</text:p>
          </table:table-cell>
          <table:table-cell table:formula="of:=COUNTIF([.$M$1:.$M$1048576];[.Y$2])" office:value-type="float" office:value="0" calcext:value-type="float">
            <text:p>0</text:p>
          </table:table-cell>
          <table:table-cell table:formula="of:=COUNTIF([.$M$1:.$M$1048576];[.Z$2])" office:value-type="float" office:value="128" calcext:value-type="float">
            <text:p>128</text:p>
          </table:table-cell>
          <table:table-cell table:style-name="ce26" table:formula="of:=[.Y16]/[.AB16]" office:value-type="percentage" office:value="0" calcext:value-type="percentage">
            <text:p>0%</text:p>
          </table:table-cell>
          <table:table-cell table:style-name="ce30" table:formula="of:=[.Z16]+[.Y16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Superiority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7]);&quot;&quot;;IF(AND([.D17]=&quot;Y&quot;;[.E17]=&quot;Y&quot;;[.F17]=&quot;Y&quot;);&quot;Y&quot;;&quot;N&quot;))" office:value-type="string" office:string-value="Y" calcext:value-type="string">
            <text:p>Y</text:p>
          </table:table-cell>
          <table:table-cell table:formula="of:=IF(ISBLANK([.C17]);&quot;&quot;;IF(AND([.G17]=&quot;Y&quot;;[.H17]=&quot;Y&quot;);&quot;Y&quot;;&quot;N&quot;))" office:value-type="string" office:string-value="Y" calcext:value-type="string">
            <text:p>Y</text:p>
          </table:table-cell>
          <table:table-cell table:formula="of:=IF(ISBLANK([.C17]);&quot;&quot;;IF(AND([.I17]=&quot;Y&quot;;[.K17]=&quot;Y&quot;;[.L17]=&quot;Y&quot;;[.M17]=&quot;Y&quot;;[.N17]=&quot;Y&quot;);&quot;Y&quot;;&quot;N&quot;))" office:value-type="string" office:string-value="N" calcext:value-type="string">
            <text:p>N</text:p>
          </table:table-cell>
          <table:table-cell table:formula="of:=IF(ISBLANK([.C17]);&quot;&quot;;IF(AND([.O17]=&quot;Y&quot;;[.P17]=&quot;Y&quot;;[.Q17]=&quot;Y&quot;);&quot;Y&quot;;&quot;N&quot;))" office:value-type="string" office:string-value="N" calcext:value-type="string">
            <text:p>N</text:p>
          </table:table-cell>
          <table:table-cell table:formula="of:=COUNTIF([.D17:.H17];[.$Y$2])" office:value-type="float" office:value="5" calcext:value-type="float">
            <text:p>5</text:p>
          </table:table-cell>
          <table:table-cell table:formula="of:=COUNTIF([.D17:.H17];[.$Z$2])" office:value-type="float" office:value="0" calcext:value-type="float">
            <text:p>0</text:p>
          </table:table-cell>
          <table:table-cell table:formula="of:=[.S17]/([.S17]+[.T17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Tested</text:p>
          </table:table-cell>
          <table:table-cell table:formula="of:=COUNTIF([.$N$1:.$N$1048576];[.Y$2])" office:value-type="float" office:value="0" calcext:value-type="float">
            <text:p>0</text:p>
          </table:table-cell>
          <table:table-cell table:formula="of:=COUNTIF([.$N$1:.$N$1048576];[.Z$2])" office:value-type="float" office:value="128" calcext:value-type="float">
            <text:p>128</text:p>
          </table:table-cell>
          <table:table-cell table:style-name="ce26" table:formula="of:=[.Y17]/[.AB17]" office:value-type="percentage" office:value="0" calcext:value-type="percentage">
            <text:p>0%</text:p>
          </table:table-cell>
          <table:table-cell table:style-name="ce30" table:formula="of:=[.Z17]+[.Y17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Superiority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8]);&quot;&quot;;IF(AND([.D18]=&quot;Y&quot;;[.E18]=&quot;Y&quot;;[.F18]=&quot;Y&quot;);&quot;Y&quot;;&quot;N&quot;))" office:value-type="string" office:string-value="Y" calcext:value-type="string">
            <text:p>Y</text:p>
          </table:table-cell>
          <table:table-cell table:formula="of:=IF(ISBLANK([.C18]);&quot;&quot;;IF(AND([.G18]=&quot;Y&quot;;[.H18]=&quot;Y&quot;);&quot;Y&quot;;&quot;N&quot;))" office:value-type="string" office:string-value="Y" calcext:value-type="string">
            <text:p>Y</text:p>
          </table:table-cell>
          <table:table-cell table:formula="of:=IF(ISBLANK([.C18]);&quot;&quot;;IF(AND([.I18]=&quot;Y&quot;;[.K18]=&quot;Y&quot;;[.L18]=&quot;Y&quot;;[.M18]=&quot;Y&quot;;[.N18]=&quot;Y&quot;);&quot;Y&quot;;&quot;N&quot;))" office:value-type="string" office:string-value="N" calcext:value-type="string">
            <text:p>N</text:p>
          </table:table-cell>
          <table:table-cell table:formula="of:=IF(ISBLANK([.C18]);&quot;&quot;;IF(AND([.O18]=&quot;Y&quot;;[.P18]=&quot;Y&quot;;[.Q18]=&quot;Y&quot;);&quot;Y&quot;;&quot;N&quot;))" office:value-type="string" office:string-value="N" calcext:value-type="string">
            <text:p>N</text:p>
          </table:table-cell>
          <table:table-cell table:formula="of:=COUNTIF([.D18:.H18];[.$Y$2])" office:value-type="float" office:value="5" calcext:value-type="float">
            <text:p>5</text:p>
          </table:table-cell>
          <table:table-cell table:formula="of:=COUNTIF([.D18:.H18];[.$Z$2])" office:value-type="float" office:value="0" calcext:value-type="float">
            <text:p>0</text:p>
          </table:table-cell>
          <table:table-cell table:formula="of:=[.S18]/([.S18]+[.T18])" office:value-type="percentage" office:value="1" calcext:value-type="percentage">
            <text:p>100%</text:p>
          </table:table-cell>
          <table:table-cell/>
          <table:table-cell table:style-name="ce15"/>
          <table:table-cell table:style-name="ce20" office:value-type="string" calcext:value-type="string">
            <text:p>Section Complete</text:p>
          </table:table-cell>
          <table:table-cell table:formula="of:=COUNTIF([.$Q$1:.$Q$1048576];[.Y$2])" office:value-type="float" office:value="0" calcext:value-type="float">
            <text:p>0</text:p>
          </table:table-cell>
          <table:table-cell table:formula="of:=COUNTIF([.$Q$1:.$Q$1048576];[.Z$2])" office:value-type="float" office:value="128" calcext:value-type="float">
            <text:p>128</text:p>
          </table:table-cell>
          <table:table-cell table:style-name="ce26" table:formula="of:=[.Y18]/[.AB18]" office:value-type="percentage" office:value="0" calcext:value-type="percentage">
            <text:p>0%</text:p>
          </table:table-cell>
          <table:table-cell table:style-name="ce30" table:formula="of:=[.Z18]+[.Y18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ivalence (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9]);&quot;&quot;;IF(AND([.D19]=&quot;Y&quot;;[.E19]=&quot;Y&quot;;[.F19]=&quot;Y&quot;);&quot;Y&quot;;&quot;N&quot;))" office:value-type="string" office:string-value="Y" calcext:value-type="string">
            <text:p>Y</text:p>
          </table:table-cell>
          <table:table-cell table:formula="of:=IF(ISBLANK([.C19]);&quot;&quot;;IF(AND([.G19]=&quot;Y&quot;;[.H19]=&quot;Y&quot;);&quot;Y&quot;;&quot;N&quot;))" office:value-type="string" office:string-value="Y" calcext:value-type="string">
            <text:p>Y</text:p>
          </table:table-cell>
          <table:table-cell table:formula="of:=IF(ISBLANK([.C19]);&quot;&quot;;IF(AND([.I19]=&quot;Y&quot;;[.K19]=&quot;Y&quot;;[.L19]=&quot;Y&quot;;[.M19]=&quot;Y&quot;;[.N19]=&quot;Y&quot;);&quot;Y&quot;;&quot;N&quot;))" office:value-type="string" office:string-value="N" calcext:value-type="string">
            <text:p>N</text:p>
          </table:table-cell>
          <table:table-cell table:formula="of:=IF(ISBLANK([.C19]);&quot;&quot;;IF(AND([.O19]=&quot;Y&quot;;[.P19]=&quot;Y&quot;;[.Q19]=&quot;Y&quot;);&quot;Y&quot;;&quot;N&quot;))" office:value-type="string" office:string-value="N" calcext:value-type="string">
            <text:p>N</text:p>
          </table:table-cell>
          <table:table-cell table:formula="of:=COUNTIF([.D19:.H19];[.$Y$2])" office:value-type="float" office:value="5" calcext:value-type="float">
            <text:p>5</text:p>
          </table:table-cell>
          <table:table-cell table:formula="of:=COUNTIF([.D19:.H19];[.$Z$2])" office:value-type="float" office:value="0" calcext:value-type="float">
            <text:p>0</text:p>
          </table:table-cell>
          <table:table-cell table:formula="of:=[.S19]/([.S19]+[.T19])" office:value-type="percentage" office:value="1" calcext:value-type="percentage">
            <text:p>100%</text:p>
          </table:table-cell>
          <table:table-cell/>
          <table:table-cell table:style-name="ce16"/>
          <table:table-cell table:style-name="ce21" office:value-type="string" calcext:value-type="string">
            <text:p>Total Tasks</text:p>
          </table:table-cell>
          <table:table-cell table:style-name="ce24" table:formula="of:=SUM([.Y12:.Y17])" office:value-type="float" office:value="0" calcext:value-type="float">
            <text:p>0</text:p>
          </table:table-cell>
          <table:table-cell table:style-name="ce24" table:formula="of:=SUM([.Z12:.Z17])" office:value-type="float" office:value="768" calcext:value-type="float">
            <text:p>768</text:p>
          </table:table-cell>
          <table:table-cell table:style-name="ce27" table:formula="of:=[.Y19]/[.AB19]" office:value-type="percentage" office:value="0" calcext:value-type="percentage">
            <text:p>0%</text:p>
          </table:table-cell>
          <table:table-cell table:style-name="ce31" table:formula="of:=[.Z19]+[.Y19]" office:value-type="float" office:value="768" calcext:value-type="float">
            <text:p>76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ivalence (Unknown SD)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0]);&quot;&quot;;IF(AND([.D20]=&quot;Y&quot;;[.E20]=&quot;Y&quot;;[.F20]=&quot;Y&quot;);&quot;Y&quot;;&quot;N&quot;))" office:value-type="string" office:string-value="Y" calcext:value-type="string">
            <text:p>Y</text:p>
          </table:table-cell>
          <table:table-cell table:formula="of:=IF(ISBLANK([.C20]);&quot;&quot;;IF(AND([.G20]=&quot;Y&quot;;[.H20]=&quot;Y&quot;);&quot;Y&quot;;&quot;N&quot;))" office:value-type="string" office:string-value="Y" calcext:value-type="string">
            <text:p>Y</text:p>
          </table:table-cell>
          <table:table-cell table:formula="of:=IF(ISBLANK([.C20]);&quot;&quot;;IF(AND([.I20]=&quot;Y&quot;;[.K20]=&quot;Y&quot;;[.L20]=&quot;Y&quot;;[.M20]=&quot;Y&quot;;[.N20]=&quot;Y&quot;);&quot;Y&quot;;&quot;N&quot;))" office:value-type="string" office:string-value="N" calcext:value-type="string">
            <text:p>N</text:p>
          </table:table-cell>
          <table:table-cell table:formula="of:=IF(ISBLANK([.C20]);&quot;&quot;;IF(AND([.O20]=&quot;Y&quot;;[.P20]=&quot;Y&quot;;[.Q20]=&quot;Y&quot;);&quot;Y&quot;;&quot;N&quot;))" office:value-type="string" office:string-value="N" calcext:value-type="string">
            <text:p>N</text:p>
          </table:table-cell>
          <table:table-cell table:formula="of:=COUNTIF([.D20:.H20];[.$Y$2])" office:value-type="float" office:value="5" calcext:value-type="float">
            <text:p>5</text:p>
          </table:table-cell>
          <table:table-cell table:formula="of:=COUNTIF([.D20:.H20];[.$Z$2])" office:value-type="float" office:value="0" calcext:value-type="float">
            <text:p>0</text:p>
          </table:table-cell>
          <table:table-cell table:formula="of:=[.S20]/([.S20]+[.T20])" office:value-type="percentage" office:value="1" calcext:value-type="percentage">
            <text:p>100%</text:p>
          </table:table-cell>
          <table:table-cell/>
          <table:table-cell table:style-name="ce15" office:value-type="string" calcext:value-type="string">
            <text:p>Overall</text:p>
          </table:table-cell>
          <table:table-cell table:style-name="ce20" office:value-type="string" calcext:value-type="string">
            <text:p>Complete</text:p>
          </table:table-cell>
          <table:table-cell table:formula="of:=COUNTIF([.$R$1:.$R$1048576];[.Y$2])" office:value-type="float" office:value="0" calcext:value-type="float">
            <text:p>0</text:p>
          </table:table-cell>
          <table:table-cell table:formula="of:=COUNTIF([.$R$1:.$R$1048576];[.Z$2])" office:value-type="float" office:value="128" calcext:value-type="float">
            <text:p>128</text:p>
          </table:table-cell>
          <table:table-cell table:style-name="ce26" table:formula="of:=[.Y20]/[.AB20]" office:value-type="percentage" office:value="0" calcext:value-type="percentage">
            <text:p>0%</text:p>
          </table:table-cell>
          <table:table-cell table:style-name="ce30" table:formula="of:=[.Z20]+[.Y20]"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-Way ANOVA</text:p>
          </table:table-cell>
          <table:table-cell table:style-name="ce3" office:value-type="string" calcext:value-type="string">
            <text:p>Pairwise Comparisons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1]);&quot;&quot;;IF(AND([.D21]=&quot;Y&quot;;[.E21]=&quot;Y&quot;;[.F21]=&quot;Y&quot;);&quot;Y&quot;;&quot;N&quot;))" office:value-type="string" office:string-value="Y" calcext:value-type="string">
            <text:p>Y</text:p>
          </table:table-cell>
          <table:table-cell table:formula="of:=IF(ISBLANK([.C21]);&quot;&quot;;IF(AND([.G21]=&quot;Y&quot;;[.H21]=&quot;Y&quot;);&quot;Y&quot;;&quot;N&quot;))" office:value-type="string" office:string-value="N" calcext:value-type="string">
            <text:p>N</text:p>
          </table:table-cell>
          <table:table-cell table:formula="of:=IF(ISBLANK([.C21]);&quot;&quot;;IF(AND([.I21]=&quot;Y&quot;;[.K21]=&quot;Y&quot;;[.L21]=&quot;Y&quot;;[.M21]=&quot;Y&quot;;[.N21]=&quot;Y&quot;);&quot;Y&quot;;&quot;N&quot;))" office:value-type="string" office:string-value="N" calcext:value-type="string">
            <text:p>N</text:p>
          </table:table-cell>
          <table:table-cell table:formula="of:=IF(ISBLANK([.C21]);&quot;&quot;;IF(AND([.O21]=&quot;Y&quot;;[.P21]=&quot;Y&quot;;[.Q21]=&quot;Y&quot;);&quot;Y&quot;;&quot;N&quot;))" office:value-type="string" office:string-value="N" calcext:value-type="string">
            <text:p>N</text:p>
          </table:table-cell>
          <table:table-cell table:formula="of:=COUNTIF([.D21:.H21];[.$Y$2])" office:value-type="float" office:value="3" calcext:value-type="float">
            <text:p>3</text:p>
          </table:table-cell>
          <table:table-cell table:formula="of:=COUNTIF([.D21:.H21];[.$Z$2])" office:value-type="float" office:value="2" calcext:value-type="float">
            <text:p>2</text:p>
          </table:table-cell>
          <table:table-cell table:formula="of:=[.S21]/([.S21]+[.T21])" office:value-type="percentage" office:value="0.6" calcext:value-type="percentage">
            <text:p>60%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22"/>
          <table:table-cell table:style-name="ce25" table:formula="of:=[.Y19]+[.Y11]+[.Y7]" office:value-type="float" office:value="434" calcext:value-type="float">
            <text:p>434</text:p>
          </table:table-cell>
          <table:table-cell table:style-name="ce25" table:formula="of:=[.Z19]+[.Z11]+[.Z7]" office:value-type="float" office:value="974" calcext:value-type="float">
            <text:p>974</text:p>
          </table:table-cell>
          <table:table-cell table:style-name="ce28" table:formula="of:=[.Y21]/[.AB21]" office:value-type="percentage" office:value="0.308238636363636" calcext:value-type="percentage">
            <text:p>31%</text:p>
          </table:table-cell>
          <table:table-cell table:style-name="ce32" table:formula="of:=[.Z21]+[.Y21]" office:value-type="float" office:value="1408" calcext:value-type="float">
            <text:p>140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One-Way ANOVA</text:p>
          </table:table-cell>
          <table:table-cell table:style-name="ce3" office:value-type="string" calcext:value-type="string">
            <text:p>Simultaneous Comparison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2]);&quot;&quot;;IF(AND([.D22]=&quot;Y&quot;;[.E22]=&quot;Y&quot;;[.F22]=&quot;Y&quot;);&quot;Y&quot;;&quot;N&quot;))" office:value-type="string" office:string-value="Y" calcext:value-type="string">
            <text:p>Y</text:p>
          </table:table-cell>
          <table:table-cell table:formula="of:=IF(ISBLANK([.C22]);&quot;&quot;;IF(AND([.G22]=&quot;Y&quot;;[.H22]=&quot;Y&quot;);&quot;Y&quot;;&quot;N&quot;))" office:value-type="string" office:string-value="Y" calcext:value-type="string">
            <text:p>Y</text:p>
          </table:table-cell>
          <table:table-cell table:formula="of:=IF(ISBLANK([.C22]);&quot;&quot;;IF(AND([.I22]=&quot;Y&quot;;[.K22]=&quot;Y&quot;;[.L22]=&quot;Y&quot;;[.M22]=&quot;Y&quot;;[.N22]=&quot;Y&quot;);&quot;Y&quot;;&quot;N&quot;))" office:value-type="string" office:string-value="N" calcext:value-type="string">
            <text:p>N</text:p>
          </table:table-cell>
          <table:table-cell table:formula="of:=IF(ISBLANK([.C22]);&quot;&quot;;IF(AND([.O22]=&quot;Y&quot;;[.P22]=&quot;Y&quot;;[.Q22]=&quot;Y&quot;);&quot;Y&quot;;&quot;N&quot;))" office:value-type="string" office:string-value="N" calcext:value-type="string">
            <text:p>N</text:p>
          </table:table-cell>
          <table:table-cell table:formula="of:=COUNTIF([.D22:.H22];[.$Y$2])" office:value-type="float" office:value="5" calcext:value-type="float">
            <text:p>5</text:p>
          </table:table-cell>
          <table:table-cell table:formula="of:=COUNTIF([.D22:.H22];[.$Z$2])" office:value-type="float" office:value="0" calcext:value-type="float">
            <text:p>0</text:p>
          </table:table-cell>
          <table:table-cell table:formula="of:=[.S22]/([.S22]+[.T2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Multiple-Sample Williams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3]);&quot;&quot;;IF(AND([.D23]=&quot;Y&quot;;[.E23]=&quot;Y&quot;;[.F23]=&quot;Y&quot;);&quot;Y&quot;;&quot;N&quot;))" office:value-type="string" office:string-value="Y" calcext:value-type="string">
            <text:p>Y</text:p>
          </table:table-cell>
          <table:table-cell table:formula="of:=IF(ISBLANK([.C23]);&quot;&quot;;IF(AND([.G23]=&quot;Y&quot;;[.H23]=&quot;Y&quot;);&quot;Y&quot;;&quot;N&quot;))" office:value-type="string" office:string-value="Y" calcext:value-type="string">
            <text:p>Y</text:p>
          </table:table-cell>
          <table:table-cell table:formula="of:=IF(ISBLANK([.C23]);&quot;&quot;;IF(AND([.I23]=&quot;Y&quot;;[.K23]=&quot;Y&quot;;[.L23]=&quot;Y&quot;;[.M23]=&quot;Y&quot;;[.N23]=&quot;Y&quot;);&quot;Y&quot;;&quot;N&quot;))" office:value-type="string" office:string-value="N" calcext:value-type="string">
            <text:p>N</text:p>
          </table:table-cell>
          <table:table-cell table:formula="of:=IF(ISBLANK([.C23]);&quot;&quot;;IF(AND([.O23]=&quot;Y&quot;;[.P23]=&quot;Y&quot;;[.Q23]=&quot;Y&quot;);&quot;Y&quot;;&quot;N&quot;))" office:value-type="string" office:string-value="N" calcext:value-type="string">
            <text:p>N</text:p>
          </table:table-cell>
          <table:table-cell table:formula="of:=COUNTIF([.D23:.H23];[.$Y$2])" office:value-type="float" office:value="5" calcext:value-type="float">
            <text:p>5</text:p>
          </table:table-cell>
          <table:table-cell table:formula="of:=COUNTIF([.D23:.H23];[.$Z$2])" office:value-type="float" office:value="0" calcext:value-type="float">
            <text:p>0</text:p>
          </table:table-cell>
          <table:table-cell table:formula="of:=[.S23]/([.S23]+[.T23])" office:value-type="percentage" office:value="1" calcext:value-type="percentage">
            <text:p>100%</text:p>
          </table:table-cell>
          <table:table-cell/>
          <table:table-cell table:style-name="ce18" office:value-type="string" calcext:value-type="string">
            <text:p>Calculators Part</text:p>
          </table:table-cell>
          <table:table-cell table:style-name="ce23" table:formula="of:=AVERAGE([.U3:.U130])" office:value-type="percentage" office:value="0.678125" calcext:value-type="percentage">
            <text:p>67.81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Multiple-Sample Williams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4]);&quot;&quot;;IF(AND([.D24]=&quot;Y&quot;;[.E24]=&quot;Y&quot;;[.F24]=&quot;Y&quot;);&quot;Y&quot;;&quot;N&quot;))" office:value-type="string" office:string-value="Y" calcext:value-type="string">
            <text:p>Y</text:p>
          </table:table-cell>
          <table:table-cell table:formula="of:=IF(ISBLANK([.C24]);&quot;&quot;;IF(AND([.G24]=&quot;Y&quot;;[.H24]=&quot;Y&quot;);&quot;Y&quot;;&quot;N&quot;))" office:value-type="string" office:string-value="Y" calcext:value-type="string">
            <text:p>Y</text:p>
          </table:table-cell>
          <table:table-cell table:formula="of:=IF(ISBLANK([.C24]);&quot;&quot;;IF(AND([.I24]=&quot;Y&quot;;[.K24]=&quot;Y&quot;;[.L24]=&quot;Y&quot;;[.M24]=&quot;Y&quot;;[.N24]=&quot;Y&quot;);&quot;Y&quot;;&quot;N&quot;))" office:value-type="string" office:string-value="N" calcext:value-type="string">
            <text:p>N</text:p>
          </table:table-cell>
          <table:table-cell table:formula="of:=IF(ISBLANK([.C24]);&quot;&quot;;IF(AND([.O24]=&quot;Y&quot;;[.P24]=&quot;Y&quot;;[.Q24]=&quot;Y&quot;);&quot;Y&quot;;&quot;N&quot;))" office:value-type="string" office:string-value="N" calcext:value-type="string">
            <text:p>N</text:p>
          </table:table-cell>
          <table:table-cell table:formula="of:=COUNTIF([.D24:.H24];[.$Y$2])" office:value-type="float" office:value="5" calcext:value-type="float">
            <text:p>5</text:p>
          </table:table-cell>
          <table:table-cell table:formula="of:=COUNTIF([.D24:.H24];[.$Z$2])" office:value-type="float" office:value="0" calcext:value-type="float">
            <text:p>0</text:p>
          </table:table-cell>
          <table:table-cell table:formula="of:=[.S24]/([.S24]+[.T2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s</text:p>
          </table:table-cell>
          <table:table-cell table:style-name="ce3" office:value-type="string" calcext:value-type="string">
            <text:p>Multiple-Sample Williams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5]);&quot;&quot;;IF(AND([.D25]=&quot;Y&quot;;[.E25]=&quot;Y&quot;;[.F25]=&quot;Y&quot;);&quot;Y&quot;;&quot;N&quot;))" office:value-type="string" office:string-value="Y" calcext:value-type="string">
            <text:p>Y</text:p>
          </table:table-cell>
          <table:table-cell table:formula="of:=IF(ISBLANK([.C25]);&quot;&quot;;IF(AND([.G25]=&quot;Y&quot;;[.H25]=&quot;Y&quot;);&quot;Y&quot;;&quot;N&quot;))" office:value-type="string" office:string-value="Y" calcext:value-type="string">
            <text:p>Y</text:p>
          </table:table-cell>
          <table:table-cell table:formula="of:=IF(ISBLANK([.C25]);&quot;&quot;;IF(AND([.I25]=&quot;Y&quot;;[.K25]=&quot;Y&quot;;[.L25]=&quot;Y&quot;;[.M25]=&quot;Y&quot;;[.N25]=&quot;Y&quot;);&quot;Y&quot;;&quot;N&quot;))" office:value-type="string" office:string-value="N" calcext:value-type="string">
            <text:p>N</text:p>
          </table:table-cell>
          <table:table-cell table:formula="of:=IF(ISBLANK([.C25]);&quot;&quot;;IF(AND([.O25]=&quot;Y&quot;;[.P25]=&quot;Y&quot;;[.Q25]=&quot;Y&quot;);&quot;Y&quot;;&quot;N&quot;))" office:value-type="string" office:string-value="N" calcext:value-type="string">
            <text:p>N</text:p>
          </table:table-cell>
          <table:table-cell table:formula="of:=COUNTIF([.D25:.H25];[.$Y$2])" office:value-type="float" office:value="5" calcext:value-type="float">
            <text:p>5</text:p>
          </table:table-cell>
          <table:table-cell table:formula="of:=COUNTIF([.D25:.H25];[.$Z$2])" office:value-type="float" office:value="0" calcext:value-type="float">
            <text:p>0</text:p>
          </table:table-cell>
          <table:table-cell table:formula="of:=[.S25]/([.S25]+[.T2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6]);&quot;&quot;;IF(AND([.D26]=&quot;Y&quot;;[.E26]=&quot;Y&quot;;[.F26]=&quot;Y&quot;);&quot;Y&quot;;&quot;N&quot;))" office:value-type="string" office:string-value="Y" calcext:value-type="string">
            <text:p>Y</text:p>
          </table:table-cell>
          <table:table-cell table:formula="of:=IF(ISBLANK([.C26]);&quot;&quot;;IF(AND([.G26]=&quot;Y&quot;;[.H26]=&quot;Y&quot;);&quot;Y&quot;;&quot;N&quot;))" office:value-type="string" office:string-value="Y" calcext:value-type="string">
            <text:p>Y</text:p>
          </table:table-cell>
          <table:table-cell table:formula="of:=IF(ISBLANK([.C26]);&quot;&quot;;IF(AND([.I26]=&quot;Y&quot;;[.K26]=&quot;Y&quot;;[.L26]=&quot;Y&quot;;[.M26]=&quot;Y&quot;;[.N26]=&quot;Y&quot;);&quot;Y&quot;;&quot;N&quot;))" office:value-type="string" office:string-value="N" calcext:value-type="string">
            <text:p>N</text:p>
          </table:table-cell>
          <table:table-cell table:formula="of:=IF(ISBLANK([.C26]);&quot;&quot;;IF(AND([.O26]=&quot;Y&quot;;[.P26]=&quot;Y&quot;;[.Q26]=&quot;Y&quot;);&quot;Y&quot;;&quot;N&quot;))" office:value-type="string" office:string-value="N" calcext:value-type="string">
            <text:p>N</text:p>
          </table:table-cell>
          <table:table-cell table:formula="of:=COUNTIF([.D26:.H26];[.$Y$2])" office:value-type="float" office:value="5" calcext:value-type="float">
            <text:p>5</text:p>
          </table:table-cell>
          <table:table-cell table:formula="of:=COUNTIF([.D26:.H26];[.$Z$2])" office:value-type="float" office:value="0" calcext:value-type="float">
            <text:p>0</text:p>
          </table:table-cell>
          <table:table-cell table:formula="of:=[.S26]/([.S26]+[.T2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7]);&quot;&quot;;IF(AND([.D27]=&quot;Y&quot;;[.E27]=&quot;Y&quot;;[.F27]=&quot;Y&quot;);&quot;Y&quot;;&quot;N&quot;))" office:value-type="string" office:string-value="Y" calcext:value-type="string">
            <text:p>Y</text:p>
          </table:table-cell>
          <table:table-cell table:formula="of:=IF(ISBLANK([.C27]);&quot;&quot;;IF(AND([.G27]=&quot;Y&quot;;[.H27]=&quot;Y&quot;);&quot;Y&quot;;&quot;N&quot;))" office:value-type="string" office:string-value="Y" calcext:value-type="string">
            <text:p>Y</text:p>
          </table:table-cell>
          <table:table-cell table:formula="of:=IF(ISBLANK([.C27]);&quot;&quot;;IF(AND([.I27]=&quot;Y&quot;;[.K27]=&quot;Y&quot;;[.L27]=&quot;Y&quot;;[.M27]=&quot;Y&quot;;[.N27]=&quot;Y&quot;);&quot;Y&quot;;&quot;N&quot;))" office:value-type="string" office:string-value="N" calcext:value-type="string">
            <text:p>N</text:p>
          </table:table-cell>
          <table:table-cell table:formula="of:=IF(ISBLANK([.C27]);&quot;&quot;;IF(AND([.O27]=&quot;Y&quot;;[.P27]=&quot;Y&quot;;[.Q27]=&quot;Y&quot;);&quot;Y&quot;;&quot;N&quot;))" office:value-type="string" office:string-value="N" calcext:value-type="string">
            <text:p>N</text:p>
          </table:table-cell>
          <table:table-cell table:formula="of:=COUNTIF([.D27:.H27];[.$Y$2])" office:value-type="float" office:value="5" calcext:value-type="float">
            <text:p>5</text:p>
          </table:table-cell>
          <table:table-cell table:formula="of:=COUNTIF([.D27:.H27];[.$Z$2])" office:value-type="float" office:value="0" calcext:value-type="float">
            <text:p>0</text:p>
          </table:table-cell>
          <table:table-cell table:formula="of:=[.S27]/([.S27]+[.T2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One Sample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8]);&quot;&quot;;IF(AND([.D28]=&quot;Y&quot;;[.E28]=&quot;Y&quot;;[.F28]=&quot;Y&quot;);&quot;Y&quot;;&quot;N&quot;))" office:value-type="string" office:string-value="Y" calcext:value-type="string">
            <text:p>Y</text:p>
          </table:table-cell>
          <table:table-cell table:formula="of:=IF(ISBLANK([.C28]);&quot;&quot;;IF(AND([.G28]=&quot;Y&quot;;[.H28]=&quot;Y&quot;);&quot;Y&quot;;&quot;N&quot;))" office:value-type="string" office:string-value="Y" calcext:value-type="string">
            <text:p>Y</text:p>
          </table:table-cell>
          <table:table-cell table:formula="of:=IF(ISBLANK([.C28]);&quot;&quot;;IF(AND([.I28]=&quot;Y&quot;;[.K28]=&quot;Y&quot;;[.L28]=&quot;Y&quot;;[.M28]=&quot;Y&quot;;[.N28]=&quot;Y&quot;);&quot;Y&quot;;&quot;N&quot;))" office:value-type="string" office:string-value="N" calcext:value-type="string">
            <text:p>N</text:p>
          </table:table-cell>
          <table:table-cell table:formula="of:=IF(ISBLANK([.C28]);&quot;&quot;;IF(AND([.O28]=&quot;Y&quot;;[.P28]=&quot;Y&quot;;[.Q28]=&quot;Y&quot;);&quot;Y&quot;;&quot;N&quot;))" office:value-type="string" office:string-value="N" calcext:value-type="string">
            <text:p>N</text:p>
          </table:table-cell>
          <table:table-cell table:formula="of:=COUNTIF([.D28:.H28];[.$Y$2])" office:value-type="float" office:value="5" calcext:value-type="float">
            <text:p>5</text:p>
          </table:table-cell>
          <table:table-cell table:formula="of:=COUNTIF([.D28:.H28];[.$Z$2])" office:value-type="float" office:value="0" calcext:value-type="float">
            <text:p>0</text:p>
          </table:table-cell>
          <table:table-cell table:formula="of:=[.S28]/([.S28]+[.T2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29]);&quot;&quot;;IF(AND([.D29]=&quot;Y&quot;;[.E29]=&quot;Y&quot;;[.F29]=&quot;Y&quot;);&quot;Y&quot;;&quot;N&quot;))" office:value-type="string" office:string-value="Y" calcext:value-type="string">
            <text:p>Y</text:p>
          </table:table-cell>
          <table:table-cell table:formula="of:=IF(ISBLANK([.C29]);&quot;&quot;;IF(AND([.G29]=&quot;Y&quot;;[.H29]=&quot;Y&quot;);&quot;Y&quot;;&quot;N&quot;))" office:value-type="string" office:string-value="Y" calcext:value-type="string">
            <text:p>Y</text:p>
          </table:table-cell>
          <table:table-cell table:formula="of:=IF(ISBLANK([.C29]);&quot;&quot;;IF(AND([.I29]=&quot;Y&quot;;[.K29]=&quot;Y&quot;;[.L29]=&quot;Y&quot;;[.M29]=&quot;Y&quot;;[.N29]=&quot;Y&quot;);&quot;Y&quot;;&quot;N&quot;))" office:value-type="string" office:string-value="N" calcext:value-type="string">
            <text:p>N</text:p>
          </table:table-cell>
          <table:table-cell table:formula="of:=IF(ISBLANK([.C29]);&quot;&quot;;IF(AND([.O29]=&quot;Y&quot;;[.P29]=&quot;Y&quot;;[.Q29]=&quot;Y&quot;);&quot;Y&quot;;&quot;N&quot;))" office:value-type="string" office:string-value="N" calcext:value-type="string">
            <text:p>N</text:p>
          </table:table-cell>
          <table:table-cell table:formula="of:=COUNTIF([.D29:.H29];[.$Y$2])" office:value-type="float" office:value="5" calcext:value-type="float">
            <text:p>5</text:p>
          </table:table-cell>
          <table:table-cell table:formula="of:=COUNTIF([.D29:.H29];[.$Z$2])" office:value-type="float" office:value="0" calcext:value-type="float">
            <text:p>0</text:p>
          </table:table-cell>
          <table:table-cell table:formula="of:=[.S29]/([.S29]+[.T2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0]);&quot;&quot;;IF(AND([.D30]=&quot;Y&quot;;[.E30]=&quot;Y&quot;;[.F30]=&quot;Y&quot;);&quot;Y&quot;;&quot;N&quot;))" office:value-type="string" office:string-value="Y" calcext:value-type="string">
            <text:p>Y</text:p>
          </table:table-cell>
          <table:table-cell table:formula="of:=IF(ISBLANK([.C30]);&quot;&quot;;IF(AND([.G30]=&quot;Y&quot;;[.H30]=&quot;Y&quot;);&quot;Y&quot;;&quot;N&quot;))" office:value-type="string" office:string-value="Y" calcext:value-type="string">
            <text:p>Y</text:p>
          </table:table-cell>
          <table:table-cell table:formula="of:=IF(ISBLANK([.C30]);&quot;&quot;;IF(AND([.I30]=&quot;Y&quot;;[.K30]=&quot;Y&quot;;[.L30]=&quot;Y&quot;;[.M30]=&quot;Y&quot;;[.N30]=&quot;Y&quot;);&quot;Y&quot;;&quot;N&quot;))" office:value-type="string" office:string-value="N" calcext:value-type="string">
            <text:p>N</text:p>
          </table:table-cell>
          <table:table-cell table:formula="of:=IF(ISBLANK([.C30]);&quot;&quot;;IF(AND([.O30]=&quot;Y&quot;;[.P30]=&quot;Y&quot;;[.Q30]=&quot;Y&quot;);&quot;Y&quot;;&quot;N&quot;))" office:value-type="string" office:string-value="N" calcext:value-type="string">
            <text:p>N</text:p>
          </table:table-cell>
          <table:table-cell table:formula="of:=COUNTIF([.D30:.H30];[.$Y$2])" office:value-type="float" office:value="5" calcext:value-type="float">
            <text:p>5</text:p>
          </table:table-cell>
          <table:table-cell table:formula="of:=COUNTIF([.D30:.H30];[.$Z$2])" office:value-type="float" office:value="0" calcext:value-type="float">
            <text:p>0</text:p>
          </table:table-cell>
          <table:table-cell table:formula="of:=[.S30]/([.S30]+[.T3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Parallel)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1]);&quot;&quot;;IF(AND([.D31]=&quot;Y&quot;;[.E31]=&quot;Y&quot;;[.F31]=&quot;Y&quot;);&quot;Y&quot;;&quot;N&quot;))" office:value-type="string" office:string-value="Y" calcext:value-type="string">
            <text:p>Y</text:p>
          </table:table-cell>
          <table:table-cell table:formula="of:=IF(ISBLANK([.C31]);&quot;&quot;;IF(AND([.G31]=&quot;Y&quot;;[.H31]=&quot;Y&quot;);&quot;Y&quot;;&quot;N&quot;))" office:value-type="string" office:string-value="Y" calcext:value-type="string">
            <text:p>Y</text:p>
          </table:table-cell>
          <table:table-cell table:formula="of:=IF(ISBLANK([.C31]);&quot;&quot;;IF(AND([.I31]=&quot;Y&quot;;[.K31]=&quot;Y&quot;;[.L31]=&quot;Y&quot;;[.M31]=&quot;Y&quot;;[.N31]=&quot;Y&quot;);&quot;Y&quot;;&quot;N&quot;))" office:value-type="string" office:string-value="N" calcext:value-type="string">
            <text:p>N</text:p>
          </table:table-cell>
          <table:table-cell table:formula="of:=IF(ISBLANK([.C31]);&quot;&quot;;IF(AND([.O31]=&quot;Y&quot;;[.P31]=&quot;Y&quot;;[.Q31]=&quot;Y&quot;);&quot;Y&quot;;&quot;N&quot;))" office:value-type="string" office:string-value="N" calcext:value-type="string">
            <text:p>N</text:p>
          </table:table-cell>
          <table:table-cell table:formula="of:=COUNTIF([.D31:.H31];[.$Y$2])" office:value-type="float" office:value="5" calcext:value-type="float">
            <text:p>5</text:p>
          </table:table-cell>
          <table:table-cell table:formula="of:=COUNTIF([.D31:.H31];[.$Z$2])" office:value-type="float" office:value="0" calcext:value-type="float">
            <text:p>0</text:p>
          </table:table-cell>
          <table:table-cell table:formula="of:=[.S31]/([.S31]+[.T3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2]);&quot;&quot;;IF(AND([.D32]=&quot;Y&quot;;[.E32]=&quot;Y&quot;;[.F32]=&quot;Y&quot;);&quot;Y&quot;;&quot;N&quot;))" office:value-type="string" office:string-value="Y" calcext:value-type="string">
            <text:p>Y</text:p>
          </table:table-cell>
          <table:table-cell table:formula="of:=IF(ISBLANK([.C32]);&quot;&quot;;IF(AND([.G32]=&quot;Y&quot;;[.H32]=&quot;Y&quot;);&quot;Y&quot;;&quot;N&quot;))" office:value-type="string" office:string-value="Y" calcext:value-type="string">
            <text:p>Y</text:p>
          </table:table-cell>
          <table:table-cell table:formula="of:=IF(ISBLANK([.C32]);&quot;&quot;;IF(AND([.I32]=&quot;Y&quot;;[.K32]=&quot;Y&quot;;[.L32]=&quot;Y&quot;;[.M32]=&quot;Y&quot;;[.N32]=&quot;Y&quot;);&quot;Y&quot;;&quot;N&quot;))" office:value-type="string" office:string-value="N" calcext:value-type="string">
            <text:p>N</text:p>
          </table:table-cell>
          <table:table-cell table:formula="of:=IF(ISBLANK([.C32]);&quot;&quot;;IF(AND([.O32]=&quot;Y&quot;;[.P32]=&quot;Y&quot;;[.Q32]=&quot;Y&quot;);&quot;Y&quot;;&quot;N&quot;))" office:value-type="string" office:string-value="N" calcext:value-type="string">
            <text:p>N</text:p>
          </table:table-cell>
          <table:table-cell table:formula="of:=COUNTIF([.D32:.H32];[.$Y$2])" office:value-type="float" office:value="5" calcext:value-type="float">
            <text:p>5</text:p>
          </table:table-cell>
          <table:table-cell table:formula="of:=COUNTIF([.D32:.H32];[.$Z$2])" office:value-type="float" office:value="0" calcext:value-type="float">
            <text:p>0</text:p>
          </table:table-cell>
          <table:table-cell table:formula="of:=[.S32]/([.S32]+[.T3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3]);&quot;&quot;;IF(AND([.D33]=&quot;Y&quot;;[.E33]=&quot;Y&quot;;[.F33]=&quot;Y&quot;);&quot;Y&quot;;&quot;N&quot;))" office:value-type="string" office:string-value="Y" calcext:value-type="string">
            <text:p>Y</text:p>
          </table:table-cell>
          <table:table-cell table:formula="of:=IF(ISBLANK([.C33]);&quot;&quot;;IF(AND([.G33]=&quot;Y&quot;;[.H33]=&quot;Y&quot;);&quot;Y&quot;;&quot;N&quot;))" office:value-type="string" office:string-value="Y" calcext:value-type="string">
            <text:p>Y</text:p>
          </table:table-cell>
          <table:table-cell table:formula="of:=IF(ISBLANK([.C33]);&quot;&quot;;IF(AND([.I33]=&quot;Y&quot;;[.K33]=&quot;Y&quot;;[.L33]=&quot;Y&quot;;[.M33]=&quot;Y&quot;;[.N33]=&quot;Y&quot;);&quot;Y&quot;;&quot;N&quot;))" office:value-type="string" office:string-value="N" calcext:value-type="string">
            <text:p>N</text:p>
          </table:table-cell>
          <table:table-cell table:formula="of:=IF(ISBLANK([.C33]);&quot;&quot;;IF(AND([.O33]=&quot;Y&quot;;[.P33]=&quot;Y&quot;;[.Q33]=&quot;Y&quot;);&quot;Y&quot;;&quot;N&quot;))" office:value-type="string" office:string-value="N" calcext:value-type="string">
            <text:p>N</text:p>
          </table:table-cell>
          <table:table-cell table:formula="of:=COUNTIF([.D33:.H33];[.$Y$2])" office:value-type="float" office:value="5" calcext:value-type="float">
            <text:p>5</text:p>
          </table:table-cell>
          <table:table-cell table:formula="of:=COUNTIF([.D33:.H33];[.$Z$2])" office:value-type="float" office:value="0" calcext:value-type="float">
            <text:p>0</text:p>
          </table:table-cell>
          <table:table-cell table:formula="of:=[.S33]/([.S33]+[.T3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Two Sample (Crossover)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4]);&quot;&quot;;IF(AND([.D34]=&quot;Y&quot;;[.E34]=&quot;Y&quot;;[.F34]=&quot;Y&quot;);&quot;Y&quot;;&quot;N&quot;))" office:value-type="string" office:string-value="Y" calcext:value-type="string">
            <text:p>Y</text:p>
          </table:table-cell>
          <table:table-cell table:formula="of:=IF(ISBLANK([.C34]);&quot;&quot;;IF(AND([.G34]=&quot;Y&quot;;[.H34]=&quot;Y&quot;);&quot;Y&quot;;&quot;N&quot;))" office:value-type="string" office:string-value="Y" calcext:value-type="string">
            <text:p>Y</text:p>
          </table:table-cell>
          <table:table-cell table:formula="of:=IF(ISBLANK([.C34]);&quot;&quot;;IF(AND([.I34]=&quot;Y&quot;;[.K34]=&quot;Y&quot;;[.L34]=&quot;Y&quot;;[.M34]=&quot;Y&quot;;[.N34]=&quot;Y&quot;);&quot;Y&quot;;&quot;N&quot;))" office:value-type="string" office:string-value="N" calcext:value-type="string">
            <text:p>N</text:p>
          </table:table-cell>
          <table:table-cell table:formula="of:=IF(ISBLANK([.C34]);&quot;&quot;;IF(AND([.O34]=&quot;Y&quot;;[.P34]=&quot;Y&quot;;[.Q34]=&quot;Y&quot;);&quot;Y&quot;;&quot;N&quot;))" office:value-type="string" office:string-value="N" calcext:value-type="string">
            <text:p>N</text:p>
          </table:table-cell>
          <table:table-cell table:formula="of:=COUNTIF([.D34:.H34];[.$Y$2])" office:value-type="float" office:value="5" calcext:value-type="float">
            <text:p>5</text:p>
          </table:table-cell>
          <table:table-cell table:formula="of:=COUNTIF([.D34:.H34];[.$Z$2])" office:value-type="float" office:value="0" calcext:value-type="float">
            <text:p>0</text:p>
          </table:table-cell>
          <table:table-cell table:formula="of:=[.S34]/([.S34]+[.T3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One-Way ANOVA</text:p>
          </table:table-cell>
          <table:table-cell table:style-name="ce3" office:value-type="string" calcext:value-type="string">
            <text:p>Pairwise Comparison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5]);&quot;&quot;;IF(AND([.D35]=&quot;Y&quot;;[.E35]=&quot;Y&quot;;[.F35]=&quot;Y&quot;);&quot;Y&quot;;&quot;N&quot;))" office:value-type="string" office:string-value="Y" calcext:value-type="string">
            <text:p>Y</text:p>
          </table:table-cell>
          <table:table-cell table:formula="of:=IF(ISBLANK([.C35]);&quot;&quot;;IF(AND([.G35]=&quot;Y&quot;;[.H35]=&quot;Y&quot;);&quot;Y&quot;;&quot;N&quot;))" office:value-type="string" office:string-value="Y" calcext:value-type="string">
            <text:p>Y</text:p>
          </table:table-cell>
          <table:table-cell table:formula="of:=IF(ISBLANK([.C35]);&quot;&quot;;IF(AND([.I35]=&quot;Y&quot;;[.K35]=&quot;Y&quot;;[.L35]=&quot;Y&quot;;[.M35]=&quot;Y&quot;;[.N35]=&quot;Y&quot;);&quot;Y&quot;;&quot;N&quot;))" office:value-type="string" office:string-value="N" calcext:value-type="string">
            <text:p>N</text:p>
          </table:table-cell>
          <table:table-cell table:formula="of:=IF(ISBLANK([.C35]);&quot;&quot;;IF(AND([.O35]=&quot;Y&quot;;[.P35]=&quot;Y&quot;;[.Q35]=&quot;Y&quot;);&quot;Y&quot;;&quot;N&quot;))" office:value-type="string" office:string-value="N" calcext:value-type="string">
            <text:p>N</text:p>
          </table:table-cell>
          <table:table-cell table:formula="of:=COUNTIF([.D35:.H35];[.$Y$2])" office:value-type="float" office:value="5" calcext:value-type="float">
            <text:p>5</text:p>
          </table:table-cell>
          <table:table-cell table:formula="of:=COUNTIF([.D35:.H35];[.$Z$2])" office:value-type="float" office:value="0" calcext:value-type="float">
            <text:p>0</text:p>
          </table:table-cell>
          <table:table-cell table:formula="of:=[.S35]/([.S35]+[.T3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Williams Design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6]);&quot;&quot;;IF(AND([.D36]=&quot;Y&quot;;[.E36]=&quot;Y&quot;;[.F36]=&quot;Y&quot;);&quot;Y&quot;;&quot;N&quot;))" office:value-type="string" office:string-value="Y" calcext:value-type="string">
            <text:p>Y</text:p>
          </table:table-cell>
          <table:table-cell table:formula="of:=IF(ISBLANK([.C36]);&quot;&quot;;IF(AND([.G36]=&quot;Y&quot;;[.H36]=&quot;Y&quot;);&quot;Y&quot;;&quot;N&quot;))" office:value-type="string" office:string-value="Y" calcext:value-type="string">
            <text:p>Y</text:p>
          </table:table-cell>
          <table:table-cell table:formula="of:=IF(ISBLANK([.C36]);&quot;&quot;;IF(AND([.I36]=&quot;Y&quot;;[.K36]=&quot;Y&quot;;[.L36]=&quot;Y&quot;;[.M36]=&quot;Y&quot;;[.N36]=&quot;Y&quot;);&quot;Y&quot;;&quot;N&quot;))" office:value-type="string" office:string-value="N" calcext:value-type="string">
            <text:p>N</text:p>
          </table:table-cell>
          <table:table-cell table:formula="of:=IF(ISBLANK([.C36]);&quot;&quot;;IF(AND([.O36]=&quot;Y&quot;;[.P36]=&quot;Y&quot;;[.Q36]=&quot;Y&quot;);&quot;Y&quot;;&quot;N&quot;))" office:value-type="string" office:string-value="N" calcext:value-type="string">
            <text:p>N</text:p>
          </table:table-cell>
          <table:table-cell table:formula="of:=COUNTIF([.D36:.H36];[.$Y$2])" office:value-type="float" office:value="5" calcext:value-type="float">
            <text:p>5</text:p>
          </table:table-cell>
          <table:table-cell table:formula="of:=COUNTIF([.D36:.H36];[.$Z$2])" office:value-type="float" office:value="0" calcext:value-type="float">
            <text:p>0</text:p>
          </table:table-cell>
          <table:table-cell table:formula="of:=[.S36]/([.S36]+[.T3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Williams Design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7]);&quot;&quot;;IF(AND([.D37]=&quot;Y&quot;;[.E37]=&quot;Y&quot;;[.F37]=&quot;Y&quot;);&quot;Y&quot;;&quot;N&quot;))" office:value-type="string" office:string-value="Y" calcext:value-type="string">
            <text:p>Y</text:p>
          </table:table-cell>
          <table:table-cell table:formula="of:=IF(ISBLANK([.C37]);&quot;&quot;;IF(AND([.G37]=&quot;Y&quot;;[.H37]=&quot;Y&quot;);&quot;Y&quot;;&quot;N&quot;))" office:value-type="string" office:string-value="Y" calcext:value-type="string">
            <text:p>Y</text:p>
          </table:table-cell>
          <table:table-cell table:formula="of:=IF(ISBLANK([.C37]);&quot;&quot;;IF(AND([.I37]=&quot;Y&quot;;[.K37]=&quot;Y&quot;;[.L37]=&quot;Y&quot;;[.M37]=&quot;Y&quot;;[.N37]=&quot;Y&quot;);&quot;Y&quot;;&quot;N&quot;))" office:value-type="string" office:string-value="N" calcext:value-type="string">
            <text:p>N</text:p>
          </table:table-cell>
          <table:table-cell table:formula="of:=IF(ISBLANK([.C37]);&quot;&quot;;IF(AND([.O37]=&quot;Y&quot;;[.P37]=&quot;Y&quot;;[.Q37]=&quot;Y&quot;);&quot;Y&quot;;&quot;N&quot;))" office:value-type="string" office:string-value="N" calcext:value-type="string">
            <text:p>N</text:p>
          </table:table-cell>
          <table:table-cell table:formula="of:=COUNTIF([.D37:.H37];[.$Y$2])" office:value-type="float" office:value="5" calcext:value-type="float">
            <text:p>5</text:p>
          </table:table-cell>
          <table:table-cell table:formula="of:=COUNTIF([.D37:.H37];[.$Z$2])" office:value-type="float" office:value="0" calcext:value-type="float">
            <text:p>0</text:p>
          </table:table-cell>
          <table:table-cell table:formula="of:=[.S37]/([.S37]+[.T3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Williams Design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8]);&quot;&quot;;IF(AND([.D38]=&quot;Y&quot;;[.E38]=&quot;Y&quot;;[.F38]=&quot;Y&quot;);&quot;Y&quot;;&quot;N&quot;))" office:value-type="string" office:string-value="Y" calcext:value-type="string">
            <text:p>Y</text:p>
          </table:table-cell>
          <table:table-cell table:formula="of:=IF(ISBLANK([.C38]);&quot;&quot;;IF(AND([.G38]=&quot;Y&quot;;[.H38]=&quot;Y&quot;);&quot;Y&quot;;&quot;N&quot;))" office:value-type="string" office:string-value="Y" calcext:value-type="string">
            <text:p>Y</text:p>
          </table:table-cell>
          <table:table-cell table:formula="of:=IF(ISBLANK([.C38]);&quot;&quot;;IF(AND([.I38]=&quot;Y&quot;;[.K38]=&quot;Y&quot;;[.L38]=&quot;Y&quot;;[.M38]=&quot;Y&quot;;[.N38]=&quot;Y&quot;);&quot;Y&quot;;&quot;N&quot;))" office:value-type="string" office:string-value="N" calcext:value-type="string">
            <text:p>N</text:p>
          </table:table-cell>
          <table:table-cell table:formula="of:=IF(ISBLANK([.C38]);&quot;&quot;;IF(AND([.O38]=&quot;Y&quot;;[.P38]=&quot;Y&quot;;[.Q38]=&quot;Y&quot;);&quot;Y&quot;;&quot;N&quot;))" office:value-type="string" office:string-value="N" calcext:value-type="string">
            <text:p>N</text:p>
          </table:table-cell>
          <table:table-cell table:formula="of:=COUNTIF([.D38:.H38];[.$Y$2])" office:value-type="float" office:value="5" calcext:value-type="float">
            <text:p>5</text:p>
          </table:table-cell>
          <table:table-cell table:formula="of:=COUNTIF([.D38:.H38];[.$Z$2])" office:value-type="float" office:value="0" calcext:value-type="float">
            <text:p>0</text:p>
          </table:table-cell>
          <table:table-cell table:formula="of:=[.S38]/([.S38]+[.T3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Parallel)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39]);&quot;&quot;;IF(AND([.D39]=&quot;Y&quot;;[.E39]=&quot;Y&quot;;[.F39]=&quot;Y&quot;);&quot;Y&quot;;&quot;N&quot;))" office:value-type="string" office:string-value="Y" calcext:value-type="string">
            <text:p>Y</text:p>
          </table:table-cell>
          <table:table-cell table:formula="of:=IF(ISBLANK([.C39]);&quot;&quot;;IF(AND([.G39]=&quot;Y&quot;;[.H39]=&quot;Y&quot;);&quot;Y&quot;;&quot;N&quot;))" office:value-type="string" office:string-value="Y" calcext:value-type="string">
            <text:p>Y</text:p>
          </table:table-cell>
          <table:table-cell table:formula="of:=IF(ISBLANK([.C39]);&quot;&quot;;IF(AND([.I39]=&quot;Y&quot;;[.K39]=&quot;Y&quot;;[.L39]=&quot;Y&quot;;[.M39]=&quot;Y&quot;;[.N39]=&quot;Y&quot;);&quot;Y&quot;;&quot;N&quot;))" office:value-type="string" office:string-value="N" calcext:value-type="string">
            <text:p>N</text:p>
          </table:table-cell>
          <table:table-cell table:formula="of:=IF(ISBLANK([.C39]);&quot;&quot;;IF(AND([.O39]=&quot;Y&quot;;[.P39]=&quot;Y&quot;;[.Q39]=&quot;Y&quot;);&quot;Y&quot;;&quot;N&quot;))" office:value-type="string" office:string-value="N" calcext:value-type="string">
            <text:p>N</text:p>
          </table:table-cell>
          <table:table-cell table:formula="of:=COUNTIF([.D39:.H39];[.$Y$2])" office:value-type="float" office:value="5" calcext:value-type="float">
            <text:p>5</text:p>
          </table:table-cell>
          <table:table-cell table:formula="of:=COUNTIF([.D39:.H39];[.$Z$2])" office:value-type="float" office:value="0" calcext:value-type="float">
            <text:p>0</text:p>
          </table:table-cell>
          <table:table-cell table:formula="of:=[.S39]/([.S39]+[.T3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Parallel)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0]);&quot;&quot;;IF(AND([.D40]=&quot;Y&quot;;[.E40]=&quot;Y&quot;;[.F40]=&quot;Y&quot;);&quot;Y&quot;;&quot;N&quot;))" office:value-type="string" office:string-value="Y" calcext:value-type="string">
            <text:p>Y</text:p>
          </table:table-cell>
          <table:table-cell table:formula="of:=IF(ISBLANK([.C40]);&quot;&quot;;IF(AND([.G40]=&quot;Y&quot;;[.H40]=&quot;Y&quot;);&quot;Y&quot;;&quot;N&quot;))" office:value-type="string" office:string-value="Y" calcext:value-type="string">
            <text:p>Y</text:p>
          </table:table-cell>
          <table:table-cell table:formula="of:=IF(ISBLANK([.C40]);&quot;&quot;;IF(AND([.I40]=&quot;Y&quot;;[.K40]=&quot;Y&quot;;[.L40]=&quot;Y&quot;;[.M40]=&quot;Y&quot;;[.N40]=&quot;Y&quot;);&quot;Y&quot;;&quot;N&quot;))" office:value-type="string" office:string-value="N" calcext:value-type="string">
            <text:p>N</text:p>
          </table:table-cell>
          <table:table-cell table:formula="of:=IF(ISBLANK([.C40]);&quot;&quot;;IF(AND([.O40]=&quot;Y&quot;;[.P40]=&quot;Y&quot;;[.Q40]=&quot;Y&quot;);&quot;Y&quot;;&quot;N&quot;))" office:value-type="string" office:string-value="N" calcext:value-type="string">
            <text:p>N</text:p>
          </table:table-cell>
          <table:table-cell table:formula="of:=COUNTIF([.D40:.H40];[.$Y$2])" office:value-type="float" office:value="5" calcext:value-type="float">
            <text:p>5</text:p>
          </table:table-cell>
          <table:table-cell table:formula="of:=COUNTIF([.D40:.H40];[.$Z$2])" office:value-type="float" office:value="0" calcext:value-type="float">
            <text:p>0</text:p>
          </table:table-cell>
          <table:table-cell table:formula="of:=[.S40]/([.S40]+[.T4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Parallel)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1]);&quot;&quot;;IF(AND([.D41]=&quot;Y&quot;;[.E41]=&quot;Y&quot;;[.F41]=&quot;Y&quot;);&quot;Y&quot;;&quot;N&quot;))" office:value-type="string" office:string-value="Y" calcext:value-type="string">
            <text:p>Y</text:p>
          </table:table-cell>
          <table:table-cell table:formula="of:=IF(ISBLANK([.C41]);&quot;&quot;;IF(AND([.G41]=&quot;Y&quot;;[.H41]=&quot;Y&quot;);&quot;Y&quot;;&quot;N&quot;))" office:value-type="string" office:string-value="Y" calcext:value-type="string">
            <text:p>Y</text:p>
          </table:table-cell>
          <table:table-cell table:formula="of:=IF(ISBLANK([.C41]);&quot;&quot;;IF(AND([.I41]=&quot;Y&quot;;[.K41]=&quot;Y&quot;;[.L41]=&quot;Y&quot;;[.M41]=&quot;Y&quot;;[.N41]=&quot;Y&quot;);&quot;Y&quot;;&quot;N&quot;))" office:value-type="string" office:string-value="N" calcext:value-type="string">
            <text:p>N</text:p>
          </table:table-cell>
          <table:table-cell table:formula="of:=IF(ISBLANK([.C41]);&quot;&quot;;IF(AND([.O41]=&quot;Y&quot;;[.P41]=&quot;Y&quot;;[.Q41]=&quot;Y&quot;);&quot;Y&quot;;&quot;N&quot;))" office:value-type="string" office:string-value="N" calcext:value-type="string">
            <text:p>N</text:p>
          </table:table-cell>
          <table:table-cell table:formula="of:=COUNTIF([.D41:.H41];[.$Y$2])" office:value-type="float" office:value="5" calcext:value-type="float">
            <text:p>5</text:p>
          </table:table-cell>
          <table:table-cell table:formula="of:=COUNTIF([.D41:.H41];[.$Z$2])" office:value-type="float" office:value="0" calcext:value-type="float">
            <text:p>0</text:p>
          </table:table-cell>
          <table:table-cell table:formula="of:=[.S41]/([.S41]+[.T4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Crossover)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2]);&quot;&quot;;IF(AND([.D42]=&quot;Y&quot;;[.E42]=&quot;Y&quot;;[.F42]=&quot;Y&quot;);&quot;Y&quot;;&quot;N&quot;))" office:value-type="string" office:string-value="Y" calcext:value-type="string">
            <text:p>Y</text:p>
          </table:table-cell>
          <table:table-cell table:formula="of:=IF(ISBLANK([.C42]);&quot;&quot;;IF(AND([.G42]=&quot;Y&quot;;[.H42]=&quot;Y&quot;);&quot;Y&quot;;&quot;N&quot;))" office:value-type="string" office:string-value="Y" calcext:value-type="string">
            <text:p>Y</text:p>
          </table:table-cell>
          <table:table-cell table:formula="of:=IF(ISBLANK([.C42]);&quot;&quot;;IF(AND([.I42]=&quot;Y&quot;;[.K42]=&quot;Y&quot;;[.L42]=&quot;Y&quot;;[.M42]=&quot;Y&quot;;[.N42]=&quot;Y&quot;);&quot;Y&quot;;&quot;N&quot;))" office:value-type="string" office:string-value="N" calcext:value-type="string">
            <text:p>N</text:p>
          </table:table-cell>
          <table:table-cell table:formula="of:=IF(ISBLANK([.C42]);&quot;&quot;;IF(AND([.O42]=&quot;Y&quot;;[.P42]=&quot;Y&quot;;[.Q42]=&quot;Y&quot;);&quot;Y&quot;;&quot;N&quot;))" office:value-type="string" office:string-value="N" calcext:value-type="string">
            <text:p>N</text:p>
          </table:table-cell>
          <table:table-cell table:formula="of:=COUNTIF([.D42:.H42];[.$Y$2])" office:value-type="float" office:value="5" calcext:value-type="float">
            <text:p>5</text:p>
          </table:table-cell>
          <table:table-cell table:formula="of:=COUNTIF([.D42:.H42];[.$Z$2])" office:value-type="float" office:value="0" calcext:value-type="float">
            <text:p>0</text:p>
          </table:table-cell>
          <table:table-cell table:formula="of:=[.S42]/([.S42]+[.T4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Crossover)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3]);&quot;&quot;;IF(AND([.D43]=&quot;Y&quot;;[.E43]=&quot;Y&quot;;[.F43]=&quot;Y&quot;);&quot;Y&quot;;&quot;N&quot;))" office:value-type="string" office:string-value="Y" calcext:value-type="string">
            <text:p>Y</text:p>
          </table:table-cell>
          <table:table-cell table:formula="of:=IF(ISBLANK([.C43]);&quot;&quot;;IF(AND([.G43]=&quot;Y&quot;;[.H43]=&quot;Y&quot;);&quot;Y&quot;;&quot;N&quot;))" office:value-type="string" office:string-value="Y" calcext:value-type="string">
            <text:p>Y</text:p>
          </table:table-cell>
          <table:table-cell table:formula="of:=IF(ISBLANK([.C43]);&quot;&quot;;IF(AND([.I43]=&quot;Y&quot;;[.K43]=&quot;Y&quot;;[.L43]=&quot;Y&quot;;[.M43]=&quot;Y&quot;;[.N43]=&quot;Y&quot;);&quot;Y&quot;;&quot;N&quot;))" office:value-type="string" office:string-value="N" calcext:value-type="string">
            <text:p>N</text:p>
          </table:table-cell>
          <table:table-cell table:formula="of:=IF(ISBLANK([.C43]);&quot;&quot;;IF(AND([.O43]=&quot;Y&quot;;[.P43]=&quot;Y&quot;;[.Q43]=&quot;Y&quot;);&quot;Y&quot;;&quot;N&quot;))" office:value-type="string" office:string-value="N" calcext:value-type="string">
            <text:p>N</text:p>
          </table:table-cell>
          <table:table-cell table:formula="of:=COUNTIF([.D43:.H43];[.$Y$2])" office:value-type="float" office:value="5" calcext:value-type="float">
            <text:p>5</text:p>
          </table:table-cell>
          <table:table-cell table:formula="of:=COUNTIF([.D43:.H43];[.$Z$2])" office:value-type="float" office:value="0" calcext:value-type="float">
            <text:p>0</text:p>
          </table:table-cell>
          <table:table-cell table:formula="of:=[.S43]/([.S43]+[.T4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Large Sample)</text:p>
          </table:table-cell>
          <table:table-cell table:style-name="ce3" office:value-type="string" calcext:value-type="string">
            <text:p>Relative Risk (Crossover)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4]);&quot;&quot;;IF(AND([.D44]=&quot;Y&quot;;[.E44]=&quot;Y&quot;;[.F44]=&quot;Y&quot;);&quot;Y&quot;;&quot;N&quot;))" office:value-type="string" office:string-value="Y" calcext:value-type="string">
            <text:p>Y</text:p>
          </table:table-cell>
          <table:table-cell table:formula="of:=IF(ISBLANK([.C44]);&quot;&quot;;IF(AND([.G44]=&quot;Y&quot;;[.H44]=&quot;Y&quot;);&quot;Y&quot;;&quot;N&quot;))" office:value-type="string" office:string-value="Y" calcext:value-type="string">
            <text:p>Y</text:p>
          </table:table-cell>
          <table:table-cell table:formula="of:=IF(ISBLANK([.C44]);&quot;&quot;;IF(AND([.I44]=&quot;Y&quot;;[.K44]=&quot;Y&quot;;[.L44]=&quot;Y&quot;;[.M44]=&quot;Y&quot;;[.N44]=&quot;Y&quot;);&quot;Y&quot;;&quot;N&quot;))" office:value-type="string" office:string-value="N" calcext:value-type="string">
            <text:p>N</text:p>
          </table:table-cell>
          <table:table-cell table:formula="of:=IF(ISBLANK([.C44]);&quot;&quot;;IF(AND([.O44]=&quot;Y&quot;;[.P44]=&quot;Y&quot;;[.Q44]=&quot;Y&quot;);&quot;Y&quot;;&quot;N&quot;))" office:value-type="string" office:string-value="N" calcext:value-type="string">
            <text:p>N</text:p>
          </table:table-cell>
          <table:table-cell table:formula="of:=COUNTIF([.D44:.H44];[.$Y$2])" office:value-type="float" office:value="5" calcext:value-type="float">
            <text:p>5</text:p>
          </table:table-cell>
          <table:table-cell table:formula="of:=COUNTIF([.D44:.H44];[.$Z$2])" office:value-type="float" office:value="0" calcext:value-type="float">
            <text:p>0</text:p>
          </table:table-cell>
          <table:table-cell table:formula="of:=[.S44]/([.S44]+[.T4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portions (Exact)</text:p>
          </table:table-cell>
          <table:table-cell table:style-name="ce3" office:value-type="string" calcext:value-type="string">
            <text:p>Binomial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5]);&quot;&quot;;IF(AND([.D45]=&quot;Y&quot;;[.E45]=&quot;Y&quot;;[.F45]=&quot;Y&quot;);&quot;Y&quot;;&quot;N&quot;))" office:value-type="string" office:string-value="Y" calcext:value-type="string">
            <text:p>Y</text:p>
          </table:table-cell>
          <table:table-cell table:formula="of:=IF(ISBLANK([.C45]);&quot;&quot;;IF(AND([.G45]=&quot;Y&quot;;[.H45]=&quot;Y&quot;);&quot;Y&quot;;&quot;N&quot;))" office:value-type="string" office:string-value="Y" calcext:value-type="string">
            <text:p>Y</text:p>
          </table:table-cell>
          <table:table-cell table:formula="of:=IF(ISBLANK([.C45]);&quot;&quot;;IF(AND([.I45]=&quot;Y&quot;;[.K45]=&quot;Y&quot;;[.L45]=&quot;Y&quot;;[.M45]=&quot;Y&quot;;[.N45]=&quot;Y&quot;);&quot;Y&quot;;&quot;N&quot;))" office:value-type="string" office:string-value="N" calcext:value-type="string">
            <text:p>N</text:p>
          </table:table-cell>
          <table:table-cell table:formula="of:=IF(ISBLANK([.C45]);&quot;&quot;;IF(AND([.O45]=&quot;Y&quot;;[.P45]=&quot;Y&quot;;[.Q45]=&quot;Y&quot;);&quot;Y&quot;;&quot;N&quot;))" office:value-type="string" office:string-value="N" calcext:value-type="string">
            <text:p>N</text:p>
          </table:table-cell>
          <table:table-cell table:formula="of:=COUNTIF([.D45:.H45];[.$Y$2])" office:value-type="float" office:value="5" calcext:value-type="float">
            <text:p>5</text:p>
          </table:table-cell>
          <table:table-cell table:formula="of:=COUNTIF([.D45:.H45];[.$Z$2])" office:value-type="float" office:value="0" calcext:value-type="float">
            <text:p>0</text:p>
          </table:table-cell>
          <table:table-cell table:formula="of:=[.S45]/([.S45]+[.T4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roportions (Exact)</text:p>
          </table:table-cell>
          <table:table-cell table:style-name="ce4" office:value-type="string" calcext:value-type="string">
            <text:p>Fisher's Exact Test</text:p>
          </table:table-cell>
          <table:table-cell table:style-name="ce4" office:value-type="string" calcext:value-type="string">
            <text:p>Equality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6]);&quot;&quot;;IF(AND([.D46]=&quot;Y&quot;;[.E46]=&quot;Y&quot;;[.F46]=&quot;Y&quot;);&quot;Y&quot;;&quot;N&quot;))" office:value-type="string" office:string-value="N" calcext:value-type="string">
            <text:p>N</text:p>
          </table:table-cell>
          <table:table-cell table:formula="of:=IF(ISBLANK([.C46]);&quot;&quot;;IF(AND([.G46]=&quot;Y&quot;;[.H46]=&quot;Y&quot;);&quot;Y&quot;;&quot;N&quot;))" office:value-type="string" office:string-value="N" calcext:value-type="string">
            <text:p>N</text:p>
          </table:table-cell>
          <table:table-cell table:formula="of:=IF(ISBLANK([.C46]);&quot;&quot;;IF(AND([.I46]=&quot;Y&quot;;[.K46]=&quot;Y&quot;;[.L46]=&quot;Y&quot;;[.M46]=&quot;Y&quot;;[.N46]=&quot;Y&quot;);&quot;Y&quot;;&quot;N&quot;))" office:value-type="string" office:string-value="N" calcext:value-type="string">
            <text:p>N</text:p>
          </table:table-cell>
          <table:table-cell table:formula="of:=IF(ISBLANK([.C46]);&quot;&quot;;IF(AND([.O46]=&quot;Y&quot;;[.P46]=&quot;Y&quot;;[.Q46]=&quot;Y&quot;);&quot;Y&quot;;&quot;N&quot;))" office:value-type="string" office:string-value="N" calcext:value-type="string">
            <text:p>N</text:p>
          </table:table-cell>
          <table:table-cell table:formula="of:=COUNTIF([.D46:.H46];[.$Y$2])" office:value-type="float" office:value="0" calcext:value-type="float">
            <text:p>0</text:p>
          </table:table-cell>
          <table:table-cell table:formula="of:=COUNTIF([.D46:.H46];[.$Z$2])" office:value-type="float" office:value="5" calcext:value-type="float">
            <text:p>5</text:p>
          </table:table-cell>
          <table:table-cell table:formula="of:=[.S46]/([.S46]+[.T46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roportions (Exact)</text:p>
          </table:table-cell>
          <table:table-cell table:style-name="ce4" office:value-type="string" calcext:value-type="string">
            <text:p>Optimal Multiple-Stage Designs</text:p>
          </table:table-cell>
          <table:table-cell table:style-name="ce4" office:value-type="string" calcext:value-type="string">
            <text:p>Optimal Two-Stage Desig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7]);&quot;&quot;;IF(AND([.D47]=&quot;Y&quot;;[.E47]=&quot;Y&quot;;[.F47]=&quot;Y&quot;);&quot;Y&quot;;&quot;N&quot;))" office:value-type="string" office:string-value="N" calcext:value-type="string">
            <text:p>N</text:p>
          </table:table-cell>
          <table:table-cell table:formula="of:=IF(ISBLANK([.C47]);&quot;&quot;;IF(AND([.G47]=&quot;Y&quot;;[.H47]=&quot;Y&quot;);&quot;Y&quot;;&quot;N&quot;))" office:value-type="string" office:string-value="N" calcext:value-type="string">
            <text:p>N</text:p>
          </table:table-cell>
          <table:table-cell table:formula="of:=IF(ISBLANK([.C47]);&quot;&quot;;IF(AND([.I47]=&quot;Y&quot;;[.K47]=&quot;Y&quot;;[.L47]=&quot;Y&quot;;[.M47]=&quot;Y&quot;;[.N47]=&quot;Y&quot;);&quot;Y&quot;;&quot;N&quot;))" office:value-type="string" office:string-value="N" calcext:value-type="string">
            <text:p>N</text:p>
          </table:table-cell>
          <table:table-cell table:formula="of:=IF(ISBLANK([.C47]);&quot;&quot;;IF(AND([.O47]=&quot;Y&quot;;[.P47]=&quot;Y&quot;;[.Q47]=&quot;Y&quot;);&quot;Y&quot;;&quot;N&quot;))" office:value-type="string" office:string-value="N" calcext:value-type="string">
            <text:p>N</text:p>
          </table:table-cell>
          <table:table-cell table:formula="of:=COUNTIF([.D47:.H47];[.$Y$2])" office:value-type="float" office:value="0" calcext:value-type="float">
            <text:p>0</text:p>
          </table:table-cell>
          <table:table-cell table:formula="of:=COUNTIF([.D47:.H47];[.$Z$2])" office:value-type="float" office:value="5" calcext:value-type="float">
            <text:p>5</text:p>
          </table:table-cell>
          <table:table-cell table:formula="of:=[.S47]/([.S47]+[.T47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roportions (Exact)</text:p>
          </table:table-cell>
          <table:table-cell table:style-name="ce4" office:value-type="string" calcext:value-type="string">
            <text:p>Optimal Multiple-Stage Designs</text:p>
          </table:table-cell>
          <table:table-cell table:style-name="ce4" office:value-type="string" calcext:value-type="string">
            <text:p>Flexible Two-Stage Desig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8]);&quot;&quot;;IF(AND([.D48]=&quot;Y&quot;;[.E48]=&quot;Y&quot;;[.F48]=&quot;Y&quot;);&quot;Y&quot;;&quot;N&quot;))" office:value-type="string" office:string-value="N" calcext:value-type="string">
            <text:p>N</text:p>
          </table:table-cell>
          <table:table-cell table:formula="of:=IF(ISBLANK([.C48]);&quot;&quot;;IF(AND([.G48]=&quot;Y&quot;;[.H48]=&quot;Y&quot;);&quot;Y&quot;;&quot;N&quot;))" office:value-type="string" office:string-value="N" calcext:value-type="string">
            <text:p>N</text:p>
          </table:table-cell>
          <table:table-cell table:formula="of:=IF(ISBLANK([.C48]);&quot;&quot;;IF(AND([.I48]=&quot;Y&quot;;[.K48]=&quot;Y&quot;;[.L48]=&quot;Y&quot;;[.M48]=&quot;Y&quot;;[.N48]=&quot;Y&quot;);&quot;Y&quot;;&quot;N&quot;))" office:value-type="string" office:string-value="N" calcext:value-type="string">
            <text:p>N</text:p>
          </table:table-cell>
          <table:table-cell table:formula="of:=IF(ISBLANK([.C48]);&quot;&quot;;IF(AND([.O48]=&quot;Y&quot;;[.P48]=&quot;Y&quot;;[.Q48]=&quot;Y&quot;);&quot;Y&quot;;&quot;N&quot;))" office:value-type="string" office:string-value="N" calcext:value-type="string">
            <text:p>N</text:p>
          </table:table-cell>
          <table:table-cell table:formula="of:=COUNTIF([.D48:.H48];[.$Y$2])" office:value-type="float" office:value="0" calcext:value-type="float">
            <text:p>0</text:p>
          </table:table-cell>
          <table:table-cell table:formula="of:=COUNTIF([.D48:.H48];[.$Z$2])" office:value-type="float" office:value="5" calcext:value-type="float">
            <text:p>5</text:p>
          </table:table-cell>
          <table:table-cell table:formula="of:=[.S48]/([.S48]+[.T48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roportions (Exact)</text:p>
          </table:table-cell>
          <table:table-cell table:style-name="ce4" office:value-type="string" calcext:value-type="string">
            <text:p>Optimal Multiple-Stage Designs</text:p>
          </table:table-cell>
          <table:table-cell table:style-name="ce4" office:value-type="string" calcext:value-type="string">
            <text:p>Optimal Three-Stage Desig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49]);&quot;&quot;;IF(AND([.D49]=&quot;Y&quot;;[.E49]=&quot;Y&quot;;[.F49]=&quot;Y&quot;);&quot;Y&quot;;&quot;N&quot;))" office:value-type="string" office:string-value="N" calcext:value-type="string">
            <text:p>N</text:p>
          </table:table-cell>
          <table:table-cell table:formula="of:=IF(ISBLANK([.C49]);&quot;&quot;;IF(AND([.G49]=&quot;Y&quot;;[.H49]=&quot;Y&quot;);&quot;Y&quot;;&quot;N&quot;))" office:value-type="string" office:string-value="N" calcext:value-type="string">
            <text:p>N</text:p>
          </table:table-cell>
          <table:table-cell table:formula="of:=IF(ISBLANK([.C49]);&quot;&quot;;IF(AND([.I49]=&quot;Y&quot;;[.K49]=&quot;Y&quot;;[.L49]=&quot;Y&quot;;[.M49]=&quot;Y&quot;;[.N49]=&quot;Y&quot;);&quot;Y&quot;;&quot;N&quot;))" office:value-type="string" office:string-value="N" calcext:value-type="string">
            <text:p>N</text:p>
          </table:table-cell>
          <table:table-cell table:formula="of:=IF(ISBLANK([.C49]);&quot;&quot;;IF(AND([.O49]=&quot;Y&quot;;[.P49]=&quot;Y&quot;;[.Q49]=&quot;Y&quot;);&quot;Y&quot;;&quot;N&quot;))" office:value-type="string" office:string-value="N" calcext:value-type="string">
            <text:p>N</text:p>
          </table:table-cell>
          <table:table-cell table:formula="of:=COUNTIF([.D49:.H49];[.$Y$2])" office:value-type="float" office:value="0" calcext:value-type="float">
            <text:p>0</text:p>
          </table:table-cell>
          <table:table-cell table:formula="of:=COUNTIF([.D49:.H49];[.$Z$2])" office:value-type="float" office:value="5" calcext:value-type="float">
            <text:p>5</text:p>
          </table:table-cell>
          <table:table-cell table:formula="of:=[.S49]/([.S49]+[.T49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s of Goodness of Fit</text:p>
          </table:table-cell>
          <table:table-cell table:style-name="ce3" office:value-type="string" calcext:value-type="string">
            <text:p>Pearson's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0]);&quot;&quot;;IF(AND([.D50]=&quot;Y&quot;;[.E50]=&quot;Y&quot;;[.F50]=&quot;Y&quot;);&quot;Y&quot;;&quot;N&quot;))" office:value-type="string" office:string-value="Y" calcext:value-type="string">
            <text:p>Y</text:p>
          </table:table-cell>
          <table:table-cell table:formula="of:=IF(ISBLANK([.C50]);&quot;&quot;;IF(AND([.G50]=&quot;Y&quot;;[.H50]=&quot;Y&quot;);&quot;Y&quot;;&quot;N&quot;))" office:value-type="string" office:string-value="Y" calcext:value-type="string">
            <text:p>Y</text:p>
          </table:table-cell>
          <table:table-cell table:formula="of:=IF(ISBLANK([.C50]);&quot;&quot;;IF(AND([.I50]=&quot;Y&quot;;[.K50]=&quot;Y&quot;;[.L50]=&quot;Y&quot;;[.M50]=&quot;Y&quot;;[.N50]=&quot;Y&quot;);&quot;Y&quot;;&quot;N&quot;))" office:value-type="string" office:string-value="N" calcext:value-type="string">
            <text:p>N</text:p>
          </table:table-cell>
          <table:table-cell table:formula="of:=IF(ISBLANK([.C50]);&quot;&quot;;IF(AND([.O50]=&quot;Y&quot;;[.P50]=&quot;Y&quot;;[.Q50]=&quot;Y&quot;);&quot;Y&quot;;&quot;N&quot;))" office:value-type="string" office:string-value="N" calcext:value-type="string">
            <text:p>N</text:p>
          </table:table-cell>
          <table:table-cell table:formula="of:=COUNTIF([.D50:.H50];[.$Y$2])" office:value-type="float" office:value="5" calcext:value-type="float">
            <text:p>5</text:p>
          </table:table-cell>
          <table:table-cell table:formula="of:=COUNTIF([.D50:.H50];[.$Z$2])" office:value-type="float" office:value="0" calcext:value-type="float">
            <text:p>0</text:p>
          </table:table-cell>
          <table:table-cell table:formula="of:=[.S50]/([.S50]+[.T5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 of Independance (Single Strata)</text:p>
          </table:table-cell>
          <table:table-cell table:style-name="ce3" office:value-type="string" calcext:value-type="string">
            <text:p>Pearson's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1]);&quot;&quot;;IF(AND([.D51]=&quot;Y&quot;;[.E51]=&quot;Y&quot;;[.F51]=&quot;Y&quot;);&quot;Y&quot;;&quot;N&quot;))" office:value-type="string" office:string-value="Y" calcext:value-type="string">
            <text:p>Y</text:p>
          </table:table-cell>
          <table:table-cell table:formula="of:=IF(ISBLANK([.C51]);&quot;&quot;;IF(AND([.G51]=&quot;Y&quot;;[.H51]=&quot;Y&quot;);&quot;Y&quot;;&quot;N&quot;))" office:value-type="string" office:string-value="Y" calcext:value-type="string">
            <text:p>Y</text:p>
          </table:table-cell>
          <table:table-cell table:formula="of:=IF(ISBLANK([.C51]);&quot;&quot;;IF(AND([.I51]=&quot;Y&quot;;[.K51]=&quot;Y&quot;;[.L51]=&quot;Y&quot;;[.M51]=&quot;Y&quot;;[.N51]=&quot;Y&quot;);&quot;Y&quot;;&quot;N&quot;))" office:value-type="string" office:string-value="N" calcext:value-type="string">
            <text:p>N</text:p>
          </table:table-cell>
          <table:table-cell table:formula="of:=IF(ISBLANK([.C51]);&quot;&quot;;IF(AND([.O51]=&quot;Y&quot;;[.P51]=&quot;Y&quot;;[.Q51]=&quot;Y&quot;);&quot;Y&quot;;&quot;N&quot;))" office:value-type="string" office:string-value="N" calcext:value-type="string">
            <text:p>N</text:p>
          </table:table-cell>
          <table:table-cell table:formula="of:=COUNTIF([.D51:.H51];[.$Y$2])" office:value-type="float" office:value="5" calcext:value-type="float">
            <text:p>5</text:p>
          </table:table-cell>
          <table:table-cell table:formula="of:=COUNTIF([.D51:.H51];[.$Z$2])" office:value-type="float" office:value="0" calcext:value-type="float">
            <text:p>0</text:p>
          </table:table-cell>
          <table:table-cell table:formula="of:=[.S51]/([.S51]+[.T5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 of Independance (Single Strata)</text:p>
          </table:table-cell>
          <table:table-cell table:style-name="ce3" office:value-type="string" calcext:value-type="string">
            <text:p>Likelihood Ratio Te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office:annotation draw:style-name="gr1" draw:text-style-name="P2" svg:width="82.18pt" svg:height="49.69pt" svg:x="1123.85pt" svg:y="762.46pt" draw:caption-point-x="-17.29pt" draw:caption-point-y="42.8pt">
              <dc:creator>CL</dc:creator>
              <dc:date>2016-06-28T00:00:00</dc:date>
              <text:p text:style-name="P1"><text:span text:style-name="T1">This is the same as Pearson's Test for Independance</text:span></text:p>
            </office:annotation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2]);&quot;&quot;;IF(AND([.D52]=&quot;Y&quot;;[.E52]=&quot;Y&quot;;[.F52]=&quot;Y&quot;);&quot;Y&quot;;&quot;N&quot;))" office:value-type="string" office:string-value="Y" calcext:value-type="string">
            <text:p>Y</text:p>
          </table:table-cell>
          <table:table-cell table:formula="of:=IF(ISBLANK([.C52]);&quot;&quot;;IF(AND([.G52]=&quot;Y&quot;;[.H52]=&quot;Y&quot;);&quot;Y&quot;;&quot;N&quot;))" office:value-type="string" office:string-value="Y" calcext:value-type="string">
            <text:p>Y</text:p>
          </table:table-cell>
          <table:table-cell table:formula="of:=IF(ISBLANK([.C52]);&quot;&quot;;IF(AND([.I52]=&quot;Y&quot;;[.K52]=&quot;Y&quot;;[.L52]=&quot;Y&quot;;[.M52]=&quot;Y&quot;;[.N52]=&quot;Y&quot;);&quot;Y&quot;;&quot;N&quot;))" office:value-type="string" office:string-value="N" calcext:value-type="string">
            <text:p>N</text:p>
          </table:table-cell>
          <table:table-cell table:formula="of:=IF(ISBLANK([.C52]);&quot;&quot;;IF(AND([.O52]=&quot;Y&quot;;[.P52]=&quot;Y&quot;;[.Q52]=&quot;Y&quot;);&quot;Y&quot;;&quot;N&quot;))" office:value-type="string" office:string-value="N" calcext:value-type="string">
            <text:p>N</text:p>
          </table:table-cell>
          <table:table-cell table:formula="of:=COUNTIF([.D52:.H52];[.$Y$2])" office:value-type="float" office:value="5" calcext:value-type="float">
            <text:p>5</text:p>
          </table:table-cell>
          <table:table-cell table:formula="of:=COUNTIF([.D52:.H52];[.$Z$2])" office:value-type="float" office:value="0" calcext:value-type="float">
            <text:p>0</text:p>
          </table:table-cell>
          <table:table-cell table:formula="of:=[.S52]/([.S52]+[.T5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 of Independance (Multiple Strata)</text:p>
          </table:table-cell>
          <table:table-cell table:style-name="ce3" office:value-type="string" calcext:value-type="string">
            <text:p>Cochran-Mantel-Haenszel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3]);&quot;&quot;;IF(AND([.D53]=&quot;Y&quot;;[.E53]=&quot;Y&quot;;[.F53]=&quot;Y&quot;);&quot;Y&quot;;&quot;N&quot;))" office:value-type="string" office:string-value="Y" calcext:value-type="string">
            <text:p>Y</text:p>
          </table:table-cell>
          <table:table-cell table:formula="of:=IF(ISBLANK([.C53]);&quot;&quot;;IF(AND([.G53]=&quot;Y&quot;;[.H53]=&quot;Y&quot;);&quot;Y&quot;;&quot;N&quot;))" office:value-type="string" office:string-value="Y" calcext:value-type="string">
            <text:p>Y</text:p>
          </table:table-cell>
          <table:table-cell table:formula="of:=IF(ISBLANK([.C53]);&quot;&quot;;IF(AND([.I53]=&quot;Y&quot;;[.K53]=&quot;Y&quot;;[.L53]=&quot;Y&quot;;[.M53]=&quot;Y&quot;;[.N53]=&quot;Y&quot;);&quot;Y&quot;;&quot;N&quot;))" office:value-type="string" office:string-value="N" calcext:value-type="string">
            <text:p>N</text:p>
          </table:table-cell>
          <table:table-cell table:formula="of:=IF(ISBLANK([.C53]);&quot;&quot;;IF(AND([.O53]=&quot;Y&quot;;[.P53]=&quot;Y&quot;;[.Q53]=&quot;Y&quot;);&quot;Y&quot;;&quot;N&quot;))" office:value-type="string" office:string-value="N" calcext:value-type="string">
            <text:p>N</text:p>
          </table:table-cell>
          <table:table-cell table:formula="of:=COUNTIF([.D53:.H53];[.$Y$2])" office:value-type="float" office:value="5" calcext:value-type="float">
            <text:p>5</text:p>
          </table:table-cell>
          <table:table-cell table:formula="of:=COUNTIF([.D53:.H53];[.$Z$2])" office:value-type="float" office:value="0" calcext:value-type="float">
            <text:p>0</text:p>
          </table:table-cell>
          <table:table-cell table:formula="of:=[.S53]/([.S53]+[.T5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 of Categorical Shift</text:p>
          </table:table-cell>
          <table:table-cell table:style-name="ce3" office:value-type="string" calcext:value-type="string">
            <text:p>McNemar's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4]);&quot;&quot;;IF(AND([.D54]=&quot;Y&quot;;[.E54]=&quot;Y&quot;;[.F54]=&quot;Y&quot;);&quot;Y&quot;;&quot;N&quot;))" office:value-type="string" office:string-value="Y" calcext:value-type="string">
            <text:p>Y</text:p>
          </table:table-cell>
          <table:table-cell table:formula="of:=IF(ISBLANK([.C54]);&quot;&quot;;IF(AND([.G54]=&quot;Y&quot;;[.H54]=&quot;Y&quot;);&quot;Y&quot;;&quot;N&quot;))" office:value-type="string" office:string-value="Y" calcext:value-type="string">
            <text:p>Y</text:p>
          </table:table-cell>
          <table:table-cell table:formula="of:=IF(ISBLANK([.C54]);&quot;&quot;;IF(AND([.I54]=&quot;Y&quot;;[.K54]=&quot;Y&quot;;[.L54]=&quot;Y&quot;;[.M54]=&quot;Y&quot;;[.N54]=&quot;Y&quot;);&quot;Y&quot;;&quot;N&quot;))" office:value-type="string" office:string-value="N" calcext:value-type="string">
            <text:p>N</text:p>
          </table:table-cell>
          <table:table-cell table:formula="of:=IF(ISBLANK([.C54]);&quot;&quot;;IF(AND([.O54]=&quot;Y&quot;;[.P54]=&quot;Y&quot;;[.Q54]=&quot;Y&quot;);&quot;Y&quot;;&quot;N&quot;))" office:value-type="string" office:string-value="N" calcext:value-type="string">
            <text:p>N</text:p>
          </table:table-cell>
          <table:table-cell table:formula="of:=COUNTIF([.D54:.H54];[.$Y$2])" office:value-type="float" office:value="5" calcext:value-type="float">
            <text:p>5</text:p>
          </table:table-cell>
          <table:table-cell table:formula="of:=COUNTIF([.D54:.H54];[.$Z$2])" office:value-type="float" office:value="0" calcext:value-type="float">
            <text:p>0</text:p>
          </table:table-cell>
          <table:table-cell table:formula="of:=[.S54]/([.S54]+[.T5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style-name="ce3" office:value-type="string" calcext:value-type="string">
            <text:p>Test of Categorical Shift</text:p>
          </table:table-cell>
          <table:table-cell table:style-name="ce3" office:value-type="string" calcext:value-type="string">
            <text:p>Stuart-Maxwell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5]);&quot;&quot;;IF(AND([.D55]=&quot;Y&quot;;[.E55]=&quot;Y&quot;;[.F55]=&quot;Y&quot;);&quot;Y&quot;;&quot;N&quot;))" office:value-type="string" office:string-value="Y" calcext:value-type="string">
            <text:p>Y</text:p>
          </table:table-cell>
          <table:table-cell table:formula="of:=IF(ISBLANK([.C55]);&quot;&quot;;IF(AND([.G55]=&quot;Y&quot;;[.H55]=&quot;Y&quot;);&quot;Y&quot;;&quot;N&quot;))" office:value-type="string" office:string-value="Y" calcext:value-type="string">
            <text:p>Y</text:p>
          </table:table-cell>
          <table:table-cell table:formula="of:=IF(ISBLANK([.C55]);&quot;&quot;;IF(AND([.I55]=&quot;Y&quot;;[.K55]=&quot;Y&quot;;[.L55]=&quot;Y&quot;;[.M55]=&quot;Y&quot;;[.N55]=&quot;Y&quot;);&quot;Y&quot;;&quot;N&quot;))" office:value-type="string" office:string-value="N" calcext:value-type="string">
            <text:p>N</text:p>
          </table:table-cell>
          <table:table-cell table:formula="of:=IF(ISBLANK([.C55]);&quot;&quot;;IF(AND([.O55]=&quot;Y&quot;;[.P55]=&quot;Y&quot;;[.Q55]=&quot;Y&quot;);&quot;Y&quot;;&quot;N&quot;))" office:value-type="string" office:string-value="N" calcext:value-type="string">
            <text:p>N</text:p>
          </table:table-cell>
          <table:table-cell table:formula="of:=COUNTIF([.D55:.H55];[.$Y$2])" office:value-type="float" office:value="5" calcext:value-type="float">
            <text:p>5</text:p>
          </table:table-cell>
          <table:table-cell table:formula="of:=COUNTIF([.D55:.H55];[.$Z$2])" office:value-type="float" office:value="0" calcext:value-type="float">
            <text:p>0</text:p>
          </table:table-cell>
          <table:table-cell table:formula="of:=[.S55]/([.S55]+[.T5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odness of Fit</text:p>
          </table:table-cell>
          <table:table-cell table:number-columns-repeated="2" table:style-name="ce3" office:value-type="string" calcext:value-type="string">
            <text:p>Carry Over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6]);&quot;&quot;;IF(AND([.D56]=&quot;Y&quot;;[.E56]=&quot;Y&quot;;[.F56]=&quot;Y&quot;);&quot;Y&quot;;&quot;N&quot;))" office:value-type="string" office:string-value="Y" calcext:value-type="string">
            <text:p>Y</text:p>
          </table:table-cell>
          <table:table-cell table:formula="of:=IF(ISBLANK([.C56]);&quot;&quot;;IF(AND([.G56]=&quot;Y&quot;;[.H56]=&quot;Y&quot;);&quot;Y&quot;;&quot;N&quot;))" office:value-type="string" office:string-value="Y" calcext:value-type="string">
            <text:p>Y</text:p>
          </table:table-cell>
          <table:table-cell table:formula="of:=IF(ISBLANK([.C56]);&quot;&quot;;IF(AND([.I56]=&quot;Y&quot;;[.K56]=&quot;Y&quot;;[.L56]=&quot;Y&quot;;[.M56]=&quot;Y&quot;;[.N56]=&quot;Y&quot;);&quot;Y&quot;;&quot;N&quot;))" office:value-type="string" office:string-value="N" calcext:value-type="string">
            <text:p>N</text:p>
          </table:table-cell>
          <table:table-cell table:formula="of:=IF(ISBLANK([.C56]);&quot;&quot;;IF(AND([.O56]=&quot;Y&quot;;[.P56]=&quot;Y&quot;;[.Q56]=&quot;Y&quot;);&quot;Y&quot;;&quot;N&quot;))" office:value-type="string" office:string-value="N" calcext:value-type="string">
            <text:p>N</text:p>
          </table:table-cell>
          <table:table-cell table:formula="of:=COUNTIF([.D56:.H56];[.$Y$2])" office:value-type="float" office:value="5" calcext:value-type="float">
            <text:p>5</text:p>
          </table:table-cell>
          <table:table-cell table:formula="of:=COUNTIF([.D56:.H56];[.$Z$2])" office:value-type="float" office:value="0" calcext:value-type="float">
            <text:p>0</text:p>
          </table:table-cell>
          <table:table-cell table:formula="of:=[.S56]/([.S56]+[.T5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Exponential Model</text:p>
          </table:table-cell>
          <table:table-cell table:style-name="ce3" office:value-type="string" calcext:value-type="string">
            <text:p>Equality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office:annotation draw:style-name="gr2" draw:text-style-name="P2" svg:width="82.18pt" svg:height="71.69pt" svg:x="1183.29pt" svg:y="841.46pt" draw:caption-point-x="-17.29pt" draw:caption-point-y="42.8pt">
              <dc:creator>CL</dc:creator>
              <dc:date>2016-06-26T00:00:00</dc:date>
              <text:p text:style-name="P1"><text:span text:style-name="T1">I think Chow is wrong so I am counting it as passed. <text:s/>I should check against another source.</text:span></text:p>
            </office:annotation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7]);&quot;&quot;;IF(AND([.D57]=&quot;Y&quot;;[.E57]=&quot;Y&quot;;[.F57]=&quot;Y&quot;);&quot;Y&quot;;&quot;N&quot;))" office:value-type="string" office:string-value="Y" calcext:value-type="string">
            <text:p>Y</text:p>
          </table:table-cell>
          <table:table-cell table:formula="of:=IF(ISBLANK([.C57]);&quot;&quot;;IF(AND([.G57]=&quot;Y&quot;;[.H57]=&quot;Y&quot;);&quot;Y&quot;;&quot;N&quot;))" office:value-type="string" office:string-value="Y" calcext:value-type="string">
            <text:p>Y</text:p>
          </table:table-cell>
          <table:table-cell table:formula="of:=IF(ISBLANK([.C57]);&quot;&quot;;IF(AND([.I57]=&quot;Y&quot;;[.K57]=&quot;Y&quot;;[.L57]=&quot;Y&quot;;[.M57]=&quot;Y&quot;;[.N57]=&quot;Y&quot;);&quot;Y&quot;;&quot;N&quot;))" office:value-type="string" office:string-value="N" calcext:value-type="string">
            <text:p>N</text:p>
          </table:table-cell>
          <table:table-cell table:formula="of:=IF(ISBLANK([.C57]);&quot;&quot;;IF(AND([.O57]=&quot;Y&quot;;[.P57]=&quot;Y&quot;;[.Q57]=&quot;Y&quot;);&quot;Y&quot;;&quot;N&quot;))" office:value-type="string" office:string-value="N" calcext:value-type="string">
            <text:p>N</text:p>
          </table:table-cell>
          <table:table-cell table:formula="of:=COUNTIF([.D57:.H57];[.$Y$2])" office:value-type="float" office:value="5" calcext:value-type="float">
            <text:p>5</text:p>
          </table:table-cell>
          <table:table-cell table:formula="of:=COUNTIF([.D57:.H57];[.$Z$2])" office:value-type="float" office:value="0" calcext:value-type="float">
            <text:p>0</text:p>
          </table:table-cell>
          <table:table-cell table:formula="of:=[.S57]/([.S57]+[.T5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Exponential Model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8]);&quot;&quot;;IF(AND([.D58]=&quot;Y&quot;;[.E58]=&quot;Y&quot;;[.F58]=&quot;Y&quot;);&quot;Y&quot;;&quot;N&quot;))" office:value-type="string" office:string-value="Y" calcext:value-type="string">
            <text:p>Y</text:p>
          </table:table-cell>
          <table:table-cell table:formula="of:=IF(ISBLANK([.C58]);&quot;&quot;;IF(AND([.G58]=&quot;Y&quot;;[.H58]=&quot;Y&quot;);&quot;Y&quot;;&quot;N&quot;))" office:value-type="string" office:string-value="Y" calcext:value-type="string">
            <text:p>Y</text:p>
          </table:table-cell>
          <table:table-cell table:formula="of:=IF(ISBLANK([.C58]);&quot;&quot;;IF(AND([.I58]=&quot;Y&quot;;[.K58]=&quot;Y&quot;;[.L58]=&quot;Y&quot;;[.M58]=&quot;Y&quot;;[.N58]=&quot;Y&quot;);&quot;Y&quot;;&quot;N&quot;))" office:value-type="string" office:string-value="N" calcext:value-type="string">
            <text:p>N</text:p>
          </table:table-cell>
          <table:table-cell table:formula="of:=IF(ISBLANK([.C58]);&quot;&quot;;IF(AND([.O58]=&quot;Y&quot;;[.P58]=&quot;Y&quot;;[.Q58]=&quot;Y&quot;);&quot;Y&quot;;&quot;N&quot;))" office:value-type="string" office:string-value="N" calcext:value-type="string">
            <text:p>N</text:p>
          </table:table-cell>
          <table:table-cell table:formula="of:=COUNTIF([.D58:.H58];[.$Y$2])" office:value-type="float" office:value="5" calcext:value-type="float">
            <text:p>5</text:p>
          </table:table-cell>
          <table:table-cell table:formula="of:=COUNTIF([.D58:.H58];[.$Z$2])" office:value-type="float" office:value="0" calcext:value-type="float">
            <text:p>0</text:p>
          </table:table-cell>
          <table:table-cell table:formula="of:=[.S58]/([.S58]+[.T5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Exponential Model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59]);&quot;&quot;;IF(AND([.D59]=&quot;Y&quot;;[.E59]=&quot;Y&quot;;[.F59]=&quot;Y&quot;);&quot;Y&quot;;&quot;N&quot;))" office:value-type="string" office:string-value="Y" calcext:value-type="string">
            <text:p>Y</text:p>
          </table:table-cell>
          <table:table-cell table:formula="of:=IF(ISBLANK([.C59]);&quot;&quot;;IF(AND([.G59]=&quot;Y&quot;;[.H59]=&quot;Y&quot;);&quot;Y&quot;;&quot;N&quot;))" office:value-type="string" office:string-value="Y" calcext:value-type="string">
            <text:p>Y</text:p>
          </table:table-cell>
          <table:table-cell table:formula="of:=IF(ISBLANK([.C59]);&quot;&quot;;IF(AND([.I59]=&quot;Y&quot;;[.K59]=&quot;Y&quot;;[.L59]=&quot;Y&quot;;[.M59]=&quot;Y&quot;;[.N59]=&quot;Y&quot;);&quot;Y&quot;;&quot;N&quot;))" office:value-type="string" office:string-value="N" calcext:value-type="string">
            <text:p>N</text:p>
          </table:table-cell>
          <table:table-cell table:formula="of:=IF(ISBLANK([.C59]);&quot;&quot;;IF(AND([.O59]=&quot;Y&quot;;[.P59]=&quot;Y&quot;;[.Q59]=&quot;Y&quot;);&quot;Y&quot;;&quot;N&quot;))" office:value-type="string" office:string-value="N" calcext:value-type="string">
            <text:p>N</text:p>
          </table:table-cell>
          <table:table-cell table:formula="of:=COUNTIF([.D59:.H59];[.$Y$2])" office:value-type="float" office:value="5" calcext:value-type="float">
            <text:p>5</text:p>
          </table:table-cell>
          <table:table-cell table:formula="of:=COUNTIF([.D59:.H59];[.$Z$2])" office:value-type="float" office:value="0" calcext:value-type="float">
            <text:p>0</text:p>
          </table:table-cell>
          <table:table-cell table:formula="of:=[.S59]/([.S59]+[.T5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Cox's Proportional Hazard Model</text:p>
          </table:table-cell>
          <table:table-cell table:style-name="ce3" office:value-type="string" calcext:value-type="string">
            <text:p>Equal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0]);&quot;&quot;;IF(AND([.D60]=&quot;Y&quot;;[.E60]=&quot;Y&quot;;[.F60]=&quot;Y&quot;);&quot;Y&quot;;&quot;N&quot;))" office:value-type="string" office:string-value="Y" calcext:value-type="string">
            <text:p>Y</text:p>
          </table:table-cell>
          <table:table-cell table:formula="of:=IF(ISBLANK([.C60]);&quot;&quot;;IF(AND([.G60]=&quot;Y&quot;;[.H60]=&quot;Y&quot;);&quot;Y&quot;;&quot;N&quot;))" office:value-type="string" office:string-value="Y" calcext:value-type="string">
            <text:p>Y</text:p>
          </table:table-cell>
          <table:table-cell table:formula="of:=IF(ISBLANK([.C60]);&quot;&quot;;IF(AND([.I60]=&quot;Y&quot;;[.K60]=&quot;Y&quot;;[.L60]=&quot;Y&quot;;[.M60]=&quot;Y&quot;;[.N60]=&quot;Y&quot;);&quot;Y&quot;;&quot;N&quot;))" office:value-type="string" office:string-value="N" calcext:value-type="string">
            <text:p>N</text:p>
          </table:table-cell>
          <table:table-cell table:formula="of:=IF(ISBLANK([.C60]);&quot;&quot;;IF(AND([.O60]=&quot;Y&quot;;[.P60]=&quot;Y&quot;;[.Q60]=&quot;Y&quot;);&quot;Y&quot;;&quot;N&quot;))" office:value-type="string" office:string-value="N" calcext:value-type="string">
            <text:p>N</text:p>
          </table:table-cell>
          <table:table-cell table:formula="of:=COUNTIF([.D60:.H60];[.$Y$2])" office:value-type="float" office:value="5" calcext:value-type="float">
            <text:p>5</text:p>
          </table:table-cell>
          <table:table-cell table:formula="of:=COUNTIF([.D60:.H60];[.$Z$2])" office:value-type="float" office:value="0" calcext:value-type="float">
            <text:p>0</text:p>
          </table:table-cell>
          <table:table-cell table:formula="of:=[.S60]/([.S60]+[.T6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Cox's Proportional Hazard Model</text:p>
          </table:table-cell>
          <table:table-cell table:style-name="ce3" office:value-type="string" calcext:value-type="string">
            <text:p>Superiority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1]);&quot;&quot;;IF(AND([.D61]=&quot;Y&quot;;[.E61]=&quot;Y&quot;;[.F61]=&quot;Y&quot;);&quot;Y&quot;;&quot;N&quot;))" office:value-type="string" office:string-value="Y" calcext:value-type="string">
            <text:p>Y</text:p>
          </table:table-cell>
          <table:table-cell table:formula="of:=IF(ISBLANK([.C61]);&quot;&quot;;IF(AND([.G61]=&quot;Y&quot;;[.H61]=&quot;Y&quot;);&quot;Y&quot;;&quot;N&quot;))" office:value-type="string" office:string-value="Y" calcext:value-type="string">
            <text:p>Y</text:p>
          </table:table-cell>
          <table:table-cell table:formula="of:=IF(ISBLANK([.C61]);&quot;&quot;;IF(AND([.I61]=&quot;Y&quot;;[.K61]=&quot;Y&quot;;[.L61]=&quot;Y&quot;;[.M61]=&quot;Y&quot;;[.N61]=&quot;Y&quot;);&quot;Y&quot;;&quot;N&quot;))" office:value-type="string" office:string-value="N" calcext:value-type="string">
            <text:p>N</text:p>
          </table:table-cell>
          <table:table-cell table:formula="of:=IF(ISBLANK([.C61]);&quot;&quot;;IF(AND([.O61]=&quot;Y&quot;;[.P61]=&quot;Y&quot;;[.Q61]=&quot;Y&quot;);&quot;Y&quot;;&quot;N&quot;))" office:value-type="string" office:string-value="N" calcext:value-type="string">
            <text:p>N</text:p>
          </table:table-cell>
          <table:table-cell table:formula="of:=COUNTIF([.D61:.H61];[.$Y$2])" office:value-type="float" office:value="5" calcext:value-type="float">
            <text:p>5</text:p>
          </table:table-cell>
          <table:table-cell table:formula="of:=COUNTIF([.D61:.H61];[.$Z$2])" office:value-type="float" office:value="0" calcext:value-type="float">
            <text:p>0</text:p>
          </table:table-cell>
          <table:table-cell table:formula="of:=[.S61]/([.S61]+[.T6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ime To Event</text:p>
          </table:table-cell>
          <table:table-cell table:style-name="ce3" office:value-type="string" calcext:value-type="string">
            <text:p>Cox's Proportional Hazard Model</text:p>
          </table:table-cell>
          <table:table-cell table:style-name="ce3" office:value-type="string" calcext:value-type="string">
            <text:p>Equivalence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2]);&quot;&quot;;IF(AND([.D62]=&quot;Y&quot;;[.E62]=&quot;Y&quot;;[.F62]=&quot;Y&quot;);&quot;Y&quot;;&quot;N&quot;))" office:value-type="string" office:string-value="Y" calcext:value-type="string">
            <text:p>Y</text:p>
          </table:table-cell>
          <table:table-cell table:formula="of:=IF(ISBLANK([.C62]);&quot;&quot;;IF(AND([.G62]=&quot;Y&quot;;[.H62]=&quot;Y&quot;);&quot;Y&quot;;&quot;N&quot;))" office:value-type="string" office:string-value="Y" calcext:value-type="string">
            <text:p>Y</text:p>
          </table:table-cell>
          <table:table-cell table:formula="of:=IF(ISBLANK([.C62]);&quot;&quot;;IF(AND([.I62]=&quot;Y&quot;;[.K62]=&quot;Y&quot;;[.L62]=&quot;Y&quot;;[.M62]=&quot;Y&quot;;[.N62]=&quot;Y&quot;);&quot;Y&quot;;&quot;N&quot;))" office:value-type="string" office:string-value="N" calcext:value-type="string">
            <text:p>N</text:p>
          </table:table-cell>
          <table:table-cell table:formula="of:=IF(ISBLANK([.C62]);&quot;&quot;;IF(AND([.O62]=&quot;Y&quot;;[.P62]=&quot;Y&quot;;[.Q62]=&quot;Y&quot;);&quot;Y&quot;;&quot;N&quot;))" office:value-type="string" office:string-value="N" calcext:value-type="string">
            <text:p>N</text:p>
          </table:table-cell>
          <table:table-cell table:formula="of:=COUNTIF([.D62:.H62];[.$Y$2])" office:value-type="float" office:value="5" calcext:value-type="float">
            <text:p>5</text:p>
          </table:table-cell>
          <table:table-cell table:formula="of:=COUNTIF([.D62:.H62];[.$Z$2])" office:value-type="float" office:value="0" calcext:value-type="float">
            <text:p>0</text:p>
          </table:table-cell>
          <table:table-cell table:formula="of:=[.S62]/([.S62]+[.T6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Time To Event</text:p>
          </table:table-cell>
          <table:table-cell table:style-name="ce4" office:value-type="string" calcext:value-type="string">
            <text:p>Weighted Log-Rank Test</text:p>
          </table:table-cell>
          <table:table-cell table:style-name="ce4" office:value-type="string" calcext:value-type="string">
            <text:p>Tarone War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3]);&quot;&quot;;IF(AND([.D63]=&quot;Y&quot;;[.E63]=&quot;Y&quot;;[.F63]=&quot;Y&quot;);&quot;Y&quot;;&quot;N&quot;))" office:value-type="string" office:string-value="N" calcext:value-type="string">
            <text:p>N</text:p>
          </table:table-cell>
          <table:table-cell table:formula="of:=IF(ISBLANK([.C63]);&quot;&quot;;IF(AND([.G63]=&quot;Y&quot;;[.H63]=&quot;Y&quot;);&quot;Y&quot;;&quot;N&quot;))" office:value-type="string" office:string-value="N" calcext:value-type="string">
            <text:p>N</text:p>
          </table:table-cell>
          <table:table-cell table:formula="of:=IF(ISBLANK([.C63]);&quot;&quot;;IF(AND([.I63]=&quot;Y&quot;;[.K63]=&quot;Y&quot;;[.L63]=&quot;Y&quot;;[.M63]=&quot;Y&quot;;[.N63]=&quot;Y&quot;);&quot;Y&quot;;&quot;N&quot;))" office:value-type="string" office:string-value="N" calcext:value-type="string">
            <text:p>N</text:p>
          </table:table-cell>
          <table:table-cell table:formula="of:=IF(ISBLANK([.C63]);&quot;&quot;;IF(AND([.O63]=&quot;Y&quot;;[.P63]=&quot;Y&quot;;[.Q63]=&quot;Y&quot;);&quot;Y&quot;;&quot;N&quot;))" office:value-type="string" office:string-value="N" calcext:value-type="string">
            <text:p>N</text:p>
          </table:table-cell>
          <table:table-cell table:formula="of:=COUNTIF([.D63:.H63];[.$Y$2])" office:value-type="float" office:value="0" calcext:value-type="float">
            <text:p>0</text:p>
          </table:table-cell>
          <table:table-cell table:formula="of:=COUNTIF([.D63:.H63];[.$Z$2])" office:value-type="float" office:value="5" calcext:value-type="float">
            <text:p>5</text:p>
          </table:table-cell>
          <table:table-cell table:formula="of:=[.S63]/([.S63]+[.T63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Pocock's Test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4]);&quot;&quot;;IF(AND([.D64]=&quot;Y&quot;;[.E64]=&quot;Y&quot;;[.F64]=&quot;Y&quot;);&quot;Y&quot;;&quot;N&quot;))" office:value-type="string" office:string-value="N" calcext:value-type="string">
            <text:p>N</text:p>
          </table:table-cell>
          <table:table-cell table:formula="of:=IF(ISBLANK([.C64]);&quot;&quot;;IF(AND([.G64]=&quot;Y&quot;;[.H64]=&quot;Y&quot;);&quot;Y&quot;;&quot;N&quot;))" office:value-type="string" office:string-value="N" calcext:value-type="string">
            <text:p>N</text:p>
          </table:table-cell>
          <table:table-cell table:formula="of:=IF(ISBLANK([.C64]);&quot;&quot;;IF(AND([.I64]=&quot;Y&quot;;[.K64]=&quot;Y&quot;;[.L64]=&quot;Y&quot;;[.M64]=&quot;Y&quot;;[.N64]=&quot;Y&quot;);&quot;Y&quot;;&quot;N&quot;))" office:value-type="string" office:string-value="N" calcext:value-type="string">
            <text:p>N</text:p>
          </table:table-cell>
          <table:table-cell table:formula="of:=IF(ISBLANK([.C64]);&quot;&quot;;IF(AND([.O64]=&quot;Y&quot;;[.P64]=&quot;Y&quot;;[.Q64]=&quot;Y&quot;);&quot;Y&quot;;&quot;N&quot;))" office:value-type="string" office:string-value="N" calcext:value-type="string">
            <text:p>N</text:p>
          </table:table-cell>
          <table:table-cell table:formula="of:=COUNTIF([.D64:.H64];[.$Y$2])" office:value-type="float" office:value="0" calcext:value-type="float">
            <text:p>0</text:p>
          </table:table-cell>
          <table:table-cell table:formula="of:=COUNTIF([.D64:.H64];[.$Z$2])" office:value-type="float" office:value="5" calcext:value-type="float">
            <text:p>5</text:p>
          </table:table-cell>
          <table:table-cell table:formula="of:=[.S64]/([.S64]+[.T64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O'Brian Fleming's Test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5]);&quot;&quot;;IF(AND([.D65]=&quot;Y&quot;;[.E65]=&quot;Y&quot;;[.F65]=&quot;Y&quot;);&quot;Y&quot;;&quot;N&quot;))" office:value-type="string" office:string-value="N" calcext:value-type="string">
            <text:p>N</text:p>
          </table:table-cell>
          <table:table-cell table:formula="of:=IF(ISBLANK([.C65]);&quot;&quot;;IF(AND([.G65]=&quot;Y&quot;;[.H65]=&quot;Y&quot;);&quot;Y&quot;;&quot;N&quot;))" office:value-type="string" office:string-value="N" calcext:value-type="string">
            <text:p>N</text:p>
          </table:table-cell>
          <table:table-cell table:formula="of:=IF(ISBLANK([.C65]);&quot;&quot;;IF(AND([.I65]=&quot;Y&quot;;[.K65]=&quot;Y&quot;;[.L65]=&quot;Y&quot;;[.M65]=&quot;Y&quot;;[.N65]=&quot;Y&quot;);&quot;Y&quot;;&quot;N&quot;))" office:value-type="string" office:string-value="N" calcext:value-type="string">
            <text:p>N</text:p>
          </table:table-cell>
          <table:table-cell table:formula="of:=IF(ISBLANK([.C65]);&quot;&quot;;IF(AND([.O65]=&quot;Y&quot;;[.P65]=&quot;Y&quot;;[.Q65]=&quot;Y&quot;);&quot;Y&quot;;&quot;N&quot;))" office:value-type="string" office:string-value="N" calcext:value-type="string">
            <text:p>N</text:p>
          </table:table-cell>
          <table:table-cell table:formula="of:=COUNTIF([.D65:.H65];[.$Y$2])" office:value-type="float" office:value="0" calcext:value-type="float">
            <text:p>0</text:p>
          </table:table-cell>
          <table:table-cell table:formula="of:=COUNTIF([.D65:.H65];[.$Z$2])" office:value-type="float" office:value="5" calcext:value-type="float">
            <text:p>5</text:p>
          </table:table-cell>
          <table:table-cell table:formula="of:=[.S65]/([.S65]+[.T65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Wang and Tsiatis' Test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6]);&quot;&quot;;IF(AND([.D66]=&quot;Y&quot;;[.E66]=&quot;Y&quot;;[.F66]=&quot;Y&quot;);&quot;Y&quot;;&quot;N&quot;))" office:value-type="string" office:string-value="N" calcext:value-type="string">
            <text:p>N</text:p>
          </table:table-cell>
          <table:table-cell table:formula="of:=IF(ISBLANK([.C66]);&quot;&quot;;IF(AND([.G66]=&quot;Y&quot;;[.H66]=&quot;Y&quot;);&quot;Y&quot;;&quot;N&quot;))" office:value-type="string" office:string-value="N" calcext:value-type="string">
            <text:p>N</text:p>
          </table:table-cell>
          <table:table-cell table:formula="of:=IF(ISBLANK([.C66]);&quot;&quot;;IF(AND([.I66]=&quot;Y&quot;;[.K66]=&quot;Y&quot;;[.L66]=&quot;Y&quot;;[.M66]=&quot;Y&quot;;[.N66]=&quot;Y&quot;);&quot;Y&quot;;&quot;N&quot;))" office:value-type="string" office:string-value="N" calcext:value-type="string">
            <text:p>N</text:p>
          </table:table-cell>
          <table:table-cell table:formula="of:=IF(ISBLANK([.C66]);&quot;&quot;;IF(AND([.O66]=&quot;Y&quot;;[.P66]=&quot;Y&quot;;[.Q66]=&quot;Y&quot;);&quot;Y&quot;;&quot;N&quot;))" office:value-type="string" office:string-value="N" calcext:value-type="string">
            <text:p>N</text:p>
          </table:table-cell>
          <table:table-cell table:formula="of:=COUNTIF([.D66:.H66];[.$Y$2])" office:value-type="float" office:value="0" calcext:value-type="float">
            <text:p>0</text:p>
          </table:table-cell>
          <table:table-cell table:formula="of:=COUNTIF([.D66:.H66];[.$Z$2])" office:value-type="float" office:value="5" calcext:value-type="float">
            <text:p>5</text:p>
          </table:table-cell>
          <table:table-cell table:formula="of:=[.S66]/([.S66]+[.T66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Inner Wedge Test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7]);&quot;&quot;;IF(AND([.D67]=&quot;Y&quot;;[.E67]=&quot;Y&quot;;[.F67]=&quot;Y&quot;);&quot;Y&quot;;&quot;N&quot;))" office:value-type="string" office:string-value="N" calcext:value-type="string">
            <text:p>N</text:p>
          </table:table-cell>
          <table:table-cell table:formula="of:=IF(ISBLANK([.C67]);&quot;&quot;;IF(AND([.G67]=&quot;Y&quot;;[.H67]=&quot;Y&quot;);&quot;Y&quot;;&quot;N&quot;))" office:value-type="string" office:string-value="N" calcext:value-type="string">
            <text:p>N</text:p>
          </table:table-cell>
          <table:table-cell table:formula="of:=IF(ISBLANK([.C67]);&quot;&quot;;IF(AND([.I67]=&quot;Y&quot;;[.K67]=&quot;Y&quot;;[.L67]=&quot;Y&quot;;[.M67]=&quot;Y&quot;;[.N67]=&quot;Y&quot;);&quot;Y&quot;;&quot;N&quot;))" office:value-type="string" office:string-value="N" calcext:value-type="string">
            <text:p>N</text:p>
          </table:table-cell>
          <table:table-cell table:formula="of:=IF(ISBLANK([.C67]);&quot;&quot;;IF(AND([.O67]=&quot;Y&quot;;[.P67]=&quot;Y&quot;;[.Q67]=&quot;Y&quot;);&quot;Y&quot;;&quot;N&quot;))" office:value-type="string" office:string-value="N" calcext:value-type="string">
            <text:p>N</text:p>
          </table:table-cell>
          <table:table-cell table:formula="of:=COUNTIF([.D67:.H67];[.$Y$2])" office:value-type="float" office:value="0" calcext:value-type="float">
            <text:p>0</text:p>
          </table:table-cell>
          <table:table-cell table:formula="of:=COUNTIF([.D67:.H67];[.$Z$2])" office:value-type="float" office:value="5" calcext:value-type="float">
            <text:p>5</text:p>
          </table:table-cell>
          <table:table-cell table:formula="of:=[.S67]/([.S67]+[.T67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Binary Variables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8]);&quot;&quot;;IF(AND([.D68]=&quot;Y&quot;;[.E68]=&quot;Y&quot;;[.F68]=&quot;Y&quot;);&quot;Y&quot;;&quot;N&quot;))" office:value-type="string" office:string-value="N" calcext:value-type="string">
            <text:p>N</text:p>
          </table:table-cell>
          <table:table-cell table:formula="of:=IF(ISBLANK([.C68]);&quot;&quot;;IF(AND([.G68]=&quot;Y&quot;;[.H68]=&quot;Y&quot;);&quot;Y&quot;;&quot;N&quot;))" office:value-type="string" office:string-value="N" calcext:value-type="string">
            <text:p>N</text:p>
          </table:table-cell>
          <table:table-cell table:formula="of:=IF(ISBLANK([.C68]);&quot;&quot;;IF(AND([.I68]=&quot;Y&quot;;[.K68]=&quot;Y&quot;;[.L68]=&quot;Y&quot;;[.M68]=&quot;Y&quot;;[.N68]=&quot;Y&quot;);&quot;Y&quot;;&quot;N&quot;))" office:value-type="string" office:string-value="N" calcext:value-type="string">
            <text:p>N</text:p>
          </table:table-cell>
          <table:table-cell table:formula="of:=IF(ISBLANK([.C68]);&quot;&quot;;IF(AND([.O68]=&quot;Y&quot;;[.P68]=&quot;Y&quot;;[.Q68]=&quot;Y&quot;);&quot;Y&quot;;&quot;N&quot;))" office:value-type="string" office:string-value="N" calcext:value-type="string">
            <text:p>N</text:p>
          </table:table-cell>
          <table:table-cell table:formula="of:=COUNTIF([.D68:.H68];[.$Y$2])" office:value-type="float" office:value="0" calcext:value-type="float">
            <text:p>0</text:p>
          </table:table-cell>
          <table:table-cell table:formula="of:=COUNTIF([.D68:.H68];[.$Z$2])" office:value-type="float" office:value="5" calcext:value-type="float">
            <text:p>5</text:p>
          </table:table-cell>
          <table:table-cell table:formula="of:=[.S68]/([.S68]+[.T68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Time To Event Data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69]);&quot;&quot;;IF(AND([.D69]=&quot;Y&quot;;[.E69]=&quot;Y&quot;;[.F69]=&quot;Y&quot;);&quot;Y&quot;;&quot;N&quot;))" office:value-type="string" office:string-value="N" calcext:value-type="string">
            <text:p>N</text:p>
          </table:table-cell>
          <table:table-cell table:formula="of:=IF(ISBLANK([.C69]);&quot;&quot;;IF(AND([.G69]=&quot;Y&quot;;[.H69]=&quot;Y&quot;);&quot;Y&quot;;&quot;N&quot;))" office:value-type="string" office:string-value="N" calcext:value-type="string">
            <text:p>N</text:p>
          </table:table-cell>
          <table:table-cell table:formula="of:=IF(ISBLANK([.C69]);&quot;&quot;;IF(AND([.I69]=&quot;Y&quot;;[.K69]=&quot;Y&quot;;[.L69]=&quot;Y&quot;;[.M69]=&quot;Y&quot;;[.N69]=&quot;Y&quot;);&quot;Y&quot;;&quot;N&quot;))" office:value-type="string" office:string-value="N" calcext:value-type="string">
            <text:p>N</text:p>
          </table:table-cell>
          <table:table-cell table:formula="of:=IF(ISBLANK([.C69]);&quot;&quot;;IF(AND([.O69]=&quot;Y&quot;;[.P69]=&quot;Y&quot;;[.Q69]=&quot;Y&quot;);&quot;Y&quot;;&quot;N&quot;))" office:value-type="string" office:string-value="N" calcext:value-type="string">
            <text:p>N</text:p>
          </table:table-cell>
          <table:table-cell table:formula="of:=COUNTIF([.D69:.H69];[.$Y$2])" office:value-type="float" office:value="0" calcext:value-type="float">
            <text:p>0</text:p>
          </table:table-cell>
          <table:table-cell table:formula="of:=COUNTIF([.D69:.H69];[.$Z$2])" office:value-type="float" office:value="5" calcext:value-type="float">
            <text:p>5</text:p>
          </table:table-cell>
          <table:table-cell table:formula="of:=[.S69]/([.S69]+[.T69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Alpha Spending Funct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0]);&quot;&quot;;IF(AND([.D70]=&quot;Y&quot;;[.E70]=&quot;Y&quot;;[.F70]=&quot;Y&quot;);&quot;Y&quot;;&quot;N&quot;))" office:value-type="string" office:string-value="N" calcext:value-type="string">
            <text:p>N</text:p>
          </table:table-cell>
          <table:table-cell table:formula="of:=IF(ISBLANK([.C70]);&quot;&quot;;IF(AND([.G70]=&quot;Y&quot;;[.H70]=&quot;Y&quot;);&quot;Y&quot;;&quot;N&quot;))" office:value-type="string" office:string-value="N" calcext:value-type="string">
            <text:p>N</text:p>
          </table:table-cell>
          <table:table-cell table:formula="of:=IF(ISBLANK([.C70]);&quot;&quot;;IF(AND([.I70]=&quot;Y&quot;;[.K70]=&quot;Y&quot;;[.L70]=&quot;Y&quot;;[.M70]=&quot;Y&quot;;[.N70]=&quot;Y&quot;);&quot;Y&quot;;&quot;N&quot;))" office:value-type="string" office:string-value="N" calcext:value-type="string">
            <text:p>N</text:p>
          </table:table-cell>
          <table:table-cell table:formula="of:=IF(ISBLANK([.C70]);&quot;&quot;;IF(AND([.O70]=&quot;Y&quot;;[.P70]=&quot;Y&quot;;[.Q70]=&quot;Y&quot;);&quot;Y&quot;;&quot;N&quot;))" office:value-type="string" office:string-value="N" calcext:value-type="string">
            <text:p>N</text:p>
          </table:table-cell>
          <table:table-cell table:formula="of:=COUNTIF([.D70:.H70];[.$Y$2])" office:value-type="float" office:value="0" calcext:value-type="float">
            <text:p>0</text:p>
          </table:table-cell>
          <table:table-cell table:formula="of:=COUNTIF([.D70:.H70];[.$Z$2])" office:value-type="float" office:value="5" calcext:value-type="float">
            <text:p>5</text:p>
          </table:table-cell>
          <table:table-cell table:formula="of:=[.S70]/([.S70]+[.T70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Sample Size Re-Estimat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1]);&quot;&quot;;IF(AND([.D71]=&quot;Y&quot;;[.E71]=&quot;Y&quot;;[.F71]=&quot;Y&quot;);&quot;Y&quot;;&quot;N&quot;))" office:value-type="string" office:string-value="N" calcext:value-type="string">
            <text:p>N</text:p>
          </table:table-cell>
          <table:table-cell table:formula="of:=IF(ISBLANK([.C71]);&quot;&quot;;IF(AND([.G71]=&quot;Y&quot;;[.H71]=&quot;Y&quot;);&quot;Y&quot;;&quot;N&quot;))" office:value-type="string" office:string-value="N" calcext:value-type="string">
            <text:p>N</text:p>
          </table:table-cell>
          <table:table-cell table:formula="of:=IF(ISBLANK([.C71]);&quot;&quot;;IF(AND([.I71]=&quot;Y&quot;;[.K71]=&quot;Y&quot;;[.L71]=&quot;Y&quot;;[.M71]=&quot;Y&quot;;[.N71]=&quot;Y&quot;);&quot;Y&quot;;&quot;N&quot;))" office:value-type="string" office:string-value="N" calcext:value-type="string">
            <text:p>N</text:p>
          </table:table-cell>
          <table:table-cell table:formula="of:=IF(ISBLANK([.C71]);&quot;&quot;;IF(AND([.O71]=&quot;Y&quot;;[.P71]=&quot;Y&quot;;[.Q71]=&quot;Y&quot;);&quot;Y&quot;;&quot;N&quot;))" office:value-type="string" office:string-value="N" calcext:value-type="string">
            <text:p>N</text:p>
          </table:table-cell>
          <table:table-cell table:formula="of:=COUNTIF([.D71:.H71];[.$Y$2])" office:value-type="float" office:value="0" calcext:value-type="float">
            <text:p>0</text:p>
          </table:table-cell>
          <table:table-cell table:formula="of:=COUNTIF([.D71:.H71];[.$Z$2])" office:value-type="float" office:value="5" calcext:value-type="float">
            <text:p>5</text:p>
          </table:table-cell>
          <table:table-cell table:formula="of:=[.S71]/([.S71]+[.T71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Conditional Power for Means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2]);&quot;&quot;;IF(AND([.D72]=&quot;Y&quot;;[.E72]=&quot;Y&quot;;[.F72]=&quot;Y&quot;);&quot;Y&quot;;&quot;N&quot;))" office:value-type="string" office:string-value="N" calcext:value-type="string">
            <text:p>N</text:p>
          </table:table-cell>
          <table:table-cell table:formula="of:=IF(ISBLANK([.C72]);&quot;&quot;;IF(AND([.G72]=&quot;Y&quot;;[.H72]=&quot;Y&quot;);&quot;Y&quot;;&quot;N&quot;))" office:value-type="string" office:string-value="N" calcext:value-type="string">
            <text:p>N</text:p>
          </table:table-cell>
          <table:table-cell table:formula="of:=IF(ISBLANK([.C72]);&quot;&quot;;IF(AND([.I72]=&quot;Y&quot;;[.K72]=&quot;Y&quot;;[.L72]=&quot;Y&quot;;[.M72]=&quot;Y&quot;;[.N72]=&quot;Y&quot;);&quot;Y&quot;;&quot;N&quot;))" office:value-type="string" office:string-value="N" calcext:value-type="string">
            <text:p>N</text:p>
          </table:table-cell>
          <table:table-cell table:formula="of:=IF(ISBLANK([.C72]);&quot;&quot;;IF(AND([.O72]=&quot;Y&quot;;[.P72]=&quot;Y&quot;;[.Q72]=&quot;Y&quot;);&quot;Y&quot;;&quot;N&quot;))" office:value-type="string" office:string-value="N" calcext:value-type="string">
            <text:p>N</text:p>
          </table:table-cell>
          <table:table-cell table:formula="of:=COUNTIF([.D72:.H72];[.$Y$2])" office:value-type="float" office:value="0" calcext:value-type="float">
            <text:p>0</text:p>
          </table:table-cell>
          <table:table-cell table:formula="of:=COUNTIF([.D72:.H72];[.$Z$2])" office:value-type="float" office:value="5" calcext:value-type="float">
            <text:p>5</text:p>
          </table:table-cell>
          <table:table-cell table:formula="of:=[.S72]/([.S72]+[.T72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Group Sequential Methods</text:p>
          </table:table-cell>
          <table:table-cell table:style-name="ce4" office:value-type="string" calcext:value-type="string">
            <text:p>Conditional Power for Proportions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3]);&quot;&quot;;IF(AND([.D73]=&quot;Y&quot;;[.E73]=&quot;Y&quot;;[.F73]=&quot;Y&quot;);&quot;Y&quot;;&quot;N&quot;))" office:value-type="string" office:string-value="N" calcext:value-type="string">
            <text:p>N</text:p>
          </table:table-cell>
          <table:table-cell table:formula="of:=IF(ISBLANK([.C73]);&quot;&quot;;IF(AND([.G73]=&quot;Y&quot;;[.H73]=&quot;Y&quot;);&quot;Y&quot;;&quot;N&quot;))" office:value-type="string" office:string-value="N" calcext:value-type="string">
            <text:p>N</text:p>
          </table:table-cell>
          <table:table-cell table:formula="of:=IF(ISBLANK([.C73]);&quot;&quot;;IF(AND([.I73]=&quot;Y&quot;;[.K73]=&quot;Y&quot;;[.L73]=&quot;Y&quot;;[.M73]=&quot;Y&quot;;[.N73]=&quot;Y&quot;);&quot;Y&quot;;&quot;N&quot;))" office:value-type="string" office:string-value="N" calcext:value-type="string">
            <text:p>N</text:p>
          </table:table-cell>
          <table:table-cell table:formula="of:=IF(ISBLANK([.C73]);&quot;&quot;;IF(AND([.O73]=&quot;Y&quot;;[.P73]=&quot;Y&quot;;[.Q73]=&quot;Y&quot;);&quot;Y&quot;;&quot;N&quot;))" office:value-type="string" office:string-value="N" calcext:value-type="string">
            <text:p>N</text:p>
          </table:table-cell>
          <table:table-cell table:formula="of:=COUNTIF([.D73:.H73];[.$Y$2])" office:value-type="float" office:value="0" calcext:value-type="float">
            <text:p>0</text:p>
          </table:table-cell>
          <table:table-cell table:formula="of:=COUNTIF([.D73:.H73];[.$Z$2])" office:value-type="float" office:value="5" calcext:value-type="float">
            <text:p>5</text:p>
          </table:table-cell>
          <table:table-cell table:formula="of:=[.S73]/([.S73]+[.T73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Parallel Design with Replicates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4]);&quot;&quot;;IF(AND([.D74]=&quot;Y&quot;;[.E74]=&quot;Y&quot;;[.F74]=&quot;Y&quot;);&quot;Y&quot;;&quot;N&quot;))" office:value-type="string" office:string-value="Y" calcext:value-type="string">
            <text:p>Y</text:p>
          </table:table-cell>
          <table:table-cell table:formula="of:=IF(ISBLANK([.C74]);&quot;&quot;;IF(AND([.G74]=&quot;Y&quot;;[.H74]=&quot;Y&quot;);&quot;Y&quot;;&quot;N&quot;))" office:value-type="string" office:string-value="Y" calcext:value-type="string">
            <text:p>Y</text:p>
          </table:table-cell>
          <table:table-cell table:formula="of:=IF(ISBLANK([.C74]);&quot;&quot;;IF(AND([.I74]=&quot;Y&quot;;[.K74]=&quot;Y&quot;;[.L74]=&quot;Y&quot;;[.M74]=&quot;Y&quot;;[.N74]=&quot;Y&quot;);&quot;Y&quot;;&quot;N&quot;))" office:value-type="string" office:string-value="N" calcext:value-type="string">
            <text:p>N</text:p>
          </table:table-cell>
          <table:table-cell table:formula="of:=IF(ISBLANK([.C74]);&quot;&quot;;IF(AND([.O74]=&quot;Y&quot;;[.P74]=&quot;Y&quot;;[.Q74]=&quot;Y&quot;);&quot;Y&quot;;&quot;N&quot;))" office:value-type="string" office:string-value="N" calcext:value-type="string">
            <text:p>N</text:p>
          </table:table-cell>
          <table:table-cell table:formula="of:=COUNTIF([.D74:.H74];[.$Y$2])" office:value-type="float" office:value="5" calcext:value-type="float">
            <text:p>5</text:p>
          </table:table-cell>
          <table:table-cell table:formula="of:=COUNTIF([.D74:.H74];[.$Z$2])" office:value-type="float" office:value="0" calcext:value-type="float">
            <text:p>0</text:p>
          </table:table-cell>
          <table:table-cell table:formula="of:=[.S74]/([.S74]+[.T7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Parallel Design with Replicates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5]);&quot;&quot;;IF(AND([.D75]=&quot;Y&quot;;[.E75]=&quot;Y&quot;;[.F75]=&quot;Y&quot;);&quot;Y&quot;;&quot;N&quot;))" office:value-type="string" office:string-value="Y" calcext:value-type="string">
            <text:p>Y</text:p>
          </table:table-cell>
          <table:table-cell table:formula="of:=IF(ISBLANK([.C75]);&quot;&quot;;IF(AND([.G75]=&quot;Y&quot;;[.H75]=&quot;Y&quot;);&quot;Y&quot;;&quot;N&quot;))" office:value-type="string" office:string-value="Y" calcext:value-type="string">
            <text:p>Y</text:p>
          </table:table-cell>
          <table:table-cell table:formula="of:=IF(ISBLANK([.C75]);&quot;&quot;;IF(AND([.I75]=&quot;Y&quot;;[.K75]=&quot;Y&quot;;[.L75]=&quot;Y&quot;;[.M75]=&quot;Y&quot;;[.N75]=&quot;Y&quot;);&quot;Y&quot;;&quot;N&quot;))" office:value-type="string" office:string-value="N" calcext:value-type="string">
            <text:p>N</text:p>
          </table:table-cell>
          <table:table-cell table:formula="of:=IF(ISBLANK([.C75]);&quot;&quot;;IF(AND([.O75]=&quot;Y&quot;;[.P75]=&quot;Y&quot;;[.Q75]=&quot;Y&quot;);&quot;Y&quot;;&quot;N&quot;))" office:value-type="string" office:string-value="N" calcext:value-type="string">
            <text:p>N</text:p>
          </table:table-cell>
          <table:table-cell table:formula="of:=COUNTIF([.D75:.H75];[.$Y$2])" office:value-type="float" office:value="5" calcext:value-type="float">
            <text:p>5</text:p>
          </table:table-cell>
          <table:table-cell table:formula="of:=COUNTIF([.D75:.H75];[.$Z$2])" office:value-type="float" office:value="0" calcext:value-type="float">
            <text:p>0</text:p>
          </table:table-cell>
          <table:table-cell table:formula="of:=[.S75]/([.S75]+[.T7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Parallel Design with Replicates (Simila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6]);&quot;&quot;;IF(AND([.D76]=&quot;Y&quot;;[.E76]=&quot;Y&quot;;[.F76]=&quot;Y&quot;);&quot;Y&quot;;&quot;N&quot;))" office:value-type="string" office:string-value="Y" calcext:value-type="string">
            <text:p>Y</text:p>
          </table:table-cell>
          <table:table-cell table:formula="of:=IF(ISBLANK([.C76]);&quot;&quot;;IF(AND([.G76]=&quot;Y&quot;;[.H76]=&quot;Y&quot;);&quot;Y&quot;;&quot;N&quot;))" office:value-type="string" office:string-value="Y" calcext:value-type="string">
            <text:p>Y</text:p>
          </table:table-cell>
          <table:table-cell table:formula="of:=IF(ISBLANK([.C76]);&quot;&quot;;IF(AND([.I76]=&quot;Y&quot;;[.K76]=&quot;Y&quot;;[.L76]=&quot;Y&quot;;[.M76]=&quot;Y&quot;;[.N76]=&quot;Y&quot;);&quot;Y&quot;;&quot;N&quot;))" office:value-type="string" office:string-value="N" calcext:value-type="string">
            <text:p>N</text:p>
          </table:table-cell>
          <table:table-cell table:formula="of:=IF(ISBLANK([.C76]);&quot;&quot;;IF(AND([.O76]=&quot;Y&quot;;[.P76]=&quot;Y&quot;;[.Q76]=&quot;Y&quot;);&quot;Y&quot;;&quot;N&quot;))" office:value-type="string" office:string-value="N" calcext:value-type="string">
            <text:p>N</text:p>
          </table:table-cell>
          <table:table-cell table:formula="of:=COUNTIF([.D76:.H76];[.$Y$2])" office:value-type="float" office:value="5" calcext:value-type="float">
            <text:p>5</text:p>
          </table:table-cell>
          <table:table-cell table:formula="of:=COUNTIF([.D76:.H76];[.$Z$2])" office:value-type="float" office:value="0" calcext:value-type="float">
            <text:p>0</text:p>
          </table:table-cell>
          <table:table-cell table:formula="of:=[.S76]/([.S76]+[.T7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Replicated Crossover Design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7]);&quot;&quot;;IF(AND([.D77]=&quot;Y&quot;;[.E77]=&quot;Y&quot;;[.F77]=&quot;Y&quot;);&quot;Y&quot;;&quot;N&quot;))" office:value-type="string" office:string-value="Y" calcext:value-type="string">
            <text:p>Y</text:p>
          </table:table-cell>
          <table:table-cell table:formula="of:=IF(ISBLANK([.C77]);&quot;&quot;;IF(AND([.G77]=&quot;Y&quot;;[.H77]=&quot;Y&quot;);&quot;Y&quot;;&quot;N&quot;))" office:value-type="string" office:string-value="Y" calcext:value-type="string">
            <text:p>Y</text:p>
          </table:table-cell>
          <table:table-cell table:formula="of:=IF(ISBLANK([.C77]);&quot;&quot;;IF(AND([.I77]=&quot;Y&quot;;[.K77]=&quot;Y&quot;;[.L77]=&quot;Y&quot;;[.M77]=&quot;Y&quot;;[.N77]=&quot;Y&quot;);&quot;Y&quot;;&quot;N&quot;))" office:value-type="string" office:string-value="N" calcext:value-type="string">
            <text:p>N</text:p>
          </table:table-cell>
          <table:table-cell table:formula="of:=IF(ISBLANK([.C77]);&quot;&quot;;IF(AND([.O77]=&quot;Y&quot;;[.P77]=&quot;Y&quot;;[.Q77]=&quot;Y&quot;);&quot;Y&quot;;&quot;N&quot;))" office:value-type="string" office:string-value="N" calcext:value-type="string">
            <text:p>N</text:p>
          </table:table-cell>
          <table:table-cell table:formula="of:=COUNTIF([.D77:.H77];[.$Y$2])" office:value-type="float" office:value="5" calcext:value-type="float">
            <text:p>5</text:p>
          </table:table-cell>
          <table:table-cell table:formula="of:=COUNTIF([.D77:.H77];[.$Z$2])" office:value-type="float" office:value="0" calcext:value-type="float">
            <text:p>0</text:p>
          </table:table-cell>
          <table:table-cell table:formula="of:=[.S77]/([.S77]+[.T7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Replicated Crossover Design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8]);&quot;&quot;;IF(AND([.D78]=&quot;Y&quot;;[.E78]=&quot;Y&quot;;[.F78]=&quot;Y&quot;);&quot;Y&quot;;&quot;N&quot;))" office:value-type="string" office:string-value="Y" calcext:value-type="string">
            <text:p>Y</text:p>
          </table:table-cell>
          <table:table-cell table:formula="of:=IF(ISBLANK([.C78]);&quot;&quot;;IF(AND([.G78]=&quot;Y&quot;;[.H78]=&quot;Y&quot;);&quot;Y&quot;;&quot;N&quot;))" office:value-type="string" office:string-value="Y" calcext:value-type="string">
            <text:p>Y</text:p>
          </table:table-cell>
          <table:table-cell table:formula="of:=IF(ISBLANK([.C78]);&quot;&quot;;IF(AND([.I78]=&quot;Y&quot;;[.K78]=&quot;Y&quot;;[.L78]=&quot;Y&quot;;[.M78]=&quot;Y&quot;;[.N78]=&quot;Y&quot;);&quot;Y&quot;;&quot;N&quot;))" office:value-type="string" office:string-value="N" calcext:value-type="string">
            <text:p>N</text:p>
          </table:table-cell>
          <table:table-cell table:formula="of:=IF(ISBLANK([.C78]);&quot;&quot;;IF(AND([.O78]=&quot;Y&quot;;[.P78]=&quot;Y&quot;;[.Q78]=&quot;Y&quot;);&quot;Y&quot;;&quot;N&quot;))" office:value-type="string" office:string-value="N" calcext:value-type="string">
            <text:p>N</text:p>
          </table:table-cell>
          <table:table-cell table:formula="of:=COUNTIF([.D78:.H78];[.$Y$2])" office:value-type="float" office:value="5" calcext:value-type="float">
            <text:p>5</text:p>
          </table:table-cell>
          <table:table-cell table:formula="of:=COUNTIF([.D78:.H78];[.$Z$2])" office:value-type="float" office:value="0" calcext:value-type="float">
            <text:p>0</text:p>
          </table:table-cell>
          <table:table-cell table:formula="of:=[.S78]/([.S78]+[.T7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Variablilites</text:p>
          </table:table-cell>
          <table:table-cell table:style-name="ce3" office:value-type="string" calcext:value-type="string">
            <text:p>Replicated Crossover Design (Simila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79]);&quot;&quot;;IF(AND([.D79]=&quot;Y&quot;;[.E79]=&quot;Y&quot;;[.F79]=&quot;Y&quot;);&quot;Y&quot;;&quot;N&quot;))" office:value-type="string" office:string-value="Y" calcext:value-type="string">
            <text:p>Y</text:p>
          </table:table-cell>
          <table:table-cell table:formula="of:=IF(ISBLANK([.C79]);&quot;&quot;;IF(AND([.G79]=&quot;Y&quot;;[.H79]=&quot;Y&quot;);&quot;Y&quot;;&quot;N&quot;))" office:value-type="string" office:string-value="Y" calcext:value-type="string">
            <text:p>Y</text:p>
          </table:table-cell>
          <table:table-cell table:formula="of:=IF(ISBLANK([.C79]);&quot;&quot;;IF(AND([.I79]=&quot;Y&quot;;[.K79]=&quot;Y&quot;;[.L79]=&quot;Y&quot;;[.M79]=&quot;Y&quot;;[.N79]=&quot;Y&quot;);&quot;Y&quot;;&quot;N&quot;))" office:value-type="string" office:string-value="N" calcext:value-type="string">
            <text:p>N</text:p>
          </table:table-cell>
          <table:table-cell table:formula="of:=IF(ISBLANK([.C79]);&quot;&quot;;IF(AND([.O79]=&quot;Y&quot;;[.P79]=&quot;Y&quot;;[.Q79]=&quot;Y&quot;);&quot;Y&quot;;&quot;N&quot;))" office:value-type="string" office:string-value="N" calcext:value-type="string">
            <text:p>N</text:p>
          </table:table-cell>
          <table:table-cell table:formula="of:=COUNTIF([.D79:.H79];[.$Y$2])" office:value-type="float" office:value="5" calcext:value-type="float">
            <text:p>5</text:p>
          </table:table-cell>
          <table:table-cell table:formula="of:=COUNTIF([.D79:.H79];[.$Z$2])" office:value-type="float" office:value="0" calcext:value-type="float">
            <text:p>0</text:p>
          </table:table-cell>
          <table:table-cell table:formula="of:=[.S79]/([.S79]+[.T7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Simple Random Effects Model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0]);&quot;&quot;;IF(AND([.D80]=&quot;Y&quot;;[.E80]=&quot;Y&quot;;[.F80]=&quot;Y&quot;);&quot;Y&quot;;&quot;N&quot;))" office:value-type="string" office:string-value="Y" calcext:value-type="string">
            <text:p>Y</text:p>
          </table:table-cell>
          <table:table-cell table:formula="of:=IF(ISBLANK([.C80]);&quot;&quot;;IF(AND([.G80]=&quot;Y&quot;;[.H80]=&quot;Y&quot;);&quot;Y&quot;;&quot;N&quot;))" office:value-type="string" office:string-value="Y" calcext:value-type="string">
            <text:p>Y</text:p>
          </table:table-cell>
          <table:table-cell table:formula="of:=IF(ISBLANK([.C80]);&quot;&quot;;IF(AND([.I80]=&quot;Y&quot;;[.K80]=&quot;Y&quot;;[.L80]=&quot;Y&quot;;[.M80]=&quot;Y&quot;;[.N80]=&quot;Y&quot;);&quot;Y&quot;;&quot;N&quot;))" office:value-type="string" office:string-value="N" calcext:value-type="string">
            <text:p>N</text:p>
          </table:table-cell>
          <table:table-cell table:formula="of:=IF(ISBLANK([.C80]);&quot;&quot;;IF(AND([.O80]=&quot;Y&quot;;[.P80]=&quot;Y&quot;;[.Q80]=&quot;Y&quot;);&quot;Y&quot;;&quot;N&quot;))" office:value-type="string" office:string-value="N" calcext:value-type="string">
            <text:p>N</text:p>
          </table:table-cell>
          <table:table-cell table:formula="of:=COUNTIF([.D80:.H80];[.$Y$2])" office:value-type="float" office:value="5" calcext:value-type="float">
            <text:p>5</text:p>
          </table:table-cell>
          <table:table-cell table:formula="of:=COUNTIF([.D80:.H80];[.$Z$2])" office:value-type="float" office:value="0" calcext:value-type="float">
            <text:p>0</text:p>
          </table:table-cell>
          <table:table-cell table:formula="of:=[.S80]/([.S80]+[.T8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Simple Random Effects Model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1]);&quot;&quot;;IF(AND([.D81]=&quot;Y&quot;;[.E81]=&quot;Y&quot;;[.F81]=&quot;Y&quot;);&quot;Y&quot;;&quot;N&quot;))" office:value-type="string" office:string-value="Y" calcext:value-type="string">
            <text:p>Y</text:p>
          </table:table-cell>
          <table:table-cell table:formula="of:=IF(ISBLANK([.C81]);&quot;&quot;;IF(AND([.G81]=&quot;Y&quot;;[.H81]=&quot;Y&quot;);&quot;Y&quot;;&quot;N&quot;))" office:value-type="string" office:string-value="Y" calcext:value-type="string">
            <text:p>Y</text:p>
          </table:table-cell>
          <table:table-cell table:formula="of:=IF(ISBLANK([.C81]);&quot;&quot;;IF(AND([.I81]=&quot;Y&quot;;[.K81]=&quot;Y&quot;;[.L81]=&quot;Y&quot;;[.M81]=&quot;Y&quot;;[.N81]=&quot;Y&quot;);&quot;Y&quot;;&quot;N&quot;))" office:value-type="string" office:string-value="N" calcext:value-type="string">
            <text:p>N</text:p>
          </table:table-cell>
          <table:table-cell table:formula="of:=IF(ISBLANK([.C81]);&quot;&quot;;IF(AND([.O81]=&quot;Y&quot;;[.P81]=&quot;Y&quot;;[.Q81]=&quot;Y&quot;);&quot;Y&quot;;&quot;N&quot;))" office:value-type="string" office:string-value="N" calcext:value-type="string">
            <text:p>N</text:p>
          </table:table-cell>
          <table:table-cell table:formula="of:=COUNTIF([.D81:.H81];[.$Y$2])" office:value-type="float" office:value="5" calcext:value-type="float">
            <text:p>5</text:p>
          </table:table-cell>
          <table:table-cell table:formula="of:=COUNTIF([.D81:.H81];[.$Z$2])" office:value-type="float" office:value="0" calcext:value-type="float">
            <text:p>0</text:p>
          </table:table-cell>
          <table:table-cell table:formula="of:=[.S81]/([.S81]+[.T8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Simple Random Effects Model (Simila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2]);&quot;&quot;;IF(AND([.D82]=&quot;Y&quot;;[.E82]=&quot;Y&quot;;[.F82]=&quot;Y&quot;);&quot;Y&quot;;&quot;N&quot;))" office:value-type="string" office:string-value="Y" calcext:value-type="string">
            <text:p>Y</text:p>
          </table:table-cell>
          <table:table-cell table:formula="of:=IF(ISBLANK([.C82]);&quot;&quot;;IF(AND([.G82]=&quot;Y&quot;;[.H82]=&quot;Y&quot;);&quot;Y&quot;;&quot;N&quot;))" office:value-type="string" office:string-value="Y" calcext:value-type="string">
            <text:p>Y</text:p>
          </table:table-cell>
          <table:table-cell table:formula="of:=IF(ISBLANK([.C82]);&quot;&quot;;IF(AND([.I82]=&quot;Y&quot;;[.K82]=&quot;Y&quot;;[.L82]=&quot;Y&quot;;[.M82]=&quot;Y&quot;;[.N82]=&quot;Y&quot;);&quot;Y&quot;;&quot;N&quot;))" office:value-type="string" office:string-value="N" calcext:value-type="string">
            <text:p>N</text:p>
          </table:table-cell>
          <table:table-cell table:formula="of:=IF(ISBLANK([.C82]);&quot;&quot;;IF(AND([.O82]=&quot;Y&quot;;[.P82]=&quot;Y&quot;;[.Q82]=&quot;Y&quot;);&quot;Y&quot;;&quot;N&quot;))" office:value-type="string" office:string-value="N" calcext:value-type="string">
            <text:p>N</text:p>
          </table:table-cell>
          <table:table-cell table:formula="of:=COUNTIF([.D82:.H82];[.$Y$2])" office:value-type="float" office:value="5" calcext:value-type="float">
            <text:p>5</text:p>
          </table:table-cell>
          <table:table-cell table:formula="of:=COUNTIF([.D82:.H82];[.$Z$2])" office:value-type="float" office:value="0" calcext:value-type="float">
            <text:p>0</text:p>
          </table:table-cell>
          <table:table-cell table:formula="of:=[.S82]/([.S82]+[.T8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Conditional Random Effects Model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3]);&quot;&quot;;IF(AND([.D83]=&quot;Y&quot;;[.E83]=&quot;Y&quot;;[.F83]=&quot;Y&quot;);&quot;Y&quot;;&quot;N&quot;))" office:value-type="string" office:string-value="Y" calcext:value-type="string">
            <text:p>Y</text:p>
          </table:table-cell>
          <table:table-cell table:formula="of:=IF(ISBLANK([.C83]);&quot;&quot;;IF(AND([.G83]=&quot;Y&quot;;[.H83]=&quot;Y&quot;);&quot;Y&quot;;&quot;N&quot;))" office:value-type="string" office:string-value="Y" calcext:value-type="string">
            <text:p>Y</text:p>
          </table:table-cell>
          <table:table-cell table:formula="of:=IF(ISBLANK([.C83]);&quot;&quot;;IF(AND([.I83]=&quot;Y&quot;;[.K83]=&quot;Y&quot;;[.L83]=&quot;Y&quot;;[.M83]=&quot;Y&quot;;[.N83]=&quot;Y&quot;);&quot;Y&quot;;&quot;N&quot;))" office:value-type="string" office:string-value="N" calcext:value-type="string">
            <text:p>N</text:p>
          </table:table-cell>
          <table:table-cell table:formula="of:=IF(ISBLANK([.C83]);&quot;&quot;;IF(AND([.O83]=&quot;Y&quot;;[.P83]=&quot;Y&quot;;[.Q83]=&quot;Y&quot;);&quot;Y&quot;;&quot;N&quot;))" office:value-type="string" office:string-value="N" calcext:value-type="string">
            <text:p>N</text:p>
          </table:table-cell>
          <table:table-cell table:formula="of:=COUNTIF([.D83:.H83];[.$Y$2])" office:value-type="float" office:value="5" calcext:value-type="float">
            <text:p>5</text:p>
          </table:table-cell>
          <table:table-cell table:formula="of:=COUNTIF([.D83:.H83];[.$Z$2])" office:value-type="float" office:value="0" calcext:value-type="float">
            <text:p>0</text:p>
          </table:table-cell>
          <table:table-cell table:formula="of:=[.S83]/([.S83]+[.T8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Conditional Random Effects Model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4]);&quot;&quot;;IF(AND([.D84]=&quot;Y&quot;;[.E84]=&quot;Y&quot;;[.F84]=&quot;Y&quot;);&quot;Y&quot;;&quot;N&quot;))" office:value-type="string" office:string-value="Y" calcext:value-type="string">
            <text:p>Y</text:p>
          </table:table-cell>
          <table:table-cell table:formula="of:=IF(ISBLANK([.C84]);&quot;&quot;;IF(AND([.G84]=&quot;Y&quot;;[.H84]=&quot;Y&quot;);&quot;Y&quot;;&quot;N&quot;))" office:value-type="string" office:string-value="Y" calcext:value-type="string">
            <text:p>Y</text:p>
          </table:table-cell>
          <table:table-cell table:formula="of:=IF(ISBLANK([.C84]);&quot;&quot;;IF(AND([.I84]=&quot;Y&quot;;[.K84]=&quot;Y&quot;;[.L84]=&quot;Y&quot;;[.M84]=&quot;Y&quot;;[.N84]=&quot;Y&quot;);&quot;Y&quot;;&quot;N&quot;))" office:value-type="string" office:string-value="N" calcext:value-type="string">
            <text:p>N</text:p>
          </table:table-cell>
          <table:table-cell table:formula="of:=IF(ISBLANK([.C84]);&quot;&quot;;IF(AND([.O84]=&quot;Y&quot;;[.P84]=&quot;Y&quot;;[.Q84]=&quot;Y&quot;);&quot;Y&quot;;&quot;N&quot;))" office:value-type="string" office:string-value="N" calcext:value-type="string">
            <text:p>N</text:p>
          </table:table-cell>
          <table:table-cell table:formula="of:=COUNTIF([.D84:.H84];[.$Y$2])" office:value-type="float" office:value="5" calcext:value-type="float">
            <text:p>5</text:p>
          </table:table-cell>
          <table:table-cell table:formula="of:=COUNTIF([.D84:.H84];[.$Z$2])" office:value-type="float" office:value="0" calcext:value-type="float">
            <text:p>0</text:p>
          </table:table-cell>
          <table:table-cell table:formula="of:=[.S84]/([.S84]+[.T8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ra-subject CVs</text:p>
          </table:table-cell>
          <table:table-cell table:style-name="ce3" office:value-type="string" calcext:value-type="string">
            <text:p>Conditional Random Effects Model; (Simila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5]);&quot;&quot;;IF(AND([.D85]=&quot;Y&quot;;[.E85]=&quot;Y&quot;;[.F85]=&quot;Y&quot;);&quot;Y&quot;;&quot;N&quot;))" office:value-type="string" office:string-value="Y" calcext:value-type="string">
            <text:p>Y</text:p>
          </table:table-cell>
          <table:table-cell table:formula="of:=IF(ISBLANK([.C85]);&quot;&quot;;IF(AND([.G85]=&quot;Y&quot;;[.H85]=&quot;Y&quot;);&quot;Y&quot;;&quot;N&quot;))" office:value-type="string" office:string-value="Y" calcext:value-type="string">
            <text:p>Y</text:p>
          </table:table-cell>
          <table:table-cell table:formula="of:=IF(ISBLANK([.C85]);&quot;&quot;;IF(AND([.I85]=&quot;Y&quot;;[.K85]=&quot;Y&quot;;[.L85]=&quot;Y&quot;;[.M85]=&quot;Y&quot;;[.N85]=&quot;Y&quot;);&quot;Y&quot;;&quot;N&quot;))" office:value-type="string" office:string-value="N" calcext:value-type="string">
            <text:p>N</text:p>
          </table:table-cell>
          <table:table-cell table:formula="of:=IF(ISBLANK([.C85]);&quot;&quot;;IF(AND([.O85]=&quot;Y&quot;;[.P85]=&quot;Y&quot;;[.Q85]=&quot;Y&quot;);&quot;Y&quot;;&quot;N&quot;))" office:value-type="string" office:string-value="N" calcext:value-type="string">
            <text:p>N</text:p>
          </table:table-cell>
          <table:table-cell table:formula="of:=COUNTIF([.D85:.H85];[.$Y$2])" office:value-type="float" office:value="5" calcext:value-type="float">
            <text:p>5</text:p>
          </table:table-cell>
          <table:table-cell table:formula="of:=COUNTIF([.D85:.H85];[.$Z$2])" office:value-type="float" office:value="0" calcext:value-type="float">
            <text:p>0</text:p>
          </table:table-cell>
          <table:table-cell table:formula="of:=[.S85]/([.S85]+[.T8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er-subject Variablilites</text:p>
          </table:table-cell>
          <table:table-cell table:style-name="ce3" office:value-type="string" calcext:value-type="string">
            <text:p>Parallel Design with Replicates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6]);&quot;&quot;;IF(AND([.D86]=&quot;Y&quot;;[.E86]=&quot;Y&quot;;[.F86]=&quot;Y&quot;);&quot;Y&quot;;&quot;N&quot;))" office:value-type="string" office:string-value="Y" calcext:value-type="string">
            <text:p>Y</text:p>
          </table:table-cell>
          <table:table-cell table:formula="of:=IF(ISBLANK([.C86]);&quot;&quot;;IF(AND([.G86]=&quot;Y&quot;;[.H86]=&quot;Y&quot;);&quot;Y&quot;;&quot;N&quot;))" office:value-type="string" office:string-value="Y" calcext:value-type="string">
            <text:p>Y</text:p>
          </table:table-cell>
          <table:table-cell table:formula="of:=IF(ISBLANK([.C86]);&quot;&quot;;IF(AND([.I86]=&quot;Y&quot;;[.K86]=&quot;Y&quot;;[.L86]=&quot;Y&quot;;[.M86]=&quot;Y&quot;;[.N86]=&quot;Y&quot;);&quot;Y&quot;;&quot;N&quot;))" office:value-type="string" office:string-value="N" calcext:value-type="string">
            <text:p>N</text:p>
          </table:table-cell>
          <table:table-cell table:formula="of:=IF(ISBLANK([.C86]);&quot;&quot;;IF(AND([.O86]=&quot;Y&quot;;[.P86]=&quot;Y&quot;;[.Q86]=&quot;Y&quot;);&quot;Y&quot;;&quot;N&quot;))" office:value-type="string" office:string-value="N" calcext:value-type="string">
            <text:p>N</text:p>
          </table:table-cell>
          <table:table-cell table:formula="of:=COUNTIF([.D86:.H86];[.$Y$2])" office:value-type="float" office:value="5" calcext:value-type="float">
            <text:p>5</text:p>
          </table:table-cell>
          <table:table-cell table:formula="of:=COUNTIF([.D86:.H86];[.$Z$2])" office:value-type="float" office:value="0" calcext:value-type="float">
            <text:p>0</text:p>
          </table:table-cell>
          <table:table-cell table:formula="of:=[.S86]/([.S86]+[.T8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er-subject Variablilites</text:p>
          </table:table-cell>
          <table:table-cell table:style-name="ce3" office:value-type="string" calcext:value-type="string">
            <text:p>Parallel Design with Replicates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7]);&quot;&quot;;IF(AND([.D87]=&quot;Y&quot;;[.E87]=&quot;Y&quot;;[.F87]=&quot;Y&quot;);&quot;Y&quot;;&quot;N&quot;))" office:value-type="string" office:string-value="Y" calcext:value-type="string">
            <text:p>Y</text:p>
          </table:table-cell>
          <table:table-cell table:formula="of:=IF(ISBLANK([.C87]);&quot;&quot;;IF(AND([.G87]=&quot;Y&quot;;[.H87]=&quot;Y&quot;);&quot;Y&quot;;&quot;N&quot;))" office:value-type="string" office:string-value="Y" calcext:value-type="string">
            <text:p>Y</text:p>
          </table:table-cell>
          <table:table-cell table:formula="of:=IF(ISBLANK([.C87]);&quot;&quot;;IF(AND([.I87]=&quot;Y&quot;;[.K87]=&quot;Y&quot;;[.L87]=&quot;Y&quot;;[.M87]=&quot;Y&quot;;[.N87]=&quot;Y&quot;);&quot;Y&quot;;&quot;N&quot;))" office:value-type="string" office:string-value="N" calcext:value-type="string">
            <text:p>N</text:p>
          </table:table-cell>
          <table:table-cell table:formula="of:=IF(ISBLANK([.C87]);&quot;&quot;;IF(AND([.O87]=&quot;Y&quot;;[.P87]=&quot;Y&quot;;[.Q87]=&quot;Y&quot;);&quot;Y&quot;;&quot;N&quot;))" office:value-type="string" office:string-value="N" calcext:value-type="string">
            <text:p>N</text:p>
          </table:table-cell>
          <table:table-cell table:formula="of:=COUNTIF([.D87:.H87];[.$Y$2])" office:value-type="float" office:value="5" calcext:value-type="float">
            <text:p>5</text:p>
          </table:table-cell>
          <table:table-cell table:formula="of:=COUNTIF([.D87:.H87];[.$Z$2])" office:value-type="float" office:value="0" calcext:value-type="float">
            <text:p>0</text:p>
          </table:table-cell>
          <table:table-cell table:formula="of:=[.S87]/([.S87]+[.T8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er-subject Variablilites</text:p>
          </table:table-cell>
          <table:table-cell table:style-name="ce3" office:value-type="string" calcext:value-type="string">
            <text:p>Replicated Crossover Design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8]);&quot;&quot;;IF(AND([.D88]=&quot;Y&quot;;[.E88]=&quot;Y&quot;;[.F88]=&quot;Y&quot;);&quot;Y&quot;;&quot;N&quot;))" office:value-type="string" office:string-value="Y" calcext:value-type="string">
            <text:p>Y</text:p>
          </table:table-cell>
          <table:table-cell table:formula="of:=IF(ISBLANK([.C88]);&quot;&quot;;IF(AND([.G88]=&quot;Y&quot;;[.H88]=&quot;Y&quot;);&quot;Y&quot;;&quot;N&quot;))" office:value-type="string" office:string-value="Y" calcext:value-type="string">
            <text:p>Y</text:p>
          </table:table-cell>
          <table:table-cell table:formula="of:=IF(ISBLANK([.C88]);&quot;&quot;;IF(AND([.I88]=&quot;Y&quot;;[.K88]=&quot;Y&quot;;[.L88]=&quot;Y&quot;;[.M88]=&quot;Y&quot;;[.N88]=&quot;Y&quot;);&quot;Y&quot;;&quot;N&quot;))" office:value-type="string" office:string-value="N" calcext:value-type="string">
            <text:p>N</text:p>
          </table:table-cell>
          <table:table-cell table:formula="of:=IF(ISBLANK([.C88]);&quot;&quot;;IF(AND([.O88]=&quot;Y&quot;;[.P88]=&quot;Y&quot;;[.Q88]=&quot;Y&quot;);&quot;Y&quot;;&quot;N&quot;))" office:value-type="string" office:string-value="N" calcext:value-type="string">
            <text:p>N</text:p>
          </table:table-cell>
          <table:table-cell table:formula="of:=COUNTIF([.D88:.H88];[.$Y$2])" office:value-type="float" office:value="5" calcext:value-type="float">
            <text:p>5</text:p>
          </table:table-cell>
          <table:table-cell table:formula="of:=COUNTIF([.D88:.H88];[.$Z$2])" office:value-type="float" office:value="0" calcext:value-type="float">
            <text:p>0</text:p>
          </table:table-cell>
          <table:table-cell table:formula="of:=[.S88]/([.S88]+[.T8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Inter-subject Variablilites</text:p>
          </table:table-cell>
          <table:table-cell table:style-name="ce3" office:value-type="string" calcext:value-type="string">
            <text:p>Replicated Crossover Design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89]);&quot;&quot;;IF(AND([.D89]=&quot;Y&quot;;[.E89]=&quot;Y&quot;;[.F89]=&quot;Y&quot;);&quot;Y&quot;;&quot;N&quot;))" office:value-type="string" office:string-value="Y" calcext:value-type="string">
            <text:p>Y</text:p>
          </table:table-cell>
          <table:table-cell table:formula="of:=IF(ISBLANK([.C89]);&quot;&quot;;IF(AND([.G89]=&quot;Y&quot;;[.H89]=&quot;Y&quot;);&quot;Y&quot;;&quot;N&quot;))" office:value-type="string" office:string-value="Y" calcext:value-type="string">
            <text:p>Y</text:p>
          </table:table-cell>
          <table:table-cell table:formula="of:=IF(ISBLANK([.C89]);&quot;&quot;;IF(AND([.I89]=&quot;Y&quot;;[.K89]=&quot;Y&quot;;[.L89]=&quot;Y&quot;;[.M89]=&quot;Y&quot;;[.N89]=&quot;Y&quot;);&quot;Y&quot;;&quot;N&quot;))" office:value-type="string" office:string-value="N" calcext:value-type="string">
            <text:p>N</text:p>
          </table:table-cell>
          <table:table-cell table:formula="of:=IF(ISBLANK([.C89]);&quot;&quot;;IF(AND([.O89]=&quot;Y&quot;;[.P89]=&quot;Y&quot;;[.Q89]=&quot;Y&quot;);&quot;Y&quot;;&quot;N&quot;))" office:value-type="string" office:string-value="N" calcext:value-type="string">
            <text:p>N</text:p>
          </table:table-cell>
          <table:table-cell table:formula="of:=COUNTIF([.D89:.H89];[.$Y$2])" office:value-type="float" office:value="5" calcext:value-type="float">
            <text:p>5</text:p>
          </table:table-cell>
          <table:table-cell table:formula="of:=COUNTIF([.D89:.H89];[.$Z$2])" office:value-type="float" office:value="0" calcext:value-type="float">
            <text:p>0</text:p>
          </table:table-cell>
          <table:table-cell table:formula="of:=[.S89]/([.S89]+[.T8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Parallel Design without Replicates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0]);&quot;&quot;;IF(AND([.D90]=&quot;Y&quot;;[.E90]=&quot;Y&quot;;[.F90]=&quot;Y&quot;);&quot;Y&quot;;&quot;N&quot;))" office:value-type="string" office:string-value="Y" calcext:value-type="string">
            <text:p>Y</text:p>
          </table:table-cell>
          <table:table-cell table:formula="of:=IF(ISBLANK([.C90]);&quot;&quot;;IF(AND([.G90]=&quot;Y&quot;;[.H90]=&quot;Y&quot;);&quot;Y&quot;;&quot;N&quot;))" office:value-type="string" office:string-value="Y" calcext:value-type="string">
            <text:p>Y</text:p>
          </table:table-cell>
          <table:table-cell table:formula="of:=IF(ISBLANK([.C90]);&quot;&quot;;IF(AND([.I90]=&quot;Y&quot;;[.K90]=&quot;Y&quot;;[.L90]=&quot;Y&quot;;[.M90]=&quot;Y&quot;;[.N90]=&quot;Y&quot;);&quot;Y&quot;;&quot;N&quot;))" office:value-type="string" office:string-value="N" calcext:value-type="string">
            <text:p>N</text:p>
          </table:table-cell>
          <table:table-cell table:formula="of:=IF(ISBLANK([.C90]);&quot;&quot;;IF(AND([.O90]=&quot;Y&quot;;[.P90]=&quot;Y&quot;;[.Q90]=&quot;Y&quot;);&quot;Y&quot;;&quot;N&quot;))" office:value-type="string" office:string-value="N" calcext:value-type="string">
            <text:p>N</text:p>
          </table:table-cell>
          <table:table-cell table:formula="of:=COUNTIF([.D90:.H90];[.$Y$2])" office:value-type="float" office:value="5" calcext:value-type="float">
            <text:p>5</text:p>
          </table:table-cell>
          <table:table-cell table:formula="of:=COUNTIF([.D90:.H90];[.$Z$2])" office:value-type="float" office:value="0" calcext:value-type="float">
            <text:p>0</text:p>
          </table:table-cell>
          <table:table-cell table:formula="of:=[.S90]/([.S90]+[.T90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Parallel Design without Replicates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1]);&quot;&quot;;IF(AND([.D91]=&quot;Y&quot;;[.E91]=&quot;Y&quot;;[.F91]=&quot;Y&quot;);&quot;Y&quot;;&quot;N&quot;))" office:value-type="string" office:string-value="Y" calcext:value-type="string">
            <text:p>Y</text:p>
          </table:table-cell>
          <table:table-cell table:formula="of:=IF(ISBLANK([.C91]);&quot;&quot;;IF(AND([.G91]=&quot;Y&quot;;[.H91]=&quot;Y&quot;);&quot;Y&quot;;&quot;N&quot;))" office:value-type="string" office:string-value="Y" calcext:value-type="string">
            <text:p>Y</text:p>
          </table:table-cell>
          <table:table-cell table:formula="of:=IF(ISBLANK([.C91]);&quot;&quot;;IF(AND([.I91]=&quot;Y&quot;;[.K91]=&quot;Y&quot;;[.L91]=&quot;Y&quot;;[.M91]=&quot;Y&quot;;[.N91]=&quot;Y&quot;);&quot;Y&quot;;&quot;N&quot;))" office:value-type="string" office:string-value="N" calcext:value-type="string">
            <text:p>N</text:p>
          </table:table-cell>
          <table:table-cell table:formula="of:=IF(ISBLANK([.C91]);&quot;&quot;;IF(AND([.O91]=&quot;Y&quot;;[.P91]=&quot;Y&quot;;[.Q91]=&quot;Y&quot;);&quot;Y&quot;;&quot;N&quot;))" office:value-type="string" office:string-value="N" calcext:value-type="string">
            <text:p>N</text:p>
          </table:table-cell>
          <table:table-cell table:formula="of:=COUNTIF([.D91:.H91];[.$Y$2])" office:value-type="float" office:value="5" calcext:value-type="float">
            <text:p>5</text:p>
          </table:table-cell>
          <table:table-cell table:formula="of:=COUNTIF([.D91:.H91];[.$Z$2])" office:value-type="float" office:value="0" calcext:value-type="float">
            <text:p>0</text:p>
          </table:table-cell>
          <table:table-cell table:formula="of:=[.S91]/([.S91]+[.T91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Parallel Design without Replicates (Simila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2]);&quot;&quot;;IF(AND([.D92]=&quot;Y&quot;;[.E92]=&quot;Y&quot;;[.F92]=&quot;Y&quot;);&quot;Y&quot;;&quot;N&quot;))" office:value-type="string" office:string-value="Y" calcext:value-type="string">
            <text:p>Y</text:p>
          </table:table-cell>
          <table:table-cell table:formula="of:=IF(ISBLANK([.C92]);&quot;&quot;;IF(AND([.G92]=&quot;Y&quot;;[.H92]=&quot;Y&quot;);&quot;Y&quot;;&quot;N&quot;))" office:value-type="string" office:string-value="Y" calcext:value-type="string">
            <text:p>Y</text:p>
          </table:table-cell>
          <table:table-cell table:formula="of:=IF(ISBLANK([.C92]);&quot;&quot;;IF(AND([.I92]=&quot;Y&quot;;[.K92]=&quot;Y&quot;;[.L92]=&quot;Y&quot;;[.M92]=&quot;Y&quot;;[.N92]=&quot;Y&quot;);&quot;Y&quot;;&quot;N&quot;))" office:value-type="string" office:string-value="N" calcext:value-type="string">
            <text:p>N</text:p>
          </table:table-cell>
          <table:table-cell table:formula="of:=IF(ISBLANK([.C92]);&quot;&quot;;IF(AND([.O92]=&quot;Y&quot;;[.P92]=&quot;Y&quot;;[.Q92]=&quot;Y&quot;);&quot;Y&quot;;&quot;N&quot;))" office:value-type="string" office:string-value="N" calcext:value-type="string">
            <text:p>N</text:p>
          </table:table-cell>
          <table:table-cell table:formula="of:=COUNTIF([.D92:.H92];[.$Y$2])" office:value-type="float" office:value="5" calcext:value-type="float">
            <text:p>5</text:p>
          </table:table-cell>
          <table:table-cell table:formula="of:=COUNTIF([.D92:.H92];[.$Z$2])" office:value-type="float" office:value="0" calcext:value-type="float">
            <text:p>0</text:p>
          </table:table-cell>
          <table:table-cell table:formula="of:=[.S92]/([.S92]+[.T92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Parallel Design with Replicates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3]);&quot;&quot;;IF(AND([.D93]=&quot;Y&quot;;[.E93]=&quot;Y&quot;;[.F93]=&quot;Y&quot;);&quot;Y&quot;;&quot;N&quot;))" office:value-type="string" office:string-value="Y" calcext:value-type="string">
            <text:p>Y</text:p>
          </table:table-cell>
          <table:table-cell table:formula="of:=IF(ISBLANK([.C93]);&quot;&quot;;IF(AND([.G93]=&quot;Y&quot;;[.H93]=&quot;Y&quot;);&quot;Y&quot;;&quot;N&quot;))" office:value-type="string" office:string-value="Y" calcext:value-type="string">
            <text:p>Y</text:p>
          </table:table-cell>
          <table:table-cell table:formula="of:=IF(ISBLANK([.C93]);&quot;&quot;;IF(AND([.I93]=&quot;Y&quot;;[.K93]=&quot;Y&quot;;[.L93]=&quot;Y&quot;;[.M93]=&quot;Y&quot;;[.N93]=&quot;Y&quot;);&quot;Y&quot;;&quot;N&quot;))" office:value-type="string" office:string-value="N" calcext:value-type="string">
            <text:p>N</text:p>
          </table:table-cell>
          <table:table-cell table:formula="of:=IF(ISBLANK([.C93]);&quot;&quot;;IF(AND([.O93]=&quot;Y&quot;;[.P93]=&quot;Y&quot;;[.Q93]=&quot;Y&quot;);&quot;Y&quot;;&quot;N&quot;))" office:value-type="string" office:string-value="N" calcext:value-type="string">
            <text:p>N</text:p>
          </table:table-cell>
          <table:table-cell table:formula="of:=COUNTIF([.D93:.H93];[.$Y$2])" office:value-type="float" office:value="5" calcext:value-type="float">
            <text:p>5</text:p>
          </table:table-cell>
          <table:table-cell table:formula="of:=COUNTIF([.D93:.H93];[.$Z$2])" office:value-type="float" office:value="0" calcext:value-type="float">
            <text:p>0</text:p>
          </table:table-cell>
          <table:table-cell table:formula="of:=[.S93]/([.S93]+[.T9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Parallel Design with Replicates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4]);&quot;&quot;;IF(AND([.D94]=&quot;Y&quot;;[.E94]=&quot;Y&quot;;[.F94]=&quot;Y&quot;);&quot;Y&quot;;&quot;N&quot;))" office:value-type="string" office:string-value="Y" calcext:value-type="string">
            <text:p>Y</text:p>
          </table:table-cell>
          <table:table-cell table:formula="of:=IF(ISBLANK([.C94]);&quot;&quot;;IF(AND([.G94]=&quot;Y&quot;;[.H94]=&quot;Y&quot;);&quot;Y&quot;;&quot;N&quot;))" office:value-type="string" office:string-value="Y" calcext:value-type="string">
            <text:p>Y</text:p>
          </table:table-cell>
          <table:table-cell table:formula="of:=IF(ISBLANK([.C94]);&quot;&quot;;IF(AND([.I94]=&quot;Y&quot;;[.K94]=&quot;Y&quot;;[.L94]=&quot;Y&quot;;[.M94]=&quot;Y&quot;;[.N94]=&quot;Y&quot;);&quot;Y&quot;;&quot;N&quot;))" office:value-type="string" office:string-value="N" calcext:value-type="string">
            <text:p>N</text:p>
          </table:table-cell>
          <table:table-cell table:formula="of:=IF(ISBLANK([.C94]);&quot;&quot;;IF(AND([.O94]=&quot;Y&quot;;[.P94]=&quot;Y&quot;;[.Q94]=&quot;Y&quot;);&quot;Y&quot;;&quot;N&quot;))" office:value-type="string" office:string-value="N" calcext:value-type="string">
            <text:p>N</text:p>
          </table:table-cell>
          <table:table-cell table:formula="of:=COUNTIF([.D94:.H94];[.$Y$2])" office:value-type="float" office:value="5" calcext:value-type="float">
            <text:p>5</text:p>
          </table:table-cell>
          <table:table-cell table:formula="of:=COUNTIF([.D94:.H94];[.$Z$2])" office:value-type="float" office:value="0" calcext:value-type="float">
            <text:p>0</text:p>
          </table:table-cell>
          <table:table-cell table:formula="of:=[.S94]/([.S94]+[.T94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The Standard 2 × 2 Crossover Design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5]);&quot;&quot;;IF(AND([.D95]=&quot;Y&quot;;[.E95]=&quot;Y&quot;;[.F95]=&quot;Y&quot;);&quot;Y&quot;;&quot;N&quot;))" office:value-type="string" office:string-value="Y" calcext:value-type="string">
            <text:p>Y</text:p>
          </table:table-cell>
          <table:table-cell table:formula="of:=IF(ISBLANK([.C95]);&quot;&quot;;IF(AND([.G95]=&quot;Y&quot;;[.H95]=&quot;Y&quot;);&quot;Y&quot;;&quot;N&quot;))" office:value-type="string" office:string-value="Y" calcext:value-type="string">
            <text:p>Y</text:p>
          </table:table-cell>
          <table:table-cell table:formula="of:=IF(ISBLANK([.C95]);&quot;&quot;;IF(AND([.I95]=&quot;Y&quot;;[.K95]=&quot;Y&quot;;[.L95]=&quot;Y&quot;;[.M95]=&quot;Y&quot;;[.N95]=&quot;Y&quot;);&quot;Y&quot;;&quot;N&quot;))" office:value-type="string" office:string-value="N" calcext:value-type="string">
            <text:p>N</text:p>
          </table:table-cell>
          <table:table-cell table:formula="of:=IF(ISBLANK([.C95]);&quot;&quot;;IF(AND([.O95]=&quot;Y&quot;;[.P95]=&quot;Y&quot;;[.Q95]=&quot;Y&quot;);&quot;Y&quot;;&quot;N&quot;))" office:value-type="string" office:string-value="N" calcext:value-type="string">
            <text:p>N</text:p>
          </table:table-cell>
          <table:table-cell table:formula="of:=COUNTIF([.D95:.H95];[.$Y$2])" office:value-type="float" office:value="5" calcext:value-type="float">
            <text:p>5</text:p>
          </table:table-cell>
          <table:table-cell table:formula="of:=COUNTIF([.D95:.H95];[.$Z$2])" office:value-type="float" office:value="0" calcext:value-type="float">
            <text:p>0</text:p>
          </table:table-cell>
          <table:table-cell table:formula="of:=[.S95]/([.S95]+[.T95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The Standard 2 × 2 Crossover Design (Superior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6]);&quot;&quot;;IF(AND([.D96]=&quot;Y&quot;;[.E96]=&quot;Y&quot;;[.F96]=&quot;Y&quot;);&quot;Y&quot;;&quot;N&quot;))" office:value-type="string" office:string-value="Y" calcext:value-type="string">
            <text:p>Y</text:p>
          </table:table-cell>
          <table:table-cell table:formula="of:=IF(ISBLANK([.C96]);&quot;&quot;;IF(AND([.G96]=&quot;Y&quot;;[.H96]=&quot;Y&quot;);&quot;Y&quot;;&quot;N&quot;))" office:value-type="string" office:string-value="Y" calcext:value-type="string">
            <text:p>Y</text:p>
          </table:table-cell>
          <table:table-cell table:formula="of:=IF(ISBLANK([.C96]);&quot;&quot;;IF(AND([.I96]=&quot;Y&quot;;[.K96]=&quot;Y&quot;;[.L96]=&quot;Y&quot;;[.M96]=&quot;Y&quot;;[.N96]=&quot;Y&quot;);&quot;Y&quot;;&quot;N&quot;))" office:value-type="string" office:string-value="N" calcext:value-type="string">
            <text:p>N</text:p>
          </table:table-cell>
          <table:table-cell table:formula="of:=IF(ISBLANK([.C96]);&quot;&quot;;IF(AND([.O96]=&quot;Y&quot;;[.P96]=&quot;Y&quot;;[.Q96]=&quot;Y&quot;);&quot;Y&quot;;&quot;N&quot;))" office:value-type="string" office:string-value="N" calcext:value-type="string">
            <text:p>N</text:p>
          </table:table-cell>
          <table:table-cell table:formula="of:=COUNTIF([.D96:.H96];[.$Y$2])" office:value-type="float" office:value="5" calcext:value-type="float">
            <text:p>5</text:p>
          </table:table-cell>
          <table:table-cell table:formula="of:=COUNTIF([.D96:.H96];[.$Z$2])" office:value-type="float" office:value="0" calcext:value-type="float">
            <text:p>0</text:p>
          </table:table-cell>
          <table:table-cell table:formula="of:=[.S96]/([.S96]+[.T96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Replicated 2 × 2m Crossover Design (Equality) 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7]);&quot;&quot;;IF(AND([.D97]=&quot;Y&quot;;[.E97]=&quot;Y&quot;;[.F97]=&quot;Y&quot;);&quot;Y&quot;;&quot;N&quot;))" office:value-type="string" office:string-value="Y" calcext:value-type="string">
            <text:p>Y</text:p>
          </table:table-cell>
          <table:table-cell table:formula="of:=IF(ISBLANK([.C97]);&quot;&quot;;IF(AND([.G97]=&quot;Y&quot;;[.H97]=&quot;Y&quot;);&quot;Y&quot;;&quot;N&quot;))" office:value-type="string" office:string-value="Y" calcext:value-type="string">
            <text:p>Y</text:p>
          </table:table-cell>
          <table:table-cell table:formula="of:=IF(ISBLANK([.C97]);&quot;&quot;;IF(AND([.I97]=&quot;Y&quot;;[.K97]=&quot;Y&quot;;[.L97]=&quot;Y&quot;;[.M97]=&quot;Y&quot;;[.N97]=&quot;Y&quot;);&quot;Y&quot;;&quot;N&quot;))" office:value-type="string" office:string-value="N" calcext:value-type="string">
            <text:p>N</text:p>
          </table:table-cell>
          <table:table-cell table:formula="of:=IF(ISBLANK([.C97]);&quot;&quot;;IF(AND([.O97]=&quot;Y&quot;;[.P97]=&quot;Y&quot;;[.Q97]=&quot;Y&quot;);&quot;Y&quot;;&quot;N&quot;))" office:value-type="string" office:string-value="N" calcext:value-type="string">
            <text:p>N</text:p>
          </table:table-cell>
          <table:table-cell table:formula="of:=COUNTIF([.D97:.H97];[.$Y$2])" office:value-type="float" office:value="5" calcext:value-type="float">
            <text:p>5</text:p>
          </table:table-cell>
          <table:table-cell table:formula="of:=COUNTIF([.D97:.H97];[.$Z$2])" office:value-type="float" office:value="0" calcext:value-type="float">
            <text:p>0</text:p>
          </table:table-cell>
          <table:table-cell table:formula="of:=[.S97]/([.S97]+[.T97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blility</text:p>
          </table:table-cell>
          <table:table-cell table:style-name="ce3" office:value-type="string" calcext:value-type="string">
            <text:p>Total Varaibility</text:p>
          </table:table-cell>
          <table:table-cell table:style-name="ce3" office:value-type="string" calcext:value-type="string">
            <text:p>Replicated 2 × 2m Crossover Design (Superiority) 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office:annotation draw:style-name="gr3" draw:text-style-name="P2" svg:width="82.18pt" svg:height="27.69pt" svg:x="1123.85pt" svg:y="1489.27pt" draw:caption-point-x="-17.29pt" draw:caption-point-y="42.8pt">
              <dc:creator>CL</dc:creator>
              <dc:date>2016-06-28T00:00:00</dc:date>
              <text:p text:style-name="P1"><text:span text:style-name="T1">The book has an error.</text:span></text:p>
            </office:annotation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8]);&quot;&quot;;IF(AND([.D98]=&quot;Y&quot;;[.E98]=&quot;Y&quot;;[.F98]=&quot;Y&quot;);&quot;Y&quot;;&quot;N&quot;))" office:value-type="string" office:string-value="Y" calcext:value-type="string">
            <text:p>Y</text:p>
          </table:table-cell>
          <table:table-cell table:formula="of:=IF(ISBLANK([.C98]);&quot;&quot;;IF(AND([.G98]=&quot;Y&quot;;[.H98]=&quot;Y&quot;);&quot;Y&quot;;&quot;N&quot;))" office:value-type="string" office:string-value="Y" calcext:value-type="string">
            <text:p>Y</text:p>
          </table:table-cell>
          <table:table-cell table:formula="of:=IF(ISBLANK([.C98]);&quot;&quot;;IF(AND([.I98]=&quot;Y&quot;;[.K98]=&quot;Y&quot;;[.L98]=&quot;Y&quot;;[.M98]=&quot;Y&quot;;[.N98]=&quot;Y&quot;);&quot;Y&quot;;&quot;N&quot;))" office:value-type="string" office:string-value="N" calcext:value-type="string">
            <text:p>N</text:p>
          </table:table-cell>
          <table:table-cell table:formula="of:=IF(ISBLANK([.C98]);&quot;&quot;;IF(AND([.O98]=&quot;Y&quot;;[.P98]=&quot;Y&quot;;[.Q98]=&quot;Y&quot;);&quot;Y&quot;;&quot;N&quot;))" office:value-type="string" office:string-value="N" calcext:value-type="string">
            <text:p>N</text:p>
          </table:table-cell>
          <table:table-cell table:formula="of:=COUNTIF([.D98:.H98];[.$Y$2])" office:value-type="float" office:value="5" calcext:value-type="float">
            <text:p>5</text:p>
          </table:table-cell>
          <table:table-cell table:formula="of:=COUNTIF([.D98:.H98];[.$Z$2])" office:value-type="float" office:value="0" calcext:value-type="float">
            <text:p>0</text:p>
          </table:table-cell>
          <table:table-cell table:formula="of:=[.S98]/([.S98]+[.T98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number-columns-repeated="2" table:style-name="ce3" office:value-type="string" calcext:value-type="string">
            <text:p>Bioequivalence Testing</text:p>
          </table:table-cell>
          <table:table-cell table:style-name="ce3" office:value-type="string" calcext:value-type="string">
            <text:p>Average Bioequivalenc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office:annotation draw:style-name="gr1" draw:text-style-name="P2" svg:width="82.18pt" svg:height="49.69pt" svg:x="1123.85pt" svg:y="1505.06pt" draw:caption-point-x="-17.29pt" draw:caption-point-y="42.8pt">
              <dc:creator>CL</dc:creator>
              <dc:date>2016-06-28T00:00:00</dc:date>
              <text:p text:style-name="P1"><text:span text:style-name="T1">The book has an error. <text:s/>Needs to be checked by another source.</text:span></text:p>
            </office:annotation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99]);&quot;&quot;;IF(AND([.D99]=&quot;Y&quot;;[.E99]=&quot;Y&quot;;[.F99]=&quot;Y&quot;);&quot;Y&quot;;&quot;N&quot;))" office:value-type="string" office:string-value="Y" calcext:value-type="string">
            <text:p>Y</text:p>
          </table:table-cell>
          <table:table-cell table:formula="of:=IF(ISBLANK([.C99]);&quot;&quot;;IF(AND([.G99]=&quot;Y&quot;;[.H99]=&quot;Y&quot;);&quot;Y&quot;;&quot;N&quot;))" office:value-type="string" office:string-value="Y" calcext:value-type="string">
            <text:p>Y</text:p>
          </table:table-cell>
          <table:table-cell table:formula="of:=IF(ISBLANK([.C99]);&quot;&quot;;IF(AND([.I99]=&quot;Y&quot;;[.K99]=&quot;Y&quot;;[.L99]=&quot;Y&quot;;[.M99]=&quot;Y&quot;;[.N99]=&quot;Y&quot;);&quot;Y&quot;;&quot;N&quot;))" office:value-type="string" office:string-value="N" calcext:value-type="string">
            <text:p>N</text:p>
          </table:table-cell>
          <table:table-cell table:formula="of:=IF(ISBLANK([.C99]);&quot;&quot;;IF(AND([.O99]=&quot;Y&quot;;[.P99]=&quot;Y&quot;;[.Q99]=&quot;Y&quot;);&quot;Y&quot;;&quot;N&quot;))" office:value-type="string" office:string-value="N" calcext:value-type="string">
            <text:p>N</text:p>
          </table:table-cell>
          <table:table-cell table:formula="of:=COUNTIF([.D99:.H99];[.$Y$2])" office:value-type="float" office:value="5" calcext:value-type="float">
            <text:p>5</text:p>
          </table:table-cell>
          <table:table-cell table:formula="of:=COUNTIF([.D99:.H99];[.$Z$2])" office:value-type="float" office:value="0" calcext:value-type="float">
            <text:p>0</text:p>
          </table:table-cell>
          <table:table-cell table:formula="of:=[.S99]/([.S99]+[.T99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ioequivalence Testing</text:p>
          </table:table-cell>
          <table:table-cell table:style-name="ce4" office:value-type="string" calcext:value-type="string">
            <text:p>Population Bioequivalenc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0]);&quot;&quot;;IF(AND([.D100]=&quot;Y&quot;;[.E100]=&quot;Y&quot;;[.F100]=&quot;Y&quot;);&quot;Y&quot;;&quot;N&quot;))" office:value-type="string" office:string-value="N" calcext:value-type="string">
            <text:p>N</text:p>
          </table:table-cell>
          <table:table-cell table:formula="of:=IF(ISBLANK([.C100]);&quot;&quot;;IF(AND([.G100]=&quot;Y&quot;;[.H100]=&quot;Y&quot;);&quot;Y&quot;;&quot;N&quot;))" office:value-type="string" office:string-value="N" calcext:value-type="string">
            <text:p>N</text:p>
          </table:table-cell>
          <table:table-cell table:formula="of:=IF(ISBLANK([.C100]);&quot;&quot;;IF(AND([.I100]=&quot;Y&quot;;[.K100]=&quot;Y&quot;;[.L100]=&quot;Y&quot;;[.M100]=&quot;Y&quot;;[.N100]=&quot;Y&quot;);&quot;Y&quot;;&quot;N&quot;))" office:value-type="string" office:string-value="N" calcext:value-type="string">
            <text:p>N</text:p>
          </table:table-cell>
          <table:table-cell table:formula="of:=IF(ISBLANK([.C100]);&quot;&quot;;IF(AND([.O100]=&quot;Y&quot;;[.P100]=&quot;Y&quot;;[.Q100]=&quot;Y&quot;);&quot;Y&quot;;&quot;N&quot;))" office:value-type="string" office:string-value="N" calcext:value-type="string">
            <text:p>N</text:p>
          </table:table-cell>
          <table:table-cell table:formula="of:=COUNTIF([.D100:.H100];[.$Y$2])" office:value-type="float" office:value="0" calcext:value-type="float">
            <text:p>0</text:p>
          </table:table-cell>
          <table:table-cell table:formula="of:=COUNTIF([.D100:.H100];[.$Z$2])" office:value-type="float" office:value="5" calcext:value-type="float">
            <text:p>5</text:p>
          </table:table-cell>
          <table:table-cell table:formula="of:=[.S100]/([.S100]+[.T100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ioequivalence Testing</text:p>
          </table:table-cell>
          <table:table-cell table:style-name="ce4" office:value-type="string" calcext:value-type="string">
            <text:p>Individual Bioequivalenc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1]);&quot;&quot;;IF(AND([.D101]=&quot;Y&quot;;[.E101]=&quot;Y&quot;;[.F101]=&quot;Y&quot;);&quot;Y&quot;;&quot;N&quot;))" office:value-type="string" office:string-value="N" calcext:value-type="string">
            <text:p>N</text:p>
          </table:table-cell>
          <table:table-cell table:formula="of:=IF(ISBLANK([.C101]);&quot;&quot;;IF(AND([.G101]=&quot;Y&quot;;[.H101]=&quot;Y&quot;);&quot;Y&quot;;&quot;N&quot;))" office:value-type="string" office:string-value="N" calcext:value-type="string">
            <text:p>N</text:p>
          </table:table-cell>
          <table:table-cell table:formula="of:=IF(ISBLANK([.C101]);&quot;&quot;;IF(AND([.I101]=&quot;Y&quot;;[.K101]=&quot;Y&quot;;[.L101]=&quot;Y&quot;;[.M101]=&quot;Y&quot;;[.N101]=&quot;Y&quot;);&quot;Y&quot;;&quot;N&quot;))" office:value-type="string" office:string-value="N" calcext:value-type="string">
            <text:p>N</text:p>
          </table:table-cell>
          <table:table-cell table:formula="of:=IF(ISBLANK([.C101]);&quot;&quot;;IF(AND([.O101]=&quot;Y&quot;;[.P101]=&quot;Y&quot;;[.Q101]=&quot;Y&quot;);&quot;Y&quot;;&quot;N&quot;))" office:value-type="string" office:string-value="N" calcext:value-type="string">
            <text:p>N</text:p>
          </table:table-cell>
          <table:table-cell table:formula="of:=COUNTIF([.D101:.H101];[.$Y$2])" office:value-type="float" office:value="0" calcext:value-type="float">
            <text:p>0</text:p>
          </table:table-cell>
          <table:table-cell table:formula="of:=COUNTIF([.D101:.H101];[.$Z$2])" office:value-type="float" office:value="5" calcext:value-type="float">
            <text:p>5</text:p>
          </table:table-cell>
          <table:table-cell table:formula="of:=[.S101]/([.S101]+[.T101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ioequivalence Testing</text:p>
          </table:table-cell>
          <table:table-cell table:style-name="ce4" office:value-type="string" calcext:value-type="string">
            <text:p>In-Vitro Bioequivalenc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2]);&quot;&quot;;IF(AND([.D102]=&quot;Y&quot;;[.E102]=&quot;Y&quot;;[.F102]=&quot;Y&quot;);&quot;Y&quot;;&quot;N&quot;))" office:value-type="string" office:string-value="N" calcext:value-type="string">
            <text:p>N</text:p>
          </table:table-cell>
          <table:table-cell table:formula="of:=IF(ISBLANK([.C102]);&quot;&quot;;IF(AND([.G102]=&quot;Y&quot;;[.H102]=&quot;Y&quot;);&quot;Y&quot;;&quot;N&quot;))" office:value-type="string" office:string-value="N" calcext:value-type="string">
            <text:p>N</text:p>
          </table:table-cell>
          <table:table-cell table:formula="of:=IF(ISBLANK([.C102]);&quot;&quot;;IF(AND([.I102]=&quot;Y&quot;;[.K102]=&quot;Y&quot;;[.L102]=&quot;Y&quot;;[.M102]=&quot;Y&quot;;[.N102]=&quot;Y&quot;);&quot;Y&quot;;&quot;N&quot;))" office:value-type="string" office:string-value="N" calcext:value-type="string">
            <text:p>N</text:p>
          </table:table-cell>
          <table:table-cell table:formula="of:=IF(ISBLANK([.C102]);&quot;&quot;;IF(AND([.O102]=&quot;Y&quot;;[.P102]=&quot;Y&quot;;[.Q102]=&quot;Y&quot;);&quot;Y&quot;;&quot;N&quot;))" office:value-type="string" office:string-value="N" calcext:value-type="string">
            <text:p>N</text:p>
          </table:table-cell>
          <table:table-cell table:formula="of:=COUNTIF([.D102:.H102];[.$Y$2])" office:value-type="float" office:value="0" calcext:value-type="float">
            <text:p>0</text:p>
          </table:table-cell>
          <table:table-cell table:formula="of:=COUNTIF([.D102:.H102];[.$Z$2])" office:value-type="float" office:value="5" calcext:value-type="float">
            <text:p>5</text:p>
          </table:table-cell>
          <table:table-cell table:formula="of:=[.S102]/([.S102]+[.T102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se Response</text:p>
          </table:table-cell>
          <table:table-cell table:style-name="ce3" office:value-type="string" calcext:value-type="string">
            <text:p>Continuous Response</text:p>
          </table:table-cell>
          <table:table-cell table:style-name="ce3" office:value-type="string" calcext:value-type="string">
            <text:p>Linear Contrast Tes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3]);&quot;&quot;;IF(AND([.D103]=&quot;Y&quot;;[.E103]=&quot;Y&quot;;[.F103]=&quot;Y&quot;);&quot;Y&quot;;&quot;N&quot;))" office:value-type="string" office:string-value="Y" calcext:value-type="string">
            <text:p>Y</text:p>
          </table:table-cell>
          <table:table-cell table:formula="of:=IF(ISBLANK([.C103]);&quot;&quot;;IF(AND([.G103]=&quot;Y&quot;;[.H103]=&quot;Y&quot;);&quot;Y&quot;;&quot;N&quot;))" office:value-type="string" office:string-value="Y" calcext:value-type="string">
            <text:p>Y</text:p>
          </table:table-cell>
          <table:table-cell table:formula="of:=IF(ISBLANK([.C103]);&quot;&quot;;IF(AND([.I103]=&quot;Y&quot;;[.K103]=&quot;Y&quot;;[.L103]=&quot;Y&quot;;[.M103]=&quot;Y&quot;;[.N103]=&quot;Y&quot;);&quot;Y&quot;;&quot;N&quot;))" office:value-type="string" office:string-value="N" calcext:value-type="string">
            <text:p>N</text:p>
          </table:table-cell>
          <table:table-cell table:formula="of:=IF(ISBLANK([.C103]);&quot;&quot;;IF(AND([.O103]=&quot;Y&quot;;[.P103]=&quot;Y&quot;;[.Q103]=&quot;Y&quot;);&quot;Y&quot;;&quot;N&quot;))" office:value-type="string" office:string-value="N" calcext:value-type="string">
            <text:p>N</text:p>
          </table:table-cell>
          <table:table-cell table:formula="of:=COUNTIF([.D103:.H103];[.$Y$2])" office:value-type="float" office:value="5" calcext:value-type="float">
            <text:p>5</text:p>
          </table:table-cell>
          <table:table-cell table:formula="of:=COUNTIF([.D103:.H103];[.$Z$2])" office:value-type="float" office:value="0" calcext:value-type="float">
            <text:p>0</text:p>
          </table:table-cell>
          <table:table-cell table:formula="of:=[.S103]/([.S103]+[.T103])" office:value-type="percentage" office:value="1" calcext:value-type="percentage">
            <text:p>10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number-columns-repeated="2" table:style-name="ce4" office:value-type="string" calcext:value-type="string">
            <text:p>Binary Response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4]);&quot;&quot;;IF(AND([.D104]=&quot;Y&quot;;[.E104]=&quot;Y&quot;;[.F104]=&quot;Y&quot;);&quot;Y&quot;;&quot;N&quot;))" office:value-type="string" office:string-value="Y" calcext:value-type="string">
            <text:p>Y</text:p>
          </table:table-cell>
          <table:table-cell table:formula="of:=IF(ISBLANK([.C104]);&quot;&quot;;IF(AND([.G104]=&quot;Y&quot;;[.H104]=&quot;Y&quot;);&quot;Y&quot;;&quot;N&quot;))" office:value-type="string" office:string-value="N" calcext:value-type="string">
            <text:p>N</text:p>
          </table:table-cell>
          <table:table-cell table:formula="of:=IF(ISBLANK([.C104]);&quot;&quot;;IF(AND([.I104]=&quot;Y&quot;;[.K104]=&quot;Y&quot;;[.L104]=&quot;Y&quot;;[.M104]=&quot;Y&quot;;[.N104]=&quot;Y&quot;);&quot;Y&quot;;&quot;N&quot;))" office:value-type="string" office:string-value="N" calcext:value-type="string">
            <text:p>N</text:p>
          </table:table-cell>
          <table:table-cell table:formula="of:=IF(ISBLANK([.C104]);&quot;&quot;;IF(AND([.O104]=&quot;Y&quot;;[.P104]=&quot;Y&quot;;[.Q104]=&quot;Y&quot;);&quot;Y&quot;;&quot;N&quot;))" office:value-type="string" office:string-value="N" calcext:value-type="string">
            <text:p>N</text:p>
          </table:table-cell>
          <table:table-cell table:formula="of:=COUNTIF([.D104:.H104];[.$Y$2])" office:value-type="float" office:value="3" calcext:value-type="float">
            <text:p>3</text:p>
          </table:table-cell>
          <table:table-cell table:formula="of:=COUNTIF([.D104:.H104];[.$Z$2])" office:value-type="float" office:value="2" calcext:value-type="float">
            <text:p>2</text:p>
          </table:table-cell>
          <table:table-cell table:formula="of:=[.S104]/([.S104]+[.T104])" office:value-type="percentage" office:value="0.6" calcext:value-type="percentage">
            <text:p>6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number-columns-repeated="2" table:style-name="ce4" office:value-type="string" calcext:value-type="string">
            <text:p>Time to Event</text:p>
          </table:table-cell>
          <table:table-cell office:value-type="string" calcext:value-type="string">
            <office:annotation draw:style-name="gr1" draw:text-style-name="P2" svg:width="82.18pt" svg:height="49.69pt" svg:x="822.56pt" svg:y="1599.87pt" draw:caption-point-x="-17.29pt" draw:caption-point-y="42.8pt">
              <dc:creator>CL</dc:creator>
              <dc:date>2016-06-29T00:00:00</dc:date>
              <text:p text:style-name="P1"><text:span text:style-name="T1">Need to find how to calculate sigma_0 and epsilon</text:span></text:p>
            </office:annotation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5]);&quot;&quot;;IF(AND([.D105]=&quot;Y&quot;;[.E105]=&quot;Y&quot;;[.F105]=&quot;Y&quot;);&quot;Y&quot;;&quot;N&quot;))" office:value-type="string" office:string-value="Y" calcext:value-type="string">
            <text:p>Y</text:p>
          </table:table-cell>
          <table:table-cell table:formula="of:=IF(ISBLANK([.C105]);&quot;&quot;;IF(AND([.G105]=&quot;Y&quot;;[.H105]=&quot;Y&quot;);&quot;Y&quot;;&quot;N&quot;))" office:value-type="string" office:string-value="N" calcext:value-type="string">
            <text:p>N</text:p>
          </table:table-cell>
          <table:table-cell table:formula="of:=IF(ISBLANK([.C105]);&quot;&quot;;IF(AND([.I105]=&quot;Y&quot;;[.K105]=&quot;Y&quot;;[.L105]=&quot;Y&quot;;[.M105]=&quot;Y&quot;;[.N105]=&quot;Y&quot;);&quot;Y&quot;;&quot;N&quot;))" office:value-type="string" office:string-value="N" calcext:value-type="string">
            <text:p>N</text:p>
          </table:table-cell>
          <table:table-cell table:formula="of:=IF(ISBLANK([.C105]);&quot;&quot;;IF(AND([.O105]=&quot;Y&quot;;[.P105]=&quot;Y&quot;;[.Q105]=&quot;Y&quot;);&quot;Y&quot;;&quot;N&quot;))" office:value-type="string" office:string-value="N" calcext:value-type="string">
            <text:p>N</text:p>
          </table:table-cell>
          <table:table-cell table:formula="of:=COUNTIF([.D105:.H105];[.$Y$2])" office:value-type="float" office:value="3" calcext:value-type="float">
            <text:p>3</text:p>
          </table:table-cell>
          <table:table-cell table:formula="of:=COUNTIF([.D105:.H105];[.$Z$2])" office:value-type="float" office:value="2" calcext:value-type="float">
            <text:p>2</text:p>
          </table:table-cell>
          <table:table-cell table:formula="of:=[.S105]/([.S105]+[.T105])" office:value-type="percentage" office:value="0.6" calcext:value-type="percentage">
            <text:p>6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number-columns-repeated="2" table:style-name="ce4" office:value-type="string" calcext:value-type="string">
            <text:p>Williams Test for Minimum Effective Dos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6]);&quot;&quot;;IF(AND([.D106]=&quot;Y&quot;;[.E106]=&quot;Y&quot;;[.F106]=&quot;Y&quot;);&quot;Y&quot;;&quot;N&quot;))" office:value-type="string" office:string-value="N" calcext:value-type="string">
            <text:p>N</text:p>
          </table:table-cell>
          <table:table-cell table:formula="of:=IF(ISBLANK([.C106]);&quot;&quot;;IF(AND([.G106]=&quot;Y&quot;;[.H106]=&quot;Y&quot;);&quot;Y&quot;;&quot;N&quot;))" office:value-type="string" office:string-value="N" calcext:value-type="string">
            <text:p>N</text:p>
          </table:table-cell>
          <table:table-cell table:formula="of:=IF(ISBLANK([.C106]);&quot;&quot;;IF(AND([.I106]=&quot;Y&quot;;[.K106]=&quot;Y&quot;;[.L106]=&quot;Y&quot;;[.M106]=&quot;Y&quot;;[.N106]=&quot;Y&quot;);&quot;Y&quot;;&quot;N&quot;))" office:value-type="string" office:string-value="N" calcext:value-type="string">
            <text:p>N</text:p>
          </table:table-cell>
          <table:table-cell table:formula="of:=IF(ISBLANK([.C106]);&quot;&quot;;IF(AND([.O106]=&quot;Y&quot;;[.P106]=&quot;Y&quot;;[.Q106]=&quot;Y&quot;);&quot;Y&quot;;&quot;N&quot;))" office:value-type="string" office:string-value="N" calcext:value-type="string">
            <text:p>N</text:p>
          </table:table-cell>
          <table:table-cell table:formula="of:=COUNTIF([.D106:.H106];[.$Y$2])" office:value-type="float" office:value="0" calcext:value-type="float">
            <text:p>0</text:p>
          </table:table-cell>
          <table:table-cell table:formula="of:=COUNTIF([.D106:.H106];[.$Z$2])" office:value-type="float" office:value="5" calcext:value-type="float">
            <text:p>5</text:p>
          </table:table-cell>
          <table:table-cell table:formula="of:=[.S106]/([.S106]+[.T106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number-columns-repeated="2" table:style-name="ce4" office:value-type="string" calcext:value-type="string">
            <text:p>Cochran-Armitage's Test for Trend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7]);&quot;&quot;;IF(AND([.D107]=&quot;Y&quot;;[.E107]=&quot;Y&quot;;[.F107]=&quot;Y&quot;);&quot;Y&quot;;&quot;N&quot;))" office:value-type="string" office:string-value="N" calcext:value-type="string">
            <text:p>N</text:p>
          </table:table-cell>
          <table:table-cell table:formula="of:=IF(ISBLANK([.C107]);&quot;&quot;;IF(AND([.G107]=&quot;Y&quot;;[.H107]=&quot;Y&quot;);&quot;Y&quot;;&quot;N&quot;))" office:value-type="string" office:string-value="N" calcext:value-type="string">
            <text:p>N</text:p>
          </table:table-cell>
          <table:table-cell table:formula="of:=IF(ISBLANK([.C107]);&quot;&quot;;IF(AND([.I107]=&quot;Y&quot;;[.K107]=&quot;Y&quot;;[.L107]=&quot;Y&quot;;[.M107]=&quot;Y&quot;;[.N107]=&quot;Y&quot;);&quot;Y&quot;;&quot;N&quot;))" office:value-type="string" office:string-value="N" calcext:value-type="string">
            <text:p>N</text:p>
          </table:table-cell>
          <table:table-cell table:formula="of:=IF(ISBLANK([.C107]);&quot;&quot;;IF(AND([.O107]=&quot;Y&quot;;[.P107]=&quot;Y&quot;;[.Q107]=&quot;Y&quot;);&quot;Y&quot;;&quot;N&quot;))" office:value-type="string" office:string-value="N" calcext:value-type="string">
            <text:p>N</text:p>
          </table:table-cell>
          <table:table-cell table:formula="of:=COUNTIF([.D107:.H107];[.$Y$2])" office:value-type="float" office:value="0" calcext:value-type="float">
            <text:p>0</text:p>
          </table:table-cell>
          <table:table-cell table:formula="of:=COUNTIF([.D107:.H107];[.$Z$2])" office:value-type="float" office:value="5" calcext:value-type="float">
            <text:p>5</text:p>
          </table:table-cell>
          <table:table-cell table:formula="of:=[.S107]/([.S107]+[.T107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style-name="ce4" office:value-type="string" calcext:value-type="string">
            <text:p>Dose Escalation Trials</text:p>
          </table:table-cell>
          <table:table-cell table:style-name="ce4" office:value-type="string" calcext:value-type="string">
            <text:p>A + B Design without Dose Deescalat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8]);&quot;&quot;;IF(AND([.D108]=&quot;Y&quot;;[.E108]=&quot;Y&quot;;[.F108]=&quot;Y&quot;);&quot;Y&quot;;&quot;N&quot;))" office:value-type="string" office:string-value="N" calcext:value-type="string">
            <text:p>N</text:p>
          </table:table-cell>
          <table:table-cell table:formula="of:=IF(ISBLANK([.C108]);&quot;&quot;;IF(AND([.G108]=&quot;Y&quot;;[.H108]=&quot;Y&quot;);&quot;Y&quot;;&quot;N&quot;))" office:value-type="string" office:string-value="N" calcext:value-type="string">
            <text:p>N</text:p>
          </table:table-cell>
          <table:table-cell table:formula="of:=IF(ISBLANK([.C108]);&quot;&quot;;IF(AND([.I108]=&quot;Y&quot;;[.K108]=&quot;Y&quot;;[.L108]=&quot;Y&quot;;[.M108]=&quot;Y&quot;;[.N108]=&quot;Y&quot;);&quot;Y&quot;;&quot;N&quot;))" office:value-type="string" office:string-value="N" calcext:value-type="string">
            <text:p>N</text:p>
          </table:table-cell>
          <table:table-cell table:formula="of:=IF(ISBLANK([.C108]);&quot;&quot;;IF(AND([.O108]=&quot;Y&quot;;[.P108]=&quot;Y&quot;;[.Q108]=&quot;Y&quot;);&quot;Y&quot;;&quot;N&quot;))" office:value-type="string" office:string-value="N" calcext:value-type="string">
            <text:p>N</text:p>
          </table:table-cell>
          <table:table-cell table:formula="of:=COUNTIF([.D108:.H108];[.$Y$2])" office:value-type="float" office:value="0" calcext:value-type="float">
            <text:p>0</text:p>
          </table:table-cell>
          <table:table-cell table:formula="of:=COUNTIF([.D108:.H108];[.$Z$2])" office:value-type="float" office:value="5" calcext:value-type="float">
            <text:p>5</text:p>
          </table:table-cell>
          <table:table-cell table:formula="of:=[.S108]/([.S108]+[.T108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se Response</text:p>
          </table:table-cell>
          <table:table-cell table:style-name="ce4" office:value-type="string" calcext:value-type="string">
            <text:p>Dose Escalation Trials</text:p>
          </table:table-cell>
          <table:table-cell table:style-name="ce4" office:value-type="string" calcext:value-type="string">
            <text:p>A + B Design with Dose Deescalat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09]);&quot;&quot;;IF(AND([.D109]=&quot;Y&quot;;[.E109]=&quot;Y&quot;;[.F109]=&quot;Y&quot;);&quot;Y&quot;;&quot;N&quot;))" office:value-type="string" office:string-value="N" calcext:value-type="string">
            <text:p>N</text:p>
          </table:table-cell>
          <table:table-cell table:formula="of:=IF(ISBLANK([.C109]);&quot;&quot;;IF(AND([.G109]=&quot;Y&quot;;[.H109]=&quot;Y&quot;);&quot;Y&quot;;&quot;N&quot;))" office:value-type="string" office:string-value="N" calcext:value-type="string">
            <text:p>N</text:p>
          </table:table-cell>
          <table:table-cell table:formula="of:=IF(ISBLANK([.C109]);&quot;&quot;;IF(AND([.I109]=&quot;Y&quot;;[.K109]=&quot;Y&quot;;[.L109]=&quot;Y&quot;;[.M109]=&quot;Y&quot;;[.N109]=&quot;Y&quot;);&quot;Y&quot;;&quot;N&quot;))" office:value-type="string" office:string-value="N" calcext:value-type="string">
            <text:p>N</text:p>
          </table:table-cell>
          <table:table-cell table:formula="of:=IF(ISBLANK([.C109]);&quot;&quot;;IF(AND([.O109]=&quot;Y&quot;;[.P109]=&quot;Y&quot;;[.Q109]=&quot;Y&quot;);&quot;Y&quot;;&quot;N&quot;))" office:value-type="string" office:string-value="N" calcext:value-type="string">
            <text:p>N</text:p>
          </table:table-cell>
          <table:table-cell table:formula="of:=COUNTIF([.D109:.H109];[.$Y$2])" office:value-type="float" office:value="0" calcext:value-type="float">
            <text:p>0</text:p>
          </table:table-cell>
          <table:table-cell table:formula="of:=COUNTIF([.D109:.H109];[.$Z$2])" office:value-type="float" office:value="5" calcext:value-type="float">
            <text:p>5</text:p>
          </table:table-cell>
          <table:table-cell table:formula="of:=[.S109]/([.S109]+[.T109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icroarray Studies</text:p>
          </table:table-cell>
          <table:table-cell table:number-columns-repeated="2" table:style-name="ce4" office:value-type="string" calcext:value-type="string">
            <text:p>FDR Control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0]);&quot;&quot;;IF(AND([.D110]=&quot;Y&quot;;[.E110]=&quot;Y&quot;;[.F110]=&quot;Y&quot;);&quot;Y&quot;;&quot;N&quot;))" office:value-type="string" office:string-value="N" calcext:value-type="string">
            <text:p>N</text:p>
          </table:table-cell>
          <table:table-cell table:formula="of:=IF(ISBLANK([.C110]);&quot;&quot;;IF(AND([.G110]=&quot;Y&quot;;[.H110]=&quot;Y&quot;);&quot;Y&quot;;&quot;N&quot;))" office:value-type="string" office:string-value="N" calcext:value-type="string">
            <text:p>N</text:p>
          </table:table-cell>
          <table:table-cell table:formula="of:=IF(ISBLANK([.C110]);&quot;&quot;;IF(AND([.I110]=&quot;Y&quot;;[.K110]=&quot;Y&quot;;[.L110]=&quot;Y&quot;;[.M110]=&quot;Y&quot;;[.N110]=&quot;Y&quot;);&quot;Y&quot;;&quot;N&quot;))" office:value-type="string" office:string-value="N" calcext:value-type="string">
            <text:p>N</text:p>
          </table:table-cell>
          <table:table-cell table:formula="of:=IF(ISBLANK([.C110]);&quot;&quot;;IF(AND([.O110]=&quot;Y&quot;;[.P110]=&quot;Y&quot;;[.Q110]=&quot;Y&quot;);&quot;Y&quot;;&quot;N&quot;))" office:value-type="string" office:string-value="N" calcext:value-type="string">
            <text:p>N</text:p>
          </table:table-cell>
          <table:table-cell table:formula="of:=COUNTIF([.D110:.H110];[.$Y$2])" office:value-type="float" office:value="0" calcext:value-type="float">
            <text:p>0</text:p>
          </table:table-cell>
          <table:table-cell table:formula="of:=COUNTIF([.D110:.H110];[.$Z$2])" office:value-type="float" office:value="5" calcext:value-type="float">
            <text:p>5</text:p>
          </table:table-cell>
          <table:table-cell table:formula="of:=[.S110]/([.S110]+[.T110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icroarray Studies</text:p>
          </table:table-cell>
          <table:table-cell table:number-columns-repeated="2" table:style-name="ce4" office:value-type="string" calcext:value-type="string">
            <text:p>FWER Control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1]);&quot;&quot;;IF(AND([.D111]=&quot;Y&quot;;[.E111]=&quot;Y&quot;;[.F111]=&quot;Y&quot;);&quot;Y&quot;;&quot;N&quot;))" office:value-type="string" office:string-value="N" calcext:value-type="string">
            <text:p>N</text:p>
          </table:table-cell>
          <table:table-cell table:formula="of:=IF(ISBLANK([.C111]);&quot;&quot;;IF(AND([.G111]=&quot;Y&quot;;[.H111]=&quot;Y&quot;);&quot;Y&quot;;&quot;N&quot;))" office:value-type="string" office:string-value="N" calcext:value-type="string">
            <text:p>N</text:p>
          </table:table-cell>
          <table:table-cell table:formula="of:=IF(ISBLANK([.C111]);&quot;&quot;;IF(AND([.I111]=&quot;Y&quot;;[.K111]=&quot;Y&quot;;[.L111]=&quot;Y&quot;;[.M111]=&quot;Y&quot;;[.N111]=&quot;Y&quot;);&quot;Y&quot;;&quot;N&quot;))" office:value-type="string" office:string-value="N" calcext:value-type="string">
            <text:p>N</text:p>
          </table:table-cell>
          <table:table-cell table:formula="of:=IF(ISBLANK([.C111]);&quot;&quot;;IF(AND([.O111]=&quot;Y&quot;;[.P111]=&quot;Y&quot;;[.Q111]=&quot;Y&quot;);&quot;Y&quot;;&quot;N&quot;))" office:value-type="string" office:string-value="N" calcext:value-type="string">
            <text:p>N</text:p>
          </table:table-cell>
          <table:table-cell table:formula="of:=COUNTIF([.D111:.H111];[.$Y$2])" office:value-type="float" office:value="0" calcext:value-type="float">
            <text:p>0</text:p>
          </table:table-cell>
          <table:table-cell table:formula="of:=COUNTIF([.D111:.H111];[.$Z$2])" office:value-type="float" office:value="5" calcext:value-type="float">
            <text:p>5</text:p>
          </table:table-cell>
          <table:table-cell table:formula="of:=[.S111]/([.S111]+[.T111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One Sample Known Precisio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2]);&quot;&quot;;IF(AND([.D112]=&quot;Y&quot;;[.E112]=&quot;Y&quot;;[.F112]=&quot;Y&quot;);&quot;Y&quot;;&quot;N&quot;))" office:value-type="string" office:string-value="Y" calcext:value-type="string">
            <text:p>Y</text:p>
          </table:table-cell>
          <table:table-cell table:formula="of:=IF(ISBLANK([.C112]);&quot;&quot;;IF(AND([.G112]=&quot;Y&quot;;[.H112]=&quot;Y&quot;);&quot;Y&quot;;&quot;N&quot;))" office:value-type="string" office:string-value="N" calcext:value-type="string">
            <text:p>N</text:p>
          </table:table-cell>
          <table:table-cell table:formula="of:=IF(ISBLANK([.C112]);&quot;&quot;;IF(AND([.I112]=&quot;Y&quot;;[.K112]=&quot;Y&quot;;[.L112]=&quot;Y&quot;;[.M112]=&quot;Y&quot;;[.N112]=&quot;Y&quot;);&quot;Y&quot;;&quot;N&quot;))" office:value-type="string" office:string-value="N" calcext:value-type="string">
            <text:p>N</text:p>
          </table:table-cell>
          <table:table-cell table:formula="of:=IF(ISBLANK([.C112]);&quot;&quot;;IF(AND([.O112]=&quot;Y&quot;;[.P112]=&quot;Y&quot;;[.Q112]=&quot;Y&quot;);&quot;Y&quot;;&quot;N&quot;))" office:value-type="string" office:string-value="N" calcext:value-type="string">
            <text:p>N</text:p>
          </table:table-cell>
          <table:table-cell table:formula="of:=COUNTIF([.D112:.H112];[.$Y$2])" office:value-type="float" office:value="3" calcext:value-type="float">
            <text:p>3</text:p>
          </table:table-cell>
          <table:table-cell table:formula="of:=COUNTIF([.D112:.H112];[.$Z$2])" office:value-type="float" office:value="2" calcext:value-type="float">
            <text:p>2</text:p>
          </table:table-cell>
          <table:table-cell table:formula="of:=[.S112]/([.S112]+[.T112])" office:value-type="percentage" office:value="0.6" calcext:value-type="percentage">
            <text:p>6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One Sample Unknown Precis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3]);&quot;&quot;;IF(AND([.D113]=&quot;Y&quot;;[.E113]=&quot;Y&quot;;[.F113]=&quot;Y&quot;);&quot;Y&quot;;&quot;N&quot;))" office:value-type="string" office:string-value="N" calcext:value-type="string">
            <text:p>N</text:p>
          </table:table-cell>
          <table:table-cell table:formula="of:=IF(ISBLANK([.C113]);&quot;&quot;;IF(AND([.G113]=&quot;Y&quot;;[.H113]=&quot;Y&quot;);&quot;Y&quot;;&quot;N&quot;))" office:value-type="string" office:string-value="N" calcext:value-type="string">
            <text:p>N</text:p>
          </table:table-cell>
          <table:table-cell table:formula="of:=IF(ISBLANK([.C113]);&quot;&quot;;IF(AND([.I113]=&quot;Y&quot;;[.K113]=&quot;Y&quot;;[.L113]=&quot;Y&quot;;[.M113]=&quot;Y&quot;;[.N113]=&quot;Y&quot;);&quot;Y&quot;;&quot;N&quot;))" office:value-type="string" office:string-value="N" calcext:value-type="string">
            <text:p>N</text:p>
          </table:table-cell>
          <table:table-cell table:formula="of:=IF(ISBLANK([.C113]);&quot;&quot;;IF(AND([.O113]=&quot;Y&quot;;[.P113]=&quot;Y&quot;;[.Q113]=&quot;Y&quot;);&quot;Y&quot;;&quot;N&quot;))" office:value-type="string" office:string-value="N" calcext:value-type="string">
            <text:p>N</text:p>
          </table:table-cell>
          <table:table-cell table:formula="of:=COUNTIF([.D113:.H113];[.$Y$2])" office:value-type="float" office:value="0" calcext:value-type="float">
            <text:p>0</text:p>
          </table:table-cell>
          <table:table-cell table:formula="of:=COUNTIF([.D113:.H113];[.$Z$2])" office:value-type="float" office:value="5" calcext:value-type="float">
            <text:p>5</text:p>
          </table:table-cell>
          <table:table-cell table:formula="of:=[.S113]/([.S113]+[.T113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One Sample Mixed Bayesian Likelihood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4]);&quot;&quot;;IF(AND([.D114]=&quot;Y&quot;;[.E114]=&quot;Y&quot;;[.F114]=&quot;Y&quot;);&quot;Y&quot;;&quot;N&quot;))" office:value-type="string" office:string-value="N" calcext:value-type="string">
            <text:p>N</text:p>
          </table:table-cell>
          <table:table-cell table:formula="of:=IF(ISBLANK([.C114]);&quot;&quot;;IF(AND([.G114]=&quot;Y&quot;;[.H114]=&quot;Y&quot;);&quot;Y&quot;;&quot;N&quot;))" office:value-type="string" office:string-value="N" calcext:value-type="string">
            <text:p>N</text:p>
          </table:table-cell>
          <table:table-cell table:formula="of:=IF(ISBLANK([.C114]);&quot;&quot;;IF(AND([.I114]=&quot;Y&quot;;[.K114]=&quot;Y&quot;;[.L114]=&quot;Y&quot;;[.M114]=&quot;Y&quot;;[.N114]=&quot;Y&quot;);&quot;Y&quot;;&quot;N&quot;))" office:value-type="string" office:string-value="N" calcext:value-type="string">
            <text:p>N</text:p>
          </table:table-cell>
          <table:table-cell table:formula="of:=IF(ISBLANK([.C114]);&quot;&quot;;IF(AND([.O114]=&quot;Y&quot;;[.P114]=&quot;Y&quot;;[.Q114]=&quot;Y&quot;);&quot;Y&quot;;&quot;N&quot;))" office:value-type="string" office:string-value="N" calcext:value-type="string">
            <text:p>N</text:p>
          </table:table-cell>
          <table:table-cell table:formula="of:=COUNTIF([.D114:.H114];[.$Y$2])" office:value-type="float" office:value="0" calcext:value-type="float">
            <text:p>0</text:p>
          </table:table-cell>
          <table:table-cell table:formula="of:=COUNTIF([.D114:.H114];[.$Z$2])" office:value-type="float" office:value="5" calcext:value-type="float">
            <text:p>5</text:p>
          </table:table-cell>
          <table:table-cell table:formula="of:=[.S114]/([.S114]+[.T114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Two Sample Known Common Precis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5]);&quot;&quot;;IF(AND([.D115]=&quot;Y&quot;;[.E115]=&quot;Y&quot;;[.F115]=&quot;Y&quot;);&quot;Y&quot;;&quot;N&quot;))" office:value-type="string" office:string-value="N" calcext:value-type="string">
            <text:p>N</text:p>
          </table:table-cell>
          <table:table-cell table:formula="of:=IF(ISBLANK([.C115]);&quot;&quot;;IF(AND([.G115]=&quot;Y&quot;;[.H115]=&quot;Y&quot;);&quot;Y&quot;;&quot;N&quot;))" office:value-type="string" office:string-value="N" calcext:value-type="string">
            <text:p>N</text:p>
          </table:table-cell>
          <table:table-cell table:formula="of:=IF(ISBLANK([.C115]);&quot;&quot;;IF(AND([.I115]=&quot;Y&quot;;[.K115]=&quot;Y&quot;;[.L115]=&quot;Y&quot;;[.M115]=&quot;Y&quot;;[.N115]=&quot;Y&quot;);&quot;Y&quot;;&quot;N&quot;))" office:value-type="string" office:string-value="N" calcext:value-type="string">
            <text:p>N</text:p>
          </table:table-cell>
          <table:table-cell table:formula="of:=IF(ISBLANK([.C115]);&quot;&quot;;IF(AND([.O115]=&quot;Y&quot;;[.P115]=&quot;Y&quot;;[.Q115]=&quot;Y&quot;);&quot;Y&quot;;&quot;N&quot;))" office:value-type="string" office:string-value="N" calcext:value-type="string">
            <text:p>N</text:p>
          </table:table-cell>
          <table:table-cell table:formula="of:=COUNTIF([.D115:.H115];[.$Y$2])" office:value-type="float" office:value="0" calcext:value-type="float">
            <text:p>0</text:p>
          </table:table-cell>
          <table:table-cell table:formula="of:=COUNTIF([.D115:.H115];[.$Z$2])" office:value-type="float" office:value="5" calcext:value-type="float">
            <text:p>5</text:p>
          </table:table-cell>
          <table:table-cell table:formula="of:=[.S115]/([.S115]+[.T115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Two Sample Unknown Common Precis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6]);&quot;&quot;;IF(AND([.D116]=&quot;Y&quot;;[.E116]=&quot;Y&quot;;[.F116]=&quot;Y&quot;);&quot;Y&quot;;&quot;N&quot;))" office:value-type="string" office:string-value="N" calcext:value-type="string">
            <text:p>N</text:p>
          </table:table-cell>
          <table:table-cell table:formula="of:=IF(ISBLANK([.C116]);&quot;&quot;;IF(AND([.G116]=&quot;Y&quot;;[.H116]=&quot;Y&quot;);&quot;Y&quot;;&quot;N&quot;))" office:value-type="string" office:string-value="N" calcext:value-type="string">
            <text:p>N</text:p>
          </table:table-cell>
          <table:table-cell table:formula="of:=IF(ISBLANK([.C116]);&quot;&quot;;IF(AND([.I116]=&quot;Y&quot;;[.K116]=&quot;Y&quot;;[.L116]=&quot;Y&quot;;[.M116]=&quot;Y&quot;;[.N116]=&quot;Y&quot;);&quot;Y&quot;;&quot;N&quot;))" office:value-type="string" office:string-value="N" calcext:value-type="string">
            <text:p>N</text:p>
          </table:table-cell>
          <table:table-cell table:formula="of:=IF(ISBLANK([.C116]);&quot;&quot;;IF(AND([.O116]=&quot;Y&quot;;[.P116]=&quot;Y&quot;;[.Q116]=&quot;Y&quot;);&quot;Y&quot;;&quot;N&quot;))" office:value-type="string" office:string-value="N" calcext:value-type="string">
            <text:p>N</text:p>
          </table:table-cell>
          <table:table-cell table:formula="of:=COUNTIF([.D116:.H116];[.$Y$2])" office:value-type="float" office:value="0" calcext:value-type="float">
            <text:p>0</text:p>
          </table:table-cell>
          <table:table-cell table:formula="of:=COUNTIF([.D116:.H116];[.$Z$2])" office:value-type="float" office:value="5" calcext:value-type="float">
            <text:p>5</text:p>
          </table:table-cell>
          <table:table-cell table:formula="of:=[.S116]/([.S116]+[.T116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Two Sample Known Unequal Precis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7]);&quot;&quot;;IF(AND([.D117]=&quot;Y&quot;;[.E117]=&quot;Y&quot;;[.F117]=&quot;Y&quot;);&quot;Y&quot;;&quot;N&quot;))" office:value-type="string" office:string-value="N" calcext:value-type="string">
            <text:p>N</text:p>
          </table:table-cell>
          <table:table-cell table:formula="of:=IF(ISBLANK([.C117]);&quot;&quot;;IF(AND([.G117]=&quot;Y&quot;;[.H117]=&quot;Y&quot;);&quot;Y&quot;;&quot;N&quot;))" office:value-type="string" office:string-value="N" calcext:value-type="string">
            <text:p>N</text:p>
          </table:table-cell>
          <table:table-cell table:formula="of:=IF(ISBLANK([.C117]);&quot;&quot;;IF(AND([.I117]=&quot;Y&quot;;[.K117]=&quot;Y&quot;;[.L117]=&quot;Y&quot;;[.M117]=&quot;Y&quot;;[.N117]=&quot;Y&quot;);&quot;Y&quot;;&quot;N&quot;))" office:value-type="string" office:string-value="N" calcext:value-type="string">
            <text:p>N</text:p>
          </table:table-cell>
          <table:table-cell table:formula="of:=IF(ISBLANK([.C117]);&quot;&quot;;IF(AND([.O117]=&quot;Y&quot;;[.P117]=&quot;Y&quot;;[.Q117]=&quot;Y&quot;);&quot;Y&quot;;&quot;N&quot;))" office:value-type="string" office:string-value="N" calcext:value-type="string">
            <text:p>N</text:p>
          </table:table-cell>
          <table:table-cell table:formula="of:=COUNTIF([.D117:.H117];[.$Y$2])" office:value-type="float" office:value="0" calcext:value-type="float">
            <text:p>0</text:p>
          </table:table-cell>
          <table:table-cell table:formula="of:=COUNTIF([.D117:.H117];[.$Z$2])" office:value-type="float" office:value="5" calcext:value-type="float">
            <text:p>5</text:p>
          </table:table-cell>
          <table:table-cell table:formula="of:=[.S117]/([.S117]+[.T117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number-columns-repeated="2" table:style-name="ce4" office:value-type="string" calcext:value-type="string">
            <text:p>Bayesian Sample Size </text:p>
          </table:table-cell>
          <table:table-cell table:style-name="ce4" office:value-type="string" calcext:value-type="string">
            <text:p>Two Sample Unknown Unequal Precisio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8]);&quot;&quot;;IF(AND([.D118]=&quot;Y&quot;;[.E118]=&quot;Y&quot;;[.F118]=&quot;Y&quot;);&quot;Y&quot;;&quot;N&quot;))" office:value-type="string" office:string-value="N" calcext:value-type="string">
            <text:p>N</text:p>
          </table:table-cell>
          <table:table-cell table:formula="of:=IF(ISBLANK([.C118]);&quot;&quot;;IF(AND([.G118]=&quot;Y&quot;;[.H118]=&quot;Y&quot;);&quot;Y&quot;;&quot;N&quot;))" office:value-type="string" office:string-value="N" calcext:value-type="string">
            <text:p>N</text:p>
          </table:table-cell>
          <table:table-cell table:formula="of:=IF(ISBLANK([.C118]);&quot;&quot;;IF(AND([.I118]=&quot;Y&quot;;[.K118]=&quot;Y&quot;;[.L118]=&quot;Y&quot;;[.M118]=&quot;Y&quot;;[.N118]=&quot;Y&quot;);&quot;Y&quot;;&quot;N&quot;))" office:value-type="string" office:string-value="N" calcext:value-type="string">
            <text:p>N</text:p>
          </table:table-cell>
          <table:table-cell table:formula="of:=IF(ISBLANK([.C118]);&quot;&quot;;IF(AND([.O118]=&quot;Y&quot;;[.P118]=&quot;Y&quot;;[.Q118]=&quot;Y&quot;);&quot;Y&quot;;&quot;N&quot;))" office:value-type="string" office:string-value="N" calcext:value-type="string">
            <text:p>N</text:p>
          </table:table-cell>
          <table:table-cell table:formula="of:=COUNTIF([.D118:.H118];[.$Y$2])" office:value-type="float" office:value="0" calcext:value-type="float">
            <text:p>0</text:p>
          </table:table-cell>
          <table:table-cell table:formula="of:=COUNTIF([.D118:.H118];[.$Z$2])" office:value-type="float" office:value="5" calcext:value-type="float">
            <text:p>5</text:p>
          </table:table-cell>
          <table:table-cell table:formula="of:=[.S118]/([.S118]+[.T118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nparametric Methods</text:p>
          </table:table-cell>
          <table:table-cell table:number-columns-repeated="2" table:style-name="ce3" office:value-type="string" calcext:value-type="string">
            <text:p>One Sample Locat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19]);&quot;&quot;;IF(AND([.D119]=&quot;Y&quot;;[.E119]=&quot;Y&quot;;[.F119]=&quot;Y&quot;);&quot;Y&quot;;&quot;N&quot;))" office:value-type="string" office:string-value="N" calcext:value-type="string">
            <text:p>N</text:p>
          </table:table-cell>
          <table:table-cell table:formula="of:=IF(ISBLANK([.C119]);&quot;&quot;;IF(AND([.G119]=&quot;Y&quot;;[.H119]=&quot;Y&quot;);&quot;Y&quot;;&quot;N&quot;))" office:value-type="string" office:string-value="Y" calcext:value-type="string">
            <text:p>Y</text:p>
          </table:table-cell>
          <table:table-cell table:formula="of:=IF(ISBLANK([.C119]);&quot;&quot;;IF(AND([.I119]=&quot;Y&quot;;[.K119]=&quot;Y&quot;;[.L119]=&quot;Y&quot;;[.M119]=&quot;Y&quot;;[.N119]=&quot;Y&quot;);&quot;Y&quot;;&quot;N&quot;))" office:value-type="string" office:string-value="N" calcext:value-type="string">
            <text:p>N</text:p>
          </table:table-cell>
          <table:table-cell table:formula="of:=IF(ISBLANK([.C119]);&quot;&quot;;IF(AND([.O119]=&quot;Y&quot;;[.P119]=&quot;Y&quot;;[.Q119]=&quot;Y&quot;);&quot;Y&quot;;&quot;N&quot;))" office:value-type="string" office:string-value="N" calcext:value-type="string">
            <text:p>N</text:p>
          </table:table-cell>
          <table:table-cell table:formula="of:=COUNTIF([.D119:.H119];[.$Y$2])" office:value-type="float" office:value="4" calcext:value-type="float">
            <text:p>4</text:p>
          </table:table-cell>
          <table:table-cell table:formula="of:=COUNTIF([.D119:.H119];[.$Z$2])" office:value-type="float" office:value="1" calcext:value-type="float">
            <text:p>1</text:p>
          </table:table-cell>
          <table:table-cell table:formula="of:=[.S119]/([.S119]+[.T119])" office:value-type="percentage" office:value="0.8" calcext:value-type="percentage">
            <text:p>8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nparametric Methods</text:p>
          </table:table-cell>
          <table:table-cell table:number-columns-repeated="2" table:style-name="ce3" office:value-type="string" calcext:value-type="string">
            <text:p>Two Sample Locat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0]);&quot;&quot;;IF(AND([.D120]=&quot;Y&quot;;[.E120]=&quot;Y&quot;;[.F120]=&quot;Y&quot;);&quot;Y&quot;;&quot;N&quot;))" office:value-type="string" office:string-value="N" calcext:value-type="string">
            <text:p>N</text:p>
          </table:table-cell>
          <table:table-cell table:formula="of:=IF(ISBLANK([.C120]);&quot;&quot;;IF(AND([.G120]=&quot;Y&quot;;[.H120]=&quot;Y&quot;);&quot;Y&quot;;&quot;N&quot;))" office:value-type="string" office:string-value="Y" calcext:value-type="string">
            <text:p>Y</text:p>
          </table:table-cell>
          <table:table-cell table:formula="of:=IF(ISBLANK([.C120]);&quot;&quot;;IF(AND([.I120]=&quot;Y&quot;;[.K120]=&quot;Y&quot;;[.L120]=&quot;Y&quot;;[.M120]=&quot;Y&quot;;[.N120]=&quot;Y&quot;);&quot;Y&quot;;&quot;N&quot;))" office:value-type="string" office:string-value="N" calcext:value-type="string">
            <text:p>N</text:p>
          </table:table-cell>
          <table:table-cell table:formula="of:=IF(ISBLANK([.C120]);&quot;&quot;;IF(AND([.O120]=&quot;Y&quot;;[.P120]=&quot;Y&quot;;[.Q120]=&quot;Y&quot;);&quot;Y&quot;;&quot;N&quot;))" office:value-type="string" office:string-value="N" calcext:value-type="string">
            <text:p>N</text:p>
          </table:table-cell>
          <table:table-cell table:formula="of:=COUNTIF([.D120:.H120];[.$Y$2])" office:value-type="float" office:value="4" calcext:value-type="float">
            <text:p>4</text:p>
          </table:table-cell>
          <table:table-cell table:formula="of:=COUNTIF([.D120:.H120];[.$Z$2])" office:value-type="float" office:value="1" calcext:value-type="float">
            <text:p>1</text:p>
          </table:table-cell>
          <table:table-cell table:formula="of:=[.S120]/([.S120]+[.T120])" office:value-type="percentage" office:value="0.8" calcext:value-type="percentage">
            <text:p>80%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nparametric Methods</text:p>
          </table:table-cell>
          <table:table-cell table:number-columns-repeated="2" table:style-name="ce3" office:value-type="string" calcext:value-type="string">
            <text:p>Test for Independance 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1]);&quot;&quot;;IF(AND([.D121]=&quot;Y&quot;;[.E121]=&quot;Y&quot;;[.F121]=&quot;Y&quot;);&quot;Y&quot;;&quot;N&quot;))" office:value-type="string" office:string-value="N" calcext:value-type="string">
            <text:p>N</text:p>
          </table:table-cell>
          <table:table-cell table:formula="of:=IF(ISBLANK([.C121]);&quot;&quot;;IF(AND([.G121]=&quot;Y&quot;;[.H121]=&quot;Y&quot;);&quot;Y&quot;;&quot;N&quot;))" office:value-type="string" office:string-value="Y" calcext:value-type="string">
            <text:p>Y</text:p>
          </table:table-cell>
          <table:table-cell table:formula="of:=IF(ISBLANK([.C121]);&quot;&quot;;IF(AND([.I121]=&quot;Y&quot;;[.K121]=&quot;Y&quot;;[.L121]=&quot;Y&quot;;[.M121]=&quot;Y&quot;;[.N121]=&quot;Y&quot;);&quot;Y&quot;;&quot;N&quot;))" office:value-type="string" office:string-value="N" calcext:value-type="string">
            <text:p>N</text:p>
          </table:table-cell>
          <table:table-cell table:formula="of:=IF(ISBLANK([.C121]);&quot;&quot;;IF(AND([.O121]=&quot;Y&quot;;[.P121]=&quot;Y&quot;;[.Q121]=&quot;Y&quot;);&quot;Y&quot;;&quot;N&quot;))" office:value-type="string" office:string-value="N" calcext:value-type="string">
            <text:p>N</text:p>
          </table:table-cell>
          <table:table-cell table:formula="of:=COUNTIF([.D121:.H121];[.$Y$2])" office:value-type="float" office:value="4" calcext:value-type="float">
            <text:p>4</text:p>
          </table:table-cell>
          <table:table-cell table:formula="of:=COUNTIF([.D121:.H121];[.$Z$2])" office:value-type="float" office:value="1" calcext:value-type="float">
            <text:p>1</text:p>
          </table:table-cell>
          <table:table-cell table:formula="of:=[.S121]/([.S121]+[.T121])" office:value-type="percentage" office:value="0.8" calcext:value-type="percentage">
            <text:p>8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QT/QTc Studies with Time-Dependant Replicates</text:p>
          </table:table-cell>
          <table:table-cell table:style-name="ce4" office:value-type="string" calcext:value-type="string">
            <text:p>Parallel Group Desig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2]);&quot;&quot;;IF(AND([.D122]=&quot;Y&quot;;[.E122]=&quot;Y&quot;;[.F122]=&quot;Y&quot;);&quot;Y&quot;;&quot;N&quot;))" office:value-type="string" office:string-value="N" calcext:value-type="string">
            <text:p>N</text:p>
          </table:table-cell>
          <table:table-cell table:formula="of:=IF(ISBLANK([.C122]);&quot;&quot;;IF(AND([.G122]=&quot;Y&quot;;[.H122]=&quot;Y&quot;);&quot;Y&quot;;&quot;N&quot;))" office:value-type="string" office:string-value="N" calcext:value-type="string">
            <text:p>N</text:p>
          </table:table-cell>
          <table:table-cell table:formula="of:=IF(ISBLANK([.C122]);&quot;&quot;;IF(AND([.I122]=&quot;Y&quot;;[.K122]=&quot;Y&quot;;[.L122]=&quot;Y&quot;;[.M122]=&quot;Y&quot;;[.N122]=&quot;Y&quot;);&quot;Y&quot;;&quot;N&quot;))" office:value-type="string" office:string-value="N" calcext:value-type="string">
            <text:p>N</text:p>
          </table:table-cell>
          <table:table-cell table:formula="of:=IF(ISBLANK([.C122]);&quot;&quot;;IF(AND([.O122]=&quot;Y&quot;;[.P122]=&quot;Y&quot;;[.Q122]=&quot;Y&quot;);&quot;Y&quot;;&quot;N&quot;))" office:value-type="string" office:string-value="N" calcext:value-type="string">
            <text:p>N</text:p>
          </table:table-cell>
          <table:table-cell table:formula="of:=COUNTIF([.D122:.H122];[.$Y$2])" office:value-type="float" office:value="0" calcext:value-type="float">
            <text:p>0</text:p>
          </table:table-cell>
          <table:table-cell table:formula="of:=COUNTIF([.D122:.H122];[.$Z$2])" office:value-type="float" office:value="5" calcext:value-type="float">
            <text:p>5</text:p>
          </table:table-cell>
          <table:table-cell table:formula="of:=[.S122]/([.S122]+[.T122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QT/QTc Studies with Time-Dependant Replicates</text:p>
          </table:table-cell>
          <table:table-cell table:style-name="ce4" office:value-type="string" calcext:value-type="string">
            <text:p>Crossover Design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3]);&quot;&quot;;IF(AND([.D123]=&quot;Y&quot;;[.E123]=&quot;Y&quot;;[.F123]=&quot;Y&quot;);&quot;Y&quot;;&quot;N&quot;))" office:value-type="string" office:string-value="N" calcext:value-type="string">
            <text:p>N</text:p>
          </table:table-cell>
          <table:table-cell table:formula="of:=IF(ISBLANK([.C123]);&quot;&quot;;IF(AND([.G123]=&quot;Y&quot;;[.H123]=&quot;Y&quot;);&quot;Y&quot;;&quot;N&quot;))" office:value-type="string" office:string-value="N" calcext:value-type="string">
            <text:p>N</text:p>
          </table:table-cell>
          <table:table-cell table:formula="of:=IF(ISBLANK([.C123]);&quot;&quot;;IF(AND([.I123]=&quot;Y&quot;;[.K123]=&quot;Y&quot;;[.L123]=&quot;Y&quot;;[.M123]=&quot;Y&quot;;[.N123]=&quot;Y&quot;);&quot;Y&quot;;&quot;N&quot;))" office:value-type="string" office:string-value="N" calcext:value-type="string">
            <text:p>N</text:p>
          </table:table-cell>
          <table:table-cell table:formula="of:=IF(ISBLANK([.C123]);&quot;&quot;;IF(AND([.O123]=&quot;Y&quot;;[.P123]=&quot;Y&quot;;[.Q123]=&quot;Y&quot;);&quot;Y&quot;;&quot;N&quot;))" office:value-type="string" office:string-value="N" calcext:value-type="string">
            <text:p>N</text:p>
          </table:table-cell>
          <table:table-cell table:formula="of:=COUNTIF([.D123:.H123];[.$Y$2])" office:value-type="float" office:value="0" calcext:value-type="float">
            <text:p>0</text:p>
          </table:table-cell>
          <table:table-cell table:formula="of:=COUNTIF([.D123:.H123];[.$Z$2])" office:value-type="float" office:value="5" calcext:value-type="float">
            <text:p>5</text:p>
          </table:table-cell>
          <table:table-cell table:formula="of:=[.S123]/([.S123]+[.T123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Propensity Analysis in Non-Randomized Studies</text:p>
          </table:table-cell>
          <table:table-cell table:style-name="ce4" office:value-type="string" calcext:value-type="string">
            <text:p>Weighted Mantel-Haenszel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4]);&quot;&quot;;IF(AND([.D124]=&quot;Y&quot;;[.E124]=&quot;Y&quot;;[.F124]=&quot;Y&quot;);&quot;Y&quot;;&quot;N&quot;))" office:value-type="string" office:string-value="N" calcext:value-type="string">
            <text:p>N</text:p>
          </table:table-cell>
          <table:table-cell table:formula="of:=IF(ISBLANK([.C124]);&quot;&quot;;IF(AND([.G124]=&quot;Y&quot;;[.H124]=&quot;Y&quot;);&quot;Y&quot;;&quot;N&quot;))" office:value-type="string" office:string-value="N" calcext:value-type="string">
            <text:p>N</text:p>
          </table:table-cell>
          <table:table-cell table:formula="of:=IF(ISBLANK([.C124]);&quot;&quot;;IF(AND([.I124]=&quot;Y&quot;;[.K124]=&quot;Y&quot;;[.L124]=&quot;Y&quot;;[.M124]=&quot;Y&quot;;[.N124]=&quot;Y&quot;);&quot;Y&quot;;&quot;N&quot;))" office:value-type="string" office:string-value="N" calcext:value-type="string">
            <text:p>N</text:p>
          </table:table-cell>
          <table:table-cell table:formula="of:=IF(ISBLANK([.C124]);&quot;&quot;;IF(AND([.O124]=&quot;Y&quot;;[.P124]=&quot;Y&quot;;[.Q124]=&quot;Y&quot;);&quot;Y&quot;;&quot;N&quot;))" office:value-type="string" office:string-value="N" calcext:value-type="string">
            <text:p>N</text:p>
          </table:table-cell>
          <table:table-cell table:formula="of:=COUNTIF([.D124:.H124];[.$Y$2])" office:value-type="float" office:value="0" calcext:value-type="float">
            <text:p>0</text:p>
          </table:table-cell>
          <table:table-cell table:formula="of:=COUNTIF([.D124:.H124];[.$Z$2])" office:value-type="float" office:value="5" calcext:value-type="float">
            <text:p>5</text:p>
          </table:table-cell>
          <table:table-cell table:formula="of:=[.S124]/([.S124]+[.T124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number-columns-repeated="2" table:style-name="ce4" office:value-type="string" calcext:value-type="string">
            <text:p>Repeated Measures ANOVA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5]);&quot;&quot;;IF(AND([.D125]=&quot;Y&quot;;[.E125]=&quot;Y&quot;;[.F125]=&quot;Y&quot;);&quot;Y&quot;;&quot;N&quot;))" office:value-type="string" office:string-value="N" calcext:value-type="string">
            <text:p>N</text:p>
          </table:table-cell>
          <table:table-cell table:formula="of:=IF(ISBLANK([.C125]);&quot;&quot;;IF(AND([.G125]=&quot;Y&quot;;[.H125]=&quot;Y&quot;);&quot;Y&quot;;&quot;N&quot;))" office:value-type="string" office:string-value="N" calcext:value-type="string">
            <text:p>N</text:p>
          </table:table-cell>
          <table:table-cell table:formula="of:=IF(ISBLANK([.C125]);&quot;&quot;;IF(AND([.I125]=&quot;Y&quot;;[.K125]=&quot;Y&quot;;[.L125]=&quot;Y&quot;;[.M125]=&quot;Y&quot;;[.N125]=&quot;Y&quot;);&quot;Y&quot;;&quot;N&quot;))" office:value-type="string" office:string-value="N" calcext:value-type="string">
            <text:p>N</text:p>
          </table:table-cell>
          <table:table-cell table:formula="of:=IF(ISBLANK([.C125]);&quot;&quot;;IF(AND([.O125]=&quot;Y&quot;;[.P125]=&quot;Y&quot;;[.Q125]=&quot;Y&quot;);&quot;Y&quot;;&quot;N&quot;))" office:value-type="string" office:string-value="N" calcext:value-type="string">
            <text:p>N</text:p>
          </table:table-cell>
          <table:table-cell table:formula="of:=COUNTIF([.D125:.H125];[.$Y$2])" office:value-type="float" office:value="0" calcext:value-type="float">
            <text:p>0</text:p>
          </table:table-cell>
          <table:table-cell table:formula="of:=COUNTIF([.D125:.H125];[.$Z$2])" office:value-type="float" office:value="5" calcext:value-type="float">
            <text:p>5</text:p>
          </table:table-cell>
          <table:table-cell table:formula="of:=[.S125]/([.S125]+[.T125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number-columns-repeated="2" table:style-name="ce4" office:value-type="string" calcext:value-type="string">
            <text:p>Quality of Life Studies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6]);&quot;&quot;;IF(AND([.D126]=&quot;Y&quot;;[.E126]=&quot;Y&quot;;[.F126]=&quot;Y&quot;);&quot;Y&quot;;&quot;N&quot;))" office:value-type="string" office:string-value="N" calcext:value-type="string">
            <text:p>N</text:p>
          </table:table-cell>
          <table:table-cell table:formula="of:=IF(ISBLANK([.C126]);&quot;&quot;;IF(AND([.G126]=&quot;Y&quot;;[.H126]=&quot;Y&quot;);&quot;Y&quot;;&quot;N&quot;))" office:value-type="string" office:string-value="N" calcext:value-type="string">
            <text:p>N</text:p>
          </table:table-cell>
          <table:table-cell table:formula="of:=IF(ISBLANK([.C126]);&quot;&quot;;IF(AND([.I126]=&quot;Y&quot;;[.K126]=&quot;Y&quot;;[.L126]=&quot;Y&quot;;[.M126]=&quot;Y&quot;;[.N126]=&quot;Y&quot;);&quot;Y&quot;;&quot;N&quot;))" office:value-type="string" office:string-value="N" calcext:value-type="string">
            <text:p>N</text:p>
          </table:table-cell>
          <table:table-cell table:formula="of:=IF(ISBLANK([.C126]);&quot;&quot;;IF(AND([.O126]=&quot;Y&quot;;[.P126]=&quot;Y&quot;;[.Q126]=&quot;Y&quot;);&quot;Y&quot;;&quot;N&quot;))" office:value-type="string" office:string-value="N" calcext:value-type="string">
            <text:p>N</text:p>
          </table:table-cell>
          <table:table-cell table:formula="of:=COUNTIF([.D126:.H126];[.$Y$2])" office:value-type="float" office:value="0" calcext:value-type="float">
            <text:p>0</text:p>
          </table:table-cell>
          <table:table-cell table:formula="of:=COUNTIF([.D126:.H126];[.$Z$2])" office:value-type="float" office:value="5" calcext:value-type="float">
            <text:p>5</text:p>
          </table:table-cell>
          <table:table-cell table:formula="of:=[.S126]/([.S126]+[.T126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Bridging Studies</text:p>
          </table:table-cell>
          <table:table-cell table:style-name="ce4" office:value-type="string" calcext:value-type="string">
            <text:p>Assesment of Similarity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7]);&quot;&quot;;IF(AND([.D127]=&quot;Y&quot;;[.E127]=&quot;Y&quot;;[.F127]=&quot;Y&quot;);&quot;Y&quot;;&quot;N&quot;))" office:value-type="string" office:string-value="N" calcext:value-type="string">
            <text:p>N</text:p>
          </table:table-cell>
          <table:table-cell table:formula="of:=IF(ISBLANK([.C127]);&quot;&quot;;IF(AND([.G127]=&quot;Y&quot;;[.H127]=&quot;Y&quot;);&quot;Y&quot;;&quot;N&quot;))" office:value-type="string" office:string-value="N" calcext:value-type="string">
            <text:p>N</text:p>
          </table:table-cell>
          <table:table-cell table:formula="of:=IF(ISBLANK([.C127]);&quot;&quot;;IF(AND([.I127]=&quot;Y&quot;;[.K127]=&quot;Y&quot;;[.L127]=&quot;Y&quot;;[.M127]=&quot;Y&quot;;[.N127]=&quot;Y&quot;);&quot;Y&quot;;&quot;N&quot;))" office:value-type="string" office:string-value="N" calcext:value-type="string">
            <text:p>N</text:p>
          </table:table-cell>
          <table:table-cell table:formula="of:=IF(ISBLANK([.C127]);&quot;&quot;;IF(AND([.O127]=&quot;Y&quot;;[.P127]=&quot;Y&quot;;[.Q127]=&quot;Y&quot;);&quot;Y&quot;;&quot;N&quot;))" office:value-type="string" office:string-value="N" calcext:value-type="string">
            <text:p>N</text:p>
          </table:table-cell>
          <table:table-cell table:formula="of:=COUNTIF([.D127:.H127];[.$Y$2])" office:value-type="float" office:value="0" calcext:value-type="float">
            <text:p>0</text:p>
          </table:table-cell>
          <table:table-cell table:formula="of:=COUNTIF([.D127:.H127];[.$Z$2])" office:value-type="float" office:value="5" calcext:value-type="float">
            <text:p>5</text:p>
          </table:table-cell>
          <table:table-cell table:formula="of:=[.S127]/([.S127]+[.T127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Vaccine Clinical Trials</text:p>
          </table:table-cell>
          <table:table-cell table:style-name="ce4" office:value-type="string" calcext:value-type="string">
            <text:p>Reduction in Disease Incidenc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8]);&quot;&quot;;IF(AND([.D128]=&quot;Y&quot;;[.E128]=&quot;Y&quot;;[.F128]=&quot;Y&quot;);&quot;Y&quot;;&quot;N&quot;))" office:value-type="string" office:string-value="N" calcext:value-type="string">
            <text:p>N</text:p>
          </table:table-cell>
          <table:table-cell table:formula="of:=IF(ISBLANK([.C128]);&quot;&quot;;IF(AND([.G128]=&quot;Y&quot;;[.H128]=&quot;Y&quot;);&quot;Y&quot;;&quot;N&quot;))" office:value-type="string" office:string-value="N" calcext:value-type="string">
            <text:p>N</text:p>
          </table:table-cell>
          <table:table-cell table:formula="of:=IF(ISBLANK([.C128]);&quot;&quot;;IF(AND([.I128]=&quot;Y&quot;;[.K128]=&quot;Y&quot;;[.L128]=&quot;Y&quot;;[.M128]=&quot;Y&quot;;[.N128]=&quot;Y&quot;);&quot;Y&quot;;&quot;N&quot;))" office:value-type="string" office:string-value="N" calcext:value-type="string">
            <text:p>N</text:p>
          </table:table-cell>
          <table:table-cell table:formula="of:=IF(ISBLANK([.C128]);&quot;&quot;;IF(AND([.O128]=&quot;Y&quot;;[.P128]=&quot;Y&quot;;[.Q128]=&quot;Y&quot;);&quot;Y&quot;;&quot;N&quot;))" office:value-type="string" office:string-value="N" calcext:value-type="string">
            <text:p>N</text:p>
          </table:table-cell>
          <table:table-cell table:formula="of:=COUNTIF([.D128:.H128];[.$Y$2])" office:value-type="float" office:value="0" calcext:value-type="float">
            <text:p>0</text:p>
          </table:table-cell>
          <table:table-cell table:formula="of:=COUNTIF([.D128:.H128];[.$Z$2])" office:value-type="float" office:value="5" calcext:value-type="float">
            <text:p>5</text:p>
          </table:table-cell>
          <table:table-cell table:formula="of:=[.S128]/([.S128]+[.T128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Vaccine Clinical Trials</text:p>
          </table:table-cell>
          <table:table-cell table:style-name="ce4" office:value-type="string" calcext:value-type="string">
            <text:p>Evaluation of Vaccine Efficacy with Extremely Low Disease Incidenc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29]);&quot;&quot;;IF(AND([.D129]=&quot;Y&quot;;[.E129]=&quot;Y&quot;;[.F129]=&quot;Y&quot;);&quot;Y&quot;;&quot;N&quot;))" office:value-type="string" office:string-value="N" calcext:value-type="string">
            <text:p>N</text:p>
          </table:table-cell>
          <table:table-cell table:formula="of:=IF(ISBLANK([.C129]);&quot;&quot;;IF(AND([.G129]=&quot;Y&quot;;[.H129]=&quot;Y&quot;);&quot;Y&quot;;&quot;N&quot;))" office:value-type="string" office:string-value="N" calcext:value-type="string">
            <text:p>N</text:p>
          </table:table-cell>
          <table:table-cell table:formula="of:=IF(ISBLANK([.C129]);&quot;&quot;;IF(AND([.I129]=&quot;Y&quot;;[.K129]=&quot;Y&quot;;[.L129]=&quot;Y&quot;;[.M129]=&quot;Y&quot;;[.N129]=&quot;Y&quot;);&quot;Y&quot;;&quot;N&quot;))" office:value-type="string" office:string-value="N" calcext:value-type="string">
            <text:p>N</text:p>
          </table:table-cell>
          <table:table-cell table:formula="of:=IF(ISBLANK([.C129]);&quot;&quot;;IF(AND([.O129]=&quot;Y&quot;;[.P129]=&quot;Y&quot;;[.Q129]=&quot;Y&quot;);&quot;Y&quot;;&quot;N&quot;))" office:value-type="string" office:string-value="N" calcext:value-type="string">
            <text:p>N</text:p>
          </table:table-cell>
          <table:table-cell table:formula="of:=COUNTIF([.D129:.H129];[.$Y$2])" office:value-type="float" office:value="0" calcext:value-type="float">
            <text:p>0</text:p>
          </table:table-cell>
          <table:table-cell table:formula="of:=COUNTIF([.D129:.H129];[.$Z$2])" office:value-type="float" office:value="5" calcext:value-type="float">
            <text:p>5</text:p>
          </table:table-cell>
          <table:table-cell table:formula="of:=[.S129]/([.S129]+[.T129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Other Areas</text:p>
          </table:table-cell>
          <table:table-cell table:style-name="ce4" office:value-type="string" calcext:value-type="string">
            <text:p>Vaccine Clinical Trials</text:p>
          </table:table-cell>
          <table:table-cell table:style-name="ce4" office:value-type="string" calcext:value-type="string">
            <text:p>Composite Efficacy Measure</text:p>
          </table:table-cell>
          <table:table-cell table:number-columns-repeated="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formula="of:=IF(ISBLANK([.C130]);&quot;&quot;;IF(AND([.D130]=&quot;Y&quot;;[.E130]=&quot;Y&quot;;[.F130]=&quot;Y&quot;);&quot;Y&quot;;&quot;N&quot;))" office:value-type="string" office:string-value="N" calcext:value-type="string">
            <text:p>N</text:p>
          </table:table-cell>
          <table:table-cell table:formula="of:=IF(ISBLANK([.C130]);&quot;&quot;;IF(AND([.G130]=&quot;Y&quot;;[.H130]=&quot;Y&quot;);&quot;Y&quot;;&quot;N&quot;))" office:value-type="string" office:string-value="N" calcext:value-type="string">
            <text:p>N</text:p>
          </table:table-cell>
          <table:table-cell table:formula="of:=IF(ISBLANK([.C130]);&quot;&quot;;IF(AND([.I130]=&quot;Y&quot;;[.K130]=&quot;Y&quot;;[.L130]=&quot;Y&quot;;[.M130]=&quot;Y&quot;;[.N130]=&quot;Y&quot;);&quot;Y&quot;;&quot;N&quot;))" office:value-type="string" office:string-value="N" calcext:value-type="string">
            <text:p>N</text:p>
          </table:table-cell>
          <table:table-cell table:formula="of:=IF(ISBLANK([.C130]);&quot;&quot;;IF(AND([.O130]=&quot;Y&quot;;[.P130]=&quot;Y&quot;;[.Q130]=&quot;Y&quot;);&quot;Y&quot;;&quot;N&quot;))" office:value-type="string" office:string-value="N" calcext:value-type="string">
            <text:p>N</text:p>
          </table:table-cell>
          <table:table-cell table:formula="of:=COUNTIF([.D130:.H130];[.$Y$2])" office:value-type="float" office:value="0" calcext:value-type="float">
            <text:p>0</text:p>
          </table:table-cell>
          <table:table-cell table:formula="of:=COUNTIF([.D130:.H130];[.$Z$2])" office:value-type="float" office:value="5" calcext:value-type="float">
            <text:p>5</text:p>
          </table:table-cell>
          <table:table-cell table:formula="of:=[.S130]/([.S130]+[.T130])" office:value-type="percentage" office:value="0" calcext:value-type="percentage">
            <text:p>0%</text:p>
          </table:table-cell>
          <table:table-cell table:number-columns-repeated="1003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Power.$A$1" table:cell-range-address="$Power.$A$2:.$R$130"/>
        </table:named-expressions>
      </table:table>
      <table:table table:name="Power_extra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3" table:number-columns-repeated="1020" table:default-cell-style-name="Default"/>
        <table:table-row table:style-name="ro2">
          <table:table-cell table:style-name="ce33" office:value-type="string" calcext:value-type="string">
            <text:p>Task No.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Complete</text:p>
          </table:table-cell>
          <table:table-cell table:style-name="ce3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Add support for different sds in two sample means calculator.</text:p>
          </table:table-cell>
          <table:table-cell table:number-columns-repeated="1022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Add ability to select unknown and not rely on what is `None`.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Add ability to choose \sigma_{m} or \sigma_{d} as desired. <text:s/>\sigma_{m} = 2*\sigma_{d}. <text:s/>PASS uses \sigma_{d}.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view all docstrings (esp wrt definitions)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ange stdev references to sigma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d docstrings to all class methods and functions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ange binomial API from p, p_0 to p_0, p_1 as per Chen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5" office:value-type="string" calcext:value-type="string">
            <text:p>Put bounds on alpha and beta to ensure bad values are not generated. <text:s/>If a value is out of bounds, recalculate the others as appropriate.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5" office:value-type="string" calcext:value-type="string">
            <text:p>Check how power and alpha are searched for when unknown for the Multi-Williams Desig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ck Exponential Formula; Chow seems to be wron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ck Average Bioequivalence Formula; Chow seems to be wrong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view all parameter checks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ify all directions of 'margin' (esp. one-sample means)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et unified form for docstrings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dd loss to follow-up, etc to Exponential Time To Event Model (7.2.5 in Chow)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ization" table:style-name="ta3">
        <table:table-column table:style-name="co2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" table:style-name="ta4">
        <table:table-column table:style-name="co23" table:default-cell-style-name="Default"/>
        <table:table-column table:style-name="co27" table:default-cell-style-name="ce34"/>
        <table:table-column table:style-name="co25" table:default-cell-style-name="ce34"/>
        <table:table-column table:style-name="co26" table:default-cell-style-name="ce34"/>
        <table:table-column table:style-name="co23" table:number-columns-repeated="1020" table:default-cell-style-name="Default"/>
        <table:table-row table:style-name="ro2">
          <table:table-cell table:style-name="ce33" office:value-type="string" calcext:value-type="string">
            <text:p>Task No.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Complete</text:p>
          </table:table-cell>
          <table:table-cell table:style-name="ce3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Add sphinx support for documentation</text:p>
          </table:table-cell>
          <table:table-cell table:number-columns-repeated="1022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Add stripe support</text:p>
          </table:table-cell>
          <table:table-cell table:number-columns-repeated="1022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Add user accounts</text:p>
          </table:table-cell>
          <table:table-cell table:number-columns-repeated="1022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Tie user accounts to stripe payments</text:p>
          </table:table-cell>
          <table:table-cell table:number-columns-repeated="1022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Add payment options page</text:p>
          </table:table-cell>
          <table:table-cell table:number-columns-repeated="1022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Add email subscription for updates (Drip)</text:p>
          </table:table-cell>
          <table:table-cell/>
          <table:table-cell office:value-type="string" calcext:value-type="string">
            <text:p><text:span text:style-name="T2"><text:a xlink:href="http://www.getdrip.com/" xlink:type="simple">www.getdrip.com</text:a></text:span></text:p>
          </table:table-cell>
          <table:table-cell table:number-columns-repeated="1020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Add save feature for calculators</text:p>
          </table:table-cell>
          <table:table-cell table:number-columns-repeated="1022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Add interface for users to access saved results</text:p>
          </table:table-cell>
          <table:table-cell table:number-columns-repeated="1022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office:value-type="string" calcext:value-type="string">
            <text:p>Add export to csv for results</text:p>
          </table:table-cell>
          <table:table-cell table:number-columns-repeated="1022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Add export to pdf for results</text:p>
          </table:table-cell>
          <table:table-cell table:number-columns-repeated="1022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office:value-type="string" calcext:value-type="string">
            <text:p>Add export to word for results</text:p>
          </table:table-cell>
          <table:table-cell table:number-columns-repeated="1022"/>
        </table:table-row>
        <table:table-row table:style-name="ro2"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Add loading image between calculator and results</text:p>
          </table:table-cell>
          <table:table-cell table:style-name="ce36"/>
          <table:table-cell table:style-name="ce36" office:value-type="string" calcext:value-type="string">
            <text:p>See: http://bradsknutson.com/blog/display-loading-image-while-page-loads/ </text:p>
          </table:table-cell>
          <table:table-cell table:number-columns-repeated="1020"/>
        </table:table-row>
        <table:table-row table:style-name="ro4">
          <table:table-cell table:style-name="ce34" office:value-type="float" office:value="13" calcext:value-type="float">
            <text:p>13</text:p>
          </table:table-cell>
          <table:table-cell office:value-type="string" calcext:value-type="string">
            <text:p>Form Validation (Client Side)</text:p>
          </table:table-cell>
          <table:table-cell/>
          <table:table-cell office:value-type="string" calcext:value-type="string">
            <text:p><text:span text:style-name="T2"><text:a xlink:href="http://foundation.zurb.com/docs/components/abide.html" xlink:type="simple">See: http://foundation.zurb.com/docs/components/abide.html</text:a></text:span></text:p>
          </table:table-cell>
          <table:table-cell table:number-columns-repeated="1020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office:value-type="string" calcext:value-type="string">
            <text:p>Form Validation (Server Side)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ata Model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bout Page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ct Page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ployment" table:style-name="ta5">
        <table:table-column table:style-name="co23" table:default-cell-style-name="Default"/>
        <table:table-column table:style-name="co27" table:default-cell-style-name="ce34"/>
        <table:table-column table:style-name="co25" table:default-cell-style-name="ce34"/>
        <table:table-column table:style-name="co26" table:default-cell-style-name="ce34"/>
        <table:table-column table:style-name="co23" table:number-columns-repeated="1020" table:default-cell-style-name="Default"/>
        <table:table-row table:style-name="ro2">
          <table:table-cell table:style-name="ce33" office:value-type="string" calcext:value-type="string">
            <text:p>Task No.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Complete</text:p>
          </table:table-cell>
          <table:table-cell table:style-name="ce3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Get Do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udy-design.io registered with Gandi.net</text:p>
          </table:table-cell>
          <table:table-cell table:number-columns-repeated="1020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Get AWS ac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Get Stripe ac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Setup AWS</text:p>
          </table:table-cell>
          <table:table-cell table:number-columns-repeated="1022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Create deploy script to AWS</text:p>
          </table:table-cell>
          <table:table-cell table:number-columns-repeated="1022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Create control script for AWS</text:p>
          </table:table-cell>
          <table:table-cell table:number-columns-repeated="1022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Update CNAME</text:p>
          </table:table-cell>
          <table:table-cell table:number-columns-repeated="1022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Deploy</text:p>
          </table:table-cell>
          <table:table-cell table:number-columns-repeated="1022"/>
        </table:table-row>
        <table:table-row table:style-name="ro2"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Move Stripe Status to Active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keting" table:style-name="ta6">
        <table:table-column table:style-name="co23" table:default-cell-style-name="Default"/>
        <table:table-column table:style-name="co27" table:default-cell-style-name="ce34"/>
        <table:table-column table:style-name="co25" table:default-cell-style-name="ce34"/>
        <table:table-column table:style-name="co26" table:default-cell-style-name="ce34"/>
        <table:table-column table:style-name="co23" table:number-columns-repeated="1020" table:default-cell-style-name="Default"/>
        <table:table-row table:style-name="ro2">
          <table:table-cell table:style-name="ce33" office:value-type="string" calcext:value-type="string">
            <text:p>Task No.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Complete</text:p>
          </table:table-cell>
          <table:table-cell table:style-name="ce3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Announce on Data Tau</text:p>
          </table:table-cell>
          <table:table-cell table:number-columns-repeated="1022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Announce on Louden Analytics</text:p>
          </table:table-cell>
          <table:table-cell table:number-columns-repeated="1022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Add to Github profile</text:p>
          </table:table-cell>
          <table:table-cell table:number-columns-repeated="1022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Add to Stack Overflow profile</text:p>
          </table:table-cell>
          <table:table-cell table:number-columns-repeated="1022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Announce on Hacker News</text:p>
          </table:table-cell>
          <table:table-cell table:number-columns-repeated="1022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Announce on appropraite sub-reddits</text:p>
          </table:table-cell>
          <table:table-cell table:number-columns-repeated="1022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Research Drip</text:p>
          </table:table-cell>
          <table:table-cell table:number-columns-repeated="1022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Sign up for Drip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7">
        <table:table-column table:style-name="co23" table:default-cell-style-name="Default"/>
        <table:table-column table:style-name="co27" table:default-cell-style-name="ce34"/>
        <table:table-column table:style-name="co25" table:default-cell-style-name="ce34"/>
        <table:table-column table:style-name="co26" table:default-cell-style-name="ce34"/>
        <table:table-column table:style-name="co23" table:number-columns-repeated="1020" table:default-cell-style-name="Default"/>
        <table:table-row table:style-name="ro2">
          <table:table-cell table:style-name="ce33" office:value-type="string" calcext:value-type="string">
            <text:p>Task No.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Complete</text:p>
          </table:table-cell>
          <table:table-cell table:style-name="ce3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Cleanup code</text:p>
          </table:table-cell>
          <table:table-cell table:number-columns-repeated="1022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Open source Power</text:p>
          </table:table-cell>
          <table:table-cell table:number-columns-repeated="1022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Open source Randomiz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 github.com/louden/randomization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ower.A2:Power.U1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4:28:54.45693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wer" style:display-name="PageStyle_Pow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_5f_extra" style:display-name="PageStyle_Power_ext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ization" style:display-name="PageStyle_Random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" style:display-name="PageStyle_A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loyment" style:display-name="PageStyle_Deploy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eting" style:display-name="PageStyle_Marke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r Louden</dc:creator>
    <dc:date>2016-06-29T19:11:04.017672373</dc:date>
    <meta:editing-cycles>73</meta:editing-cycles>
    <meta:editing-duration>P3DT4H27M52S</meta:editing-duration>
    <meta:generator>LibreOffice/5.0.6.2$Linux_X86_64 LibreOffice_project/00$Build-2</meta:generator>
    <meta:document-statistic meta:table-count="7" meta:cell-count="2955" meta:object-count="0"/>
  </office:meta>
</office:document-meta>
</file>